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a5a67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a952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e710f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paragraph-rsid="00197404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rsid="001a5a67" officeooo:paragraph-rsid="001a5a67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1a5a67" style:font-style-asian="normal" style:font-style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4529ac" style:font-style-asian="normal" style:font-style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rsid="00467672" officeooo:paragraph-rsid="00467672" style:font-style-asian="normal" style:font-style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cd5a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e710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1cd5a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20323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officeooo:rsid="001a5a67" officeooo:paragraph-rsid="001a5a67" fo:background-color="transparent" style:font-name-asian="Arial3" style:font-size-asian="11pt" style:font-style-asian="normal" style:font-name-complex="Arial3" style:font-style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cd5ad" officeooo:paragraph-rsid="001cd5ad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e710f" officeooo:paragraph-rsid="001e710f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style:use-window-font-color="true" loext:opacity="0%" style:font-name="Arial" fo:font-size="11pt" fo:letter-spacing="normal" fo:font-style="normal" fo:font-weight="normal" officeooo:rsid="0034a6d3" officeooo:paragraph-rsid="0034a6d3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paragraph-rsid="00369af6" fo:background-color="transparent" style:font-name-asian="Arial3" style:font-size-asian="11pt" style:font-name-complex="Arial3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paragraph-rsid="003b9814" fo:background-color="transparent" style:font-name-asian="Arial3" style:font-size-asian="11pt" style:font-name-complex="Arial3"/>
    </style:style>
    <style:style style:name="P2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rsid="00255219" officeooo:paragraph-rsid="002ece6b" fo:background-color="transparent" style:font-name-asian="Arial3" style:font-size-asian="11pt" style:font-name-complex="Arial3" style:font-size-complex="9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font-style="italic" fo:font-weight="bold" officeooo:paragraph-rsid="003c7ced" fo:background-color="transparent" style:font-name-asian="Arial3" style:font-size-asian="11pt" style:font-style-asian="italic" style:font-weight-asian="bold" style:font-name-complex="Arial3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font-style="italic" fo:font-weight="bold" officeooo:paragraph-rsid="003d37b1" fo:background-color="transparent" style:font-name-asian="Arial3" style:font-size-asian="11pt" style:font-style-asian="italic" style:font-weight-asian="bold" style:font-name-complex="Arial3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font-style="italic" fo:font-weight="bold" officeooo:paragraph-rsid="00427b89" fo:background-color="transparent" style:font-name-asian="Arial3" style:font-size-asian="11pt" style:font-style-asian="italic" style:font-weight-asian="bold" style:font-name-complex="Arial3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d138b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a0eb5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ece6b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184e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2c12a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69af6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b9814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bf330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dffe1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eb38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40af60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427b89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4529ac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10f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c47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323a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f5f8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20323a" officeooo:paragraph-rsid="0020323a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41daf" fo:background-color="transparent" style:font-name-asian="Arial3" style:font-size-asian="9pt" style:font-name-complex="Arial3" style:font-size-complex="9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6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6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6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6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6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6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7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369af6" officeooo:paragraph-rsid="00369af6" fo:background-color="transparent" style:font-name-asian="Arial3" style:font-size-asian="9pt" style:font-name-complex="Arial3" style:font-size-complex="9pt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55219" officeooo:paragraph-rsid="0022fff6" fo:background-color="transparent" style:font-name-asian="Arial3" style:font-size-asian="9pt" style:font-name-complex="Arial3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ece6b" fo:background-color="transparent" style:font-name-asian="Arial3" style:font-size-asian="9pt" style:font-name-complex="Arial3" style:font-size-complex="9pt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3184ed" fo:background-color="transparent" style:font-name-asian="Arial3" style:font-size-asian="9pt" style:font-name-complex="Arial3" style:font-size-complex="9pt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32c12a" fo:background-color="transparent" style:font-name-asian="Arial3" style:font-size-asian="9pt" style:font-name-complex="Arial3" style:font-size-complex="9pt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0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0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1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1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002c" fo:background-color="transparent" style:font-name-asian="Arial3" style:font-size-asian="9pt" style:font-name-complex="Arial3" style:font-size-complex="9pt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1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1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1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1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1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1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1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1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1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1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1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13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1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1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3184ed" fo:background-color="transparent" style:font-name-asian="Arial3" style:font-size-asian="9pt" style:font-name-complex="Arial3" style:font-size-complex="9pt"/>
    </style:style>
    <style:style style:name="P1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3184ed" fo:background-color="transparent" style:font-name-asian="Arial3" style:font-size-asian="9pt" style:font-name-complex="Arial3" style:font-size-complex="9pt"/>
    </style:style>
    <style:style style:name="P14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32c12a" fo:background-color="transparent" style:font-name-asian="Arial3" style:font-size-asian="9pt" style:font-name-complex="Arial3" style:font-size-complex="9pt"/>
    </style:style>
    <style:style style:name="P1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32c12a" fo:background-color="transparent" style:font-name-asian="Arial3" style:font-size-asian="9pt" style:font-name-complex="Arial3" style:font-size-complex="9pt"/>
    </style:style>
    <style:style style:name="P1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b5dc6" fo:background-color="transparent" style:font-name-asian="Arial3" style:font-size-asian="9pt" style:font-name-complex="Arial3" style:font-size-complex="9pt"/>
    </style:style>
    <style:style style:name="P1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4126" fo:background-color="transparent" style:font-name-asian="Arial3" style:font-size-asian="9pt" style:font-name-complex="Arial3" style:font-size-complex="9pt"/>
    </style:style>
    <style:style style:name="P1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8331" fo:background-color="transparent" style:font-name-asian="Arial3" style:font-size-asian="9pt" style:font-name-complex="Arial3" style:font-size-complex="9pt"/>
    </style:style>
    <style:style style:name="P1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ece6b" fo:background-color="transparent" style:font-name-asian="Arial3" style:font-size-asian="9pt" style:font-name-complex="Arial3" style:font-size-complex="9pt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3184ed" fo:background-color="transparent" style:font-name-asian="Arial3" style:font-size-asian="9pt" style:font-name-complex="Arial3" style:font-size-complex="9pt"/>
    </style:style>
    <style:style style:name="P1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32c12a" fo:background-color="transparent" style:font-name-asian="Arial3" style:font-size-asian="9pt" style:font-name-complex="Arial3" style:font-size-complex="9pt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1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8331" fo:background-color="transparent" style:font-name-asian="Arial3" style:font-size-asian="9pt" style:font-name-complex="Arial3" style:font-size-complex="9pt"/>
    </style:style>
    <style:style style:name="P1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1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3184ed" fo:background-color="transparent" style:font-name-asian="Arial3" style:font-size-asian="9pt" style:font-name-complex="Arial3" style:font-size-complex="9pt"/>
    </style:style>
    <style:style style:name="P1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1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paragraph-rsid="003184ed" fo:background-color="transparent" style:font-name-asian="Arial3" style:font-size-asian="9pt" style:font-name-complex="Arial3"/>
    </style:style>
    <style:style style:name="P16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16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2ece6b" fo:background-color="transparent" style:font-name-asian="Arial3" style:font-size-asian="9pt" style:font-name-complex="Arial3" style:font-size-complex="9pt"/>
    </style:style>
    <style:style style:name="P16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3184ed" fo:background-color="transparent" style:font-name-asian="Arial3" style:font-size-asian="9pt" style:font-name-complex="Arial3" style:font-size-complex="9pt"/>
    </style:style>
    <style:style style:name="P16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32c12a" fo:background-color="transparent" style:font-name-asian="Arial3" style:font-size-asian="9pt" style:font-name-complex="Arial3" style:font-size-complex="9pt"/>
    </style:style>
    <style:style style:name="P16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6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6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1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1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1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1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1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1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1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1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1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1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1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1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1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3184ed" fo:background-color="transparent" style:font-name-asian="Arial3" style:font-size-asian="9pt" style:font-name-complex="Arial3" style:font-size-complex="9pt"/>
    </style:style>
    <style:style style:name="P1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1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9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94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9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96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9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98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20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2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20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203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20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05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0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207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2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20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2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21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1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21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2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21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1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2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21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21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2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22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2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22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2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22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2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2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2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2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2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2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2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4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24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4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24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5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25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5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5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256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25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58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6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26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6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26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2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2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273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32c12a" officeooo:paragraph-rsid="0032c12a" fo:background-color="transparent" style:font-name-asian="Arial3" style:font-size-asian="9pt" style:font-name-complex="Arial3" style:font-size-complex="9pt"/>
    </style:style>
    <style:style style:name="P2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2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2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27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27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7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2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2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29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29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fa071" fo:background-color="transparent" style:font-name-asian="Arial3" style:font-size-asian="9pt" style:font-name-complex="Arial3" style:font-size-complex="9pt"/>
    </style:style>
    <style:style style:name="P29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2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fa071" fo:background-color="transparent" style:font-name-asian="Arial3" style:font-size-asian="9pt" style:font-name-complex="Arial3" style:font-size-complex="9pt"/>
    </style:style>
    <style:style style:name="P3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3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3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fa071" fo:background-color="transparent" style:font-name-asian="Arial3" style:font-size-asian="9pt" style:font-name-complex="Arial3" style:font-size-complex="9pt"/>
    </style:style>
    <style:style style:name="P3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3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3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fa071" fo:background-color="transparent" style:font-name-asian="Arial3" style:font-size-asian="9pt" style:font-name-complex="Arial3" style:font-size-complex="9pt"/>
    </style:style>
    <style:style style:name="P30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3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fa071" fo:background-color="transparent" style:font-name-asian="Arial3" style:font-size-asian="9pt" style:font-name-complex="Arial3" style:font-size-complex="9pt"/>
    </style:style>
    <style:style style:name="P3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3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c8331" fo:background-color="transparent" style:font-name-asian="Arial3" style:font-size-asian="9pt" style:font-name-complex="Arial3" style:font-size-complex="9pt"/>
    </style:style>
    <style:style style:name="P3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fa071" fo:background-color="transparent" style:font-name-asian="Arial3" style:font-size-asian="9pt" style:font-name-complex="Arial3" style:font-size-complex="9pt"/>
    </style:style>
    <style:style style:name="P3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32c12a" fo:background-color="transparent" style:font-name-asian="Arial3" style:font-size-asian="9pt" style:font-name-complex="Arial3" style:font-size-complex="9pt"/>
    </style:style>
    <style:style style:name="P3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3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fa071" fo:background-color="transparent" style:font-name-asian="Arial3" style:font-size-asian="9pt" style:font-name-complex="Arial3" style:font-size-complex="9pt"/>
    </style:style>
    <style:style style:name="P3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3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32c12a" officeooo:paragraph-rsid="0032c12a" fo:background-color="transparent" style:font-name-asian="Arial3" style:font-size-asian="9pt" style:font-name-complex="Arial3" style:font-size-complex="9pt"/>
    </style:style>
    <style:style style:name="P3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346741" officeooo:paragraph-rsid="00346741" fo:background-color="transparent" style:font-name-asian="Arial3" style:font-size-asian="9pt" style:font-name-complex="Arial3" style:font-size-complex="9pt"/>
    </style:style>
    <style:style style:name="P31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8e86ae" loext:opacity="100%" style:font-name="Arial" fo:font-size="11pt" fo:letter-spacing="normal" fo:language="es" fo:country="AR" officeooo:rsid="002e002c" officeooo:paragraph-rsid="002e002c" fo:background-color="transparent" style:font-name-asian="Arial3" style:font-size-asian="11pt" style:font-name-complex="Arial3"/>
    </style:style>
    <style:style style:name="P3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3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3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fa071" fo:background-color="transparent" style:font-name-asian="Arial3" style:font-size-asian="9pt" style:font-name-complex="Arial3" style:font-size-complex="9pt"/>
    </style:style>
    <style:style style:name="P3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3184ed" fo:background-color="transparent" style:font-name-asian="Arial3" style:font-size-asian="9pt" style:font-name-complex="Arial3" style:font-size-complex="9pt"/>
    </style:style>
    <style:style style:name="P3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32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32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326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2a609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32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32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32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3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33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33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333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2a6099" loext:opacity="100%" style:font-name="Arial" fo:font-size="9pt" fo:letter-spacing="normal" officeooo:rsid="002ece6b" officeooo:paragraph-rsid="002ece6b" fo:background-color="transparent" style:font-name-asian="Arial3" style:font-size-asian="9pt" style:font-name-complex="Arial3" style:font-size-complex="9pt"/>
    </style:style>
    <style:style style:name="P33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3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32c12a" officeooo:paragraph-rsid="0032c12a" fo:background-color="transparent" style:font-name-asian="Arial3" style:font-size-asian="9pt" style:font-name-complex="Arial3" style:font-size-complex="9pt"/>
    </style:style>
    <style:style style:name="P3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3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33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33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paragraph-rsid="002ece6b" fo:background-color="transparent" style:font-name-asian="Arial3" style:font-size-asian="11pt" style:font-name-complex="Arial3"/>
    </style:style>
    <style:style style:name="P34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97404" officeooo:paragraph-rsid="00197404" fo:background-color="transparent" style:font-name-asian="Arial3" style:font-size-asian="11pt" style:font-name-complex="Arial3"/>
    </style:style>
    <style:style style:name="P34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34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officeooo:paragraph-rsid="0032c12a" fo:background-color="transparent" style:font-name-asian="Arial3" style:font-size-asian="11pt" style:font-style-asian="italic" style:font-weight-asian="bold" style:font-name-complex="Arial3"/>
    </style:style>
    <style:style style:name="P34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34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b9814"/>
    </style:style>
    <style:style style:name="P34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40af60"/>
    </style:style>
    <style:style style:name="P34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427b89"/>
    </style:style>
    <style:style style:name="P34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467672"/>
    </style:style>
    <style:style style:name="P34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ece6b"/>
    </style:style>
    <style:style style:name="P34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445d01"/>
    </style:style>
    <style:style style:name="P35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d37b1"/>
    </style:style>
    <style:style style:name="P35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bf330"/>
    </style:style>
    <style:style style:name="P35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97404"/>
    </style:style>
    <style:style style:name="P35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dffe1"/>
    </style:style>
    <style:style style:name="P35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4529ac"/>
    </style:style>
    <style:style style:name="P35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2c12a"/>
    </style:style>
    <style:style style:name="P35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49a00b"/>
    </style:style>
    <style:style style:name="P35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477405"/>
    </style:style>
    <style:style style:name="P35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35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5a67"/>
    </style:style>
    <style:style style:name="P36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9521"/>
    </style:style>
    <style:style style:name="P36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bda2a"/>
    </style:style>
    <style:style style:name="P36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d5ad"/>
    </style:style>
    <style:style style:name="P36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36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c47"/>
    </style:style>
    <style:style style:name="P36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f5f8"/>
    </style:style>
    <style:style style:name="P36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445d01" officeooo:paragraph-rsid="00445d01"/>
    </style:style>
    <style:style style:name="P36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a9521" officeooo:paragraph-rsid="001a9521"/>
    </style:style>
    <style:style style:name="P36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bda2a" officeooo:paragraph-rsid="001bda2a"/>
    </style:style>
    <style:style style:name="T1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2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 style:font-style-complex="italic"/>
    </style:style>
    <style:style style:name="T4" style:family="text">
      <style:text-properties style:use-window-font-color="true" loext:opacity="0%" style:font-name="Arial" fo:font-size="11pt" fo:letter-spacing="normal" fo:font-style="italic" officeooo:rsid="001a5a67" fo:background-color="transparent" loext:char-shading-value="0" style:font-name-asian="Arial3" style:font-size-asian="11pt" style:font-style-asian="italic" style:font-name-complex="Arial3" style:font-style-complex="italic"/>
    </style:style>
    <style:style style:name="T5" style:family="text">
      <style:text-properties style:use-window-font-color="true" loext:opacity="0%" style:font-name="Arial" fo:font-size="11pt" fo:letter-spacing="normal" fo:font-style="italic" officeooo:rsid="001bda2a" fo:background-color="transparent" loext:char-shading-value="0" style:font-name-asian="Arial3" style:font-size-asian="11pt" style:font-style-asian="italic" style:font-name-complex="Arial3" style:font-style-complex="italic"/>
    </style:style>
    <style:style style:name="T6" style:family="text">
      <style:text-properties style:use-window-font-color="true" loext:opacity="0%" style:font-name="Arial" fo:font-size="11pt" fo:letter-spacing="normal" fo:font-style="italic" officeooo:rsid="001cd5ad" fo:background-color="transparent" loext:char-shading-value="0" style:font-name-asian="Arial3" style:font-size-asian="11pt" style:font-style-asian="italic" style:font-name-complex="Arial3" style:font-style-complex="italic"/>
    </style:style>
    <style:style style:name="T7" style:family="text">
      <style:text-properties style:use-window-font-color="true" loext:opacity="0%" style:font-name="Arial" fo:font-size="11pt" fo:letter-spacing="normal" fo:font-style="italic" officeooo:rsid="0020323a" fo:background-color="transparent" loext:char-shading-value="0" style:font-name-asian="Arial3" style:font-size-asian="11pt" style:font-style-asian="italic" style:font-name-complex="Arial3" style:font-style-complex="italic"/>
    </style:style>
    <style:style style:name="T8" style:family="text">
      <style:text-properties style:use-window-font-color="true" loext:opacity="0%" style:font-name="Arial" fo:font-size="11pt" fo:letter-spacing="normal" fo:font-style="italic" officeooo:rsid="0034a6d3" fo:background-color="transparent" loext:char-shading-value="0" style:font-name-asian="Arial3" style:font-size-asian="11pt" style:font-style-asian="italic" style:font-name-complex="Arial3" style:font-style-complex="italic"/>
    </style:style>
    <style:style style:name="T9" style:family="text">
      <style:text-properties style:use-window-font-color="true" loext:opacity="0%" style:font-name="Arial" fo:font-size="11pt" fo:letter-spacing="normal" fo:font-style="italic" officeooo:rsid="004529ac" fo:background-color="transparent" loext:char-shading-value="0" style:font-name-asian="Arial3" style:font-size-asian="11pt" style:font-style-asian="italic" style:font-name-complex="Arial3" style:font-style-complex="italic"/>
    </style:style>
    <style:style style:name="T10" style:family="text">
      <style:text-properties style:use-window-font-color="true" loext:opacity="0%" style:font-name="Arial" fo:font-size="11pt" fo:letter-spacing="normal" fo:font-style="italic" officeooo:rsid="00369af6" fo:background-color="transparent" loext:char-shading-value="0" style:font-name-asian="Arial3" style:font-size-asian="11pt" style:font-style-asian="italic" style:font-name-complex="Arial3" style:font-style-complex="italic"/>
    </style:style>
    <style:style style:name="T11" style:family="text">
      <style:text-properties style:use-window-font-color="true" loext:opacity="0%" style:font-name="Arial" fo:font-size="11pt" fo:letter-spacing="normal" fo:font-style="italic" officeooo:rsid="0034a6d3" fo:background-color="transparent" loext:char-shading-value="0" style:font-name-asian="Arial3" style:font-size-asian="11pt" style:font-style-asian="italic" style:font-name-complex="Arial3"/>
    </style:style>
    <style:style style:name="T12" style:family="text">
      <style:text-properties style:use-window-font-color="true" loext:opacity="0%" style:font-name="Arial" fo:font-size="11pt" fo:letter-spacing="normal" fo:font-style="italic" officeooo:rsid="00369af6" fo:background-color="transparent" loext:char-shading-value="0" style:font-name-asian="Arial3" style:font-size-asian="11pt" style:font-style-asian="italic" style:font-name-complex="Arial3"/>
    </style:style>
    <style:style style:name="T13" style:family="text">
      <style:text-properties style:use-window-font-color="true" loext:opacity="0%" style:font-name="Arial" fo:font-size="11pt" fo:letter-spacing="normal" fo:font-style="italic" officeooo:rsid="003bf330" fo:background-color="transparent" loext:char-shading-value="0" style:font-name-asian="Arial3" style:font-size-asian="11pt" style:font-style-asian="italic" style:font-name-complex="Arial3"/>
    </style:style>
    <style:style style:name="T14" style:family="text">
      <style:text-properties style:use-window-font-color="true" loext:opacity="0%" style:font-name="Arial" fo:font-size="11pt" fo:letter-spacing="normal" fo:font-style="italic" officeooo:rsid="003c7ced" fo:background-color="transparent" loext:char-shading-value="0" style:font-name-asian="Arial3" style:font-size-asian="11pt" style:font-style-asian="italic" style:font-name-complex="Arial3"/>
    </style:style>
    <style:style style:name="T15" style:family="text">
      <style:text-properties style:use-window-font-color="true" loext:opacity="0%" style:font-name="Arial" fo:font-size="11pt" fo:letter-spacing="normal" fo:font-style="italic" officeooo:rsid="003d37b1" fo:background-color="transparent" loext:char-shading-value="0" style:font-name-asian="Arial3" style:font-size-asian="11pt" style:font-style-asian="italic" style:font-name-complex="Arial3"/>
    </style:style>
    <style:style style:name="T16" style:family="text">
      <style:text-properties style:use-window-font-color="true" loext:opacity="0%" style:font-name="Arial" fo:font-size="11pt" fo:letter-spacing="normal" fo:font-style="italic" officeooo:rsid="0040af60" fo:background-color="transparent" loext:char-shading-value="0" style:font-name-asian="Arial3" style:font-size-asian="11pt" style:font-style-asian="italic" style:font-name-complex="Arial3"/>
    </style:style>
    <style:style style:name="T17" style:family="text">
      <style:text-properties style:use-window-font-color="true" loext:opacity="0%" style:font-name="Arial" fo:font-size="11pt" fo:letter-spacing="normal" fo:font-style="italic" officeooo:rsid="00427b89" fo:background-color="transparent" loext:char-shading-value="0" style:font-name-asian="Arial3" style:font-size-asian="11pt" style:font-style-asian="italic" style:font-name-complex="Arial3"/>
    </style:style>
    <style:style style:name="T18" style:family="text">
      <style:text-properties style:use-window-font-color="true" loext:opacity="0%" style:font-name="Arial" fo:font-size="11pt" fo:letter-spacing="normal" fo:font-style="italic" officeooo:rsid="00445d01" fo:background-color="transparent" loext:char-shading-value="0" style:font-name-asian="Arial3" style:font-size-asian="11pt" style:font-style-asian="italic" style:font-name-complex="Arial3"/>
    </style:style>
    <style:style style:name="T19" style:family="text">
      <style:text-properties style:use-window-font-color="true" loext:opacity="0%" style:font-name="Arial" fo:font-size="11pt" fo:letter-spacing="normal" fo:font-style="italic" officeooo:rsid="00467672" fo:background-color="transparent" loext:char-shading-value="0" style:font-name-asian="Arial3" style:font-size-asian="11pt" style:font-style-asian="italic" style:font-name-complex="Arial3"/>
    </style:style>
    <style:style style:name="T20" style:family="text">
      <style:text-properties style:use-window-font-color="true" loext:opacity="0%" style:font-name="Arial" fo:font-size="11pt" fo:letter-spacing="normal" fo:font-style="italic" officeooo:rsid="0049a00b" fo:background-color="transparent" loext:char-shading-value="0" style:font-name-asian="Arial3" style:font-size-asian="11pt" style:font-style-asian="italic" style:font-name-complex="Arial3"/>
    </style:style>
    <style:style style:name="T21" style:family="text">
      <style:text-properties style:use-window-font-color="true" loext:opacity="0%" style:font-name="Arial" fo:font-size="11pt" fo:letter-spacing="normal" fo:font-style="italic" fo:font-weight="normal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22" style:family="text">
      <style:text-properties style:use-window-font-color="true" loext:opacity="0%" style:font-name="Arial" fo:font-size="11pt" fo:letter-spacing="normal" fo:font-style="italic" fo:font-weight="normal" officeooo:rsid="0020323a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23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24" style:family="text">
      <style:text-properties style:use-window-font-color="true" loext:opacity="0%" style:font-name="Arial" fo:font-size="11pt" fo:letter-spacing="normal" officeooo:rsid="001a5a67" fo:background-color="transparent" loext:char-shading-value="0" style:font-name-asian="Arial3" style:font-size-asian="11pt" style:font-name-complex="Arial3"/>
    </style:style>
    <style:style style:name="T25" style:family="text">
      <style:text-properties style:use-window-font-color="true" loext:opacity="0%" style:font-name="Arial" fo:font-size="11pt" fo:letter-spacing="normal" officeooo:rsid="001a9521" fo:background-color="transparent" loext:char-shading-value="0" style:font-name-asian="Arial3" style:font-size-asian="11pt" style:font-name-complex="Arial3"/>
    </style:style>
    <style:style style:name="T26" style:family="text">
      <style:text-properties style:use-window-font-color="true" loext:opacity="0%" style:font-name="Arial" fo:font-size="11pt" fo:letter-spacing="normal" officeooo:rsid="001bda2a" fo:background-color="transparent" loext:char-shading-value="0" style:font-name-asian="Arial3" style:font-size-asian="11pt" style:font-name-complex="Arial3"/>
    </style:style>
    <style:style style:name="T27" style:family="text">
      <style:text-properties style:use-window-font-color="true" loext:opacity="0%" style:font-name="Arial" fo:font-size="11pt" fo:letter-spacing="normal" officeooo:rsid="001c3571" fo:background-color="transparent" loext:char-shading-value="0" style:font-name-asian="Arial3" style:font-size-asian="11pt" style:font-name-complex="Arial3"/>
    </style:style>
    <style:style style:name="T28" style:family="text">
      <style:text-properties style:use-window-font-color="true" loext:opacity="0%" style:font-name="Arial" fo:font-size="11pt" fo:letter-spacing="normal" officeooo:rsid="001cd5ad" fo:background-color="transparent" loext:char-shading-value="0" style:font-name-asian="Arial3" style:font-size-asian="11pt" style:font-name-complex="Arial3"/>
    </style:style>
    <style:style style:name="T29" style:family="text">
      <style:text-properties style:use-window-font-color="true" loext:opacity="0%" style:font-name="Arial" fo:font-size="11pt" fo:letter-spacing="normal" officeooo:rsid="001e710f" fo:background-color="transparent" loext:char-shading-value="0" style:font-name-asian="Arial3" style:font-size-asian="11pt" style:font-name-complex="Arial3"/>
    </style:style>
    <style:style style:name="T30" style:family="text">
      <style:text-properties style:use-window-font-color="true" loext:opacity="0%" style:font-name="Arial" fo:font-size="11pt" fo:letter-spacing="normal" officeooo:rsid="001e7c47" fo:background-color="transparent" loext:char-shading-value="0" style:font-name-asian="Arial3" style:font-size-asian="11pt" style:font-name-complex="Arial3"/>
    </style:style>
    <style:style style:name="T31" style:family="text">
      <style:text-properties style:use-window-font-color="true" loext:opacity="0%" style:font-name="Arial" fo:font-size="11pt" fo:letter-spacing="normal" officeooo:rsid="0020323a" fo:background-color="transparent" loext:char-shading-value="0" style:font-name-asian="Arial3" style:font-size-asian="11pt" style:font-name-complex="Arial3"/>
    </style:style>
    <style:style style:name="T32" style:family="text">
      <style:text-properties style:use-window-font-color="true" loext:opacity="0%" style:font-name="Arial" fo:font-size="11pt" fo:letter-spacing="normal" officeooo:rsid="0020f5f8" fo:background-color="transparent" loext:char-shading-value="0" style:font-name-asian="Arial3" style:font-size-asian="11pt" style:font-name-complex="Arial3"/>
    </style:style>
    <style:style style:name="T33" style:family="text">
      <style:text-properties style:use-window-font-color="true" loext:opacity="0%" style:font-name="Arial" fo:font-size="11pt" fo:letter-spacing="normal" officeooo:rsid="00215db6" fo:background-color="transparent" loext:char-shading-value="0" style:font-name-asian="Arial3" style:font-size-asian="11pt" style:font-name-complex="Arial3"/>
    </style:style>
    <style:style style:name="T34" style:family="text">
      <style:text-properties style:use-window-font-color="true" loext:opacity="0%" style:font-name="Arial" fo:font-size="11pt" fo:letter-spacing="normal" officeooo:rsid="002c4126" fo:background-color="transparent" loext:char-shading-value="0" style:font-name-asian="Arial3" style:font-size-asian="11pt" style:font-name-complex="Arial3"/>
    </style:style>
    <style:style style:name="T35" style:family="text">
      <style:text-properties style:use-window-font-color="true" loext:opacity="0%" style:font-name="Arial" fo:font-size="11pt" fo:letter-spacing="normal" officeooo:rsid="002ece6b" fo:background-color="transparent" loext:char-shading-value="0" style:font-name-asian="Arial3" style:font-size-asian="11pt" style:font-name-complex="Arial3"/>
    </style:style>
    <style:style style:name="T36" style:family="text">
      <style:text-properties style:use-window-font-color="true" loext:opacity="0%" style:font-name="Arial" fo:font-size="11pt" fo:letter-spacing="normal" officeooo:rsid="0032c12a" fo:background-color="transparent" loext:char-shading-value="0" style:font-name-asian="Arial3" style:font-size-asian="11pt" style:font-name-complex="Arial3"/>
    </style:style>
    <style:style style:name="T37" style:family="text">
      <style:text-properties style:use-window-font-color="true" loext:opacity="0%" style:font-name="Arial" fo:font-size="11pt" fo:letter-spacing="normal" officeooo:rsid="0034a6d3" fo:background-color="transparent" loext:char-shading-value="0" style:font-name-asian="Arial3" style:font-size-asian="11pt" style:font-name-complex="Arial3"/>
    </style:style>
    <style:style style:name="T38" style:family="text">
      <style:text-properties style:use-window-font-color="true" loext:opacity="0%" style:font-name="Arial" fo:font-size="11pt" fo:letter-spacing="normal" officeooo:rsid="00369af6" fo:background-color="transparent" loext:char-shading-value="0" style:font-name-asian="Arial3" style:font-size-asian="11pt" style:font-name-complex="Arial3"/>
    </style:style>
    <style:style style:name="T39" style:family="text">
      <style:text-properties style:use-window-font-color="true" loext:opacity="0%" style:font-name="Arial" fo:font-size="11pt" fo:letter-spacing="normal" officeooo:rsid="003b9814" fo:background-color="transparent" loext:char-shading-value="0" style:font-name-asian="Arial3" style:font-size-asian="11pt" style:font-name-complex="Arial3"/>
    </style:style>
    <style:style style:name="T40" style:family="text">
      <style:text-properties style:use-window-font-color="true" loext:opacity="0%" style:font-name="Arial" fo:font-size="11pt" fo:letter-spacing="normal" officeooo:rsid="00385288" fo:background-color="transparent" loext:char-shading-value="0" style:font-name-asian="Arial3" style:font-size-asian="11pt" style:font-name-complex="Arial3"/>
    </style:style>
    <style:style style:name="T41" style:family="text">
      <style:text-properties style:use-window-font-color="true" loext:opacity="0%" style:font-name="Arial" fo:font-size="11pt" fo:letter-spacing="normal" officeooo:rsid="003c7ced" fo:background-color="transparent" loext:char-shading-value="0" style:font-name-asian="Arial3" style:font-size-asian="11pt" style:font-name-complex="Arial3"/>
    </style:style>
    <style:style style:name="T42" style:family="text">
      <style:text-properties style:use-window-font-color="true" loext:opacity="0%" style:font-name="Arial" fo:font-size="11pt" fo:letter-spacing="normal" officeooo:rsid="003d37b1" fo:background-color="transparent" loext:char-shading-value="0" style:font-name-asian="Arial3" style:font-size-asian="11pt" style:font-name-complex="Arial3"/>
    </style:style>
    <style:style style:name="T43" style:family="text">
      <style:text-properties style:use-window-font-color="true" loext:opacity="0%" style:font-name="Arial" fo:font-size="11pt" fo:letter-spacing="normal" officeooo:rsid="003eb38d" fo:background-color="transparent" loext:char-shading-value="0" style:font-name-asian="Arial3" style:font-size-asian="11pt" style:font-name-complex="Arial3"/>
    </style:style>
    <style:style style:name="T44" style:family="text">
      <style:text-properties style:use-window-font-color="true" loext:opacity="0%" style:font-name="Arial" fo:font-size="11pt" fo:letter-spacing="normal" officeooo:rsid="0040af60" fo:background-color="transparent" loext:char-shading-value="0" style:font-name-asian="Arial3" style:font-size-asian="11pt" style:font-name-complex="Arial3"/>
    </style:style>
    <style:style style:name="T45" style:family="text">
      <style:text-properties style:use-window-font-color="true" loext:opacity="0%" style:font-name="Arial" fo:font-size="11pt" fo:letter-spacing="normal" officeooo:rsid="0041d6c7" fo:background-color="transparent" loext:char-shading-value="0" style:font-name-asian="Arial3" style:font-size-asian="11pt" style:font-name-complex="Arial3"/>
    </style:style>
    <style:style style:name="T46" style:family="text">
      <style:text-properties style:use-window-font-color="true" loext:opacity="0%" style:font-name="Arial" fo:font-size="11pt" fo:letter-spacing="normal" officeooo:rsid="00427b89" fo:background-color="transparent" loext:char-shading-value="0" style:font-name-asian="Arial3" style:font-size-asian="11pt" style:font-name-complex="Arial3"/>
    </style:style>
    <style:style style:name="T47" style:family="text">
      <style:text-properties style:use-window-font-color="true" loext:opacity="0%" style:font-name="Arial" fo:font-size="11pt" fo:letter-spacing="normal" officeooo:rsid="00445d01" fo:background-color="transparent" loext:char-shading-value="0" style:font-name-asian="Arial3" style:font-size-asian="11pt" style:font-name-complex="Arial3"/>
    </style:style>
    <style:style style:name="T48" style:family="text">
      <style:text-properties style:use-window-font-color="true" loext:opacity="0%" style:font-name="Arial" fo:font-size="11pt" fo:letter-spacing="normal" officeooo:rsid="004529ac" fo:background-color="transparent" loext:char-shading-value="0" style:font-name-asian="Arial3" style:font-size-asian="11pt" style:font-name-complex="Arial3"/>
    </style:style>
    <style:style style:name="T49" style:family="text">
      <style:text-properties style:use-window-font-color="true" loext:opacity="0%" style:font-name="Arial" fo:font-size="11pt" fo:letter-spacing="normal" officeooo:rsid="00467672" fo:background-color="transparent" loext:char-shading-value="0" style:font-name-asian="Arial3" style:font-size-asian="11pt" style:font-name-complex="Arial3"/>
    </style:style>
    <style:style style:name="T50" style:family="text">
      <style:text-properties style:use-window-font-color="true" loext:opacity="0%" style:font-name="Arial" fo:font-size="11pt" fo:letter-spacing="normal" officeooo:rsid="00477405" fo:background-color="transparent" loext:char-shading-value="0" style:font-name-asian="Arial3" style:font-size-asian="11pt" style:font-name-complex="Arial3"/>
    </style:style>
    <style:style style:name="T51" style:family="text">
      <style:text-properties style:use-window-font-color="true" loext:opacity="0%" style:font-name="Arial" fo:font-size="11pt" fo:letter-spacing="normal" fo:font-style="normal" fo:background-color="transparent" loext:char-shading-value="0" style:font-name-asian="Arial3" style:font-size-asian="11pt" style:font-style-asian="normal" style:font-name-complex="Arial3" style:font-style-complex="normal"/>
    </style:style>
    <style:style style:name="T52" style:family="text">
      <style:text-properties style:use-window-font-color="true" loext:opacity="0%" style:font-name="Arial" fo:font-size="11pt" fo:letter-spacing="normal" fo:font-style="normal" officeooo:rsid="00467672" fo:background-color="transparent" loext:char-shading-value="0" style:font-name-asian="Arial3" style:font-size-asian="11pt" style:font-style-asian="normal" style:font-name-complex="Arial3" style:font-style-complex="normal"/>
    </style:style>
    <style:style style:name="T53" style:family="text">
      <style:text-properties style:use-window-font-color="true" loext:opacity="0%" style:font-name="Arial" fo:font-size="11pt" fo:letter-spacing="normal" fo:font-style="normal" fo:font-weight="normal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54" style:family="text">
      <style:text-properties style:use-window-font-color="true" loext:opacity="0%" style:font-name="Arial" fo:font-size="11pt" fo:letter-spacing="normal" fo:font-style="normal" fo:font-weight="normal" officeooo:rsid="001e710f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55" style:family="text">
      <style:text-properties style:use-window-font-color="true" loext:opacity="0%" style:font-name="Arial" fo:font-size="11pt" fo:letter-spacing="normal" fo:font-style="normal" fo:font-weight="normal" officeooo:rsid="001e7c47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56" style:family="text">
      <style:text-properties style:use-window-font-color="true" loext:opacity="0%" style:font-name="Arial" fo:font-size="11pt" fo:letter-spacing="normal" fo:font-style="normal" fo:font-weight="normal" officeooo:rsid="0020323a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57" style:family="text">
      <style:text-properties style:use-window-font-color="true" loext:opacity="0%" style:font-name="Arial" fo:font-size="11pt" fo:letter-spacing="normal" fo:font-style="normal" fo:font-weight="normal" officeooo:rsid="0020f5f8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58" style:family="text">
      <style:text-properties style:use-window-font-color="true" loext:opacity="0%" style:font-name="Arial" fo:font-size="11pt" fo:letter-spacing="normal" fo:font-style="normal" style:text-underline-style="none" fo:background-color="transparent" loext:char-shading-value="0" style:font-name-asian="Arial3" style:font-size-asian="11pt" style:font-style-asian="normal" style:font-name-complex="Arial3" style:font-style-complex="normal"/>
    </style:style>
    <style:style style:name="T59" style:family="text">
      <style:text-properties style:use-window-font-color="true" loext:opacity="0%" style:font-name="Arial" fo:font-size="11pt" fo:letter-spacing="normal" fo:font-style="normal" style:text-underline-style="none" officeooo:rsid="00467672" fo:background-color="transparent" loext:char-shading-value="0" style:font-name-asian="Arial3" style:font-size-asian="11pt" style:font-style-asian="normal" style:font-name-complex="Arial3" style:font-style-complex="normal"/>
    </style:style>
    <style:style style:name="T60" style:family="text">
      <style:text-properties style:use-window-font-color="true" loext:opacity="0%" style:font-name="Arial" fo:font-size="11pt" fo:letter-spacing="normal" fo:font-style="normal" style:text-underline-style="none" officeooo:rsid="00427b89" fo:background-color="transparent" loext:char-shading-value="0" style:font-name-asian="Arial3" style:font-size-asian="11pt" style:font-style-asian="normal" style:font-name-complex="Arial3" style:font-style-complex="normal"/>
    </style:style>
    <style:style style:name="T61" style:family="text">
      <style:text-properties style:use-window-font-color="true" loext:opacity="0%" style:font-name="Arial" fo:font-size="11pt" fo:letter-spacing="normal" fo:language="es" fo:country="AR" fo:background-color="transparent" loext:char-shading-value="0" style:font-name-asian="Arial3" style:font-size-asian="11pt" style:font-name-complex="Arial3"/>
    </style:style>
    <style:style style:name="T62" style:family="text">
      <style:text-properties style:use-window-font-color="true" loext:opacity="0%" style:font-name="Arial" fo:font-size="11pt" fo:letter-spacing="normal" fo:language="es" fo:country="AR" officeooo:rsid="003d37b1" fo:background-color="transparent" loext:char-shading-value="0" style:font-name-asian="Arial3" style:font-size-asian="11pt" style:font-name-complex="Arial3"/>
    </style:style>
    <style:style style:name="T63" style:family="text">
      <style:text-properties style:use-window-font-color="true" loext:opacity="0%" style:font-name="Arial" fo:font-size="11pt" fo:letter-spacing="normal" fo:language="es" fo:country="AR" officeooo:rsid="003dffe1" fo:background-color="transparent" loext:char-shading-value="0" style:font-name-asian="Arial3" style:font-size-asian="11pt" style:font-name-complex="Arial3"/>
    </style:style>
    <style:style style:name="T64" style:family="text">
      <style:text-properties style:use-window-font-color="true" loext:opacity="0%" style:font-name="Arial" fo:font-size="11pt" fo:letter-spacing="normal" fo:language="es" fo:country="AR" officeooo:rsid="003eb38d" fo:background-color="transparent" loext:char-shading-value="0" style:font-name-asian="Arial3" style:font-size-asian="11pt" style:font-name-complex="Arial3"/>
    </style:style>
    <style:style style:name="T65" style:family="text">
      <style:text-properties style:use-window-font-color="true" loext:opacity="0%" style:font-name="Arial" fo:font-size="11pt" fo:letter-spacing="normal" fo:language="es" fo:country="AR" fo:font-style="italic" officeooo:rsid="003d37b1" fo:background-color="transparent" loext:char-shading-value="0" style:font-name-asian="Arial3" style:font-size-asian="11pt" style:font-style-asian="italic" style:font-name-complex="Arial3"/>
    </style:style>
    <style:style style:name="T66" style:family="text">
      <style:text-properties style:use-window-font-color="true" loext:opacity="0%" style:font-name="Arial" fo:font-size="11pt" fo:letter-spacing="normal" fo:language="es" fo:country="AR" fo:font-style="italic" officeooo:rsid="00369af6" fo:background-color="transparent" loext:char-shading-value="0" style:font-name-asian="Arial3" style:font-size-asian="11pt" style:font-style-asian="italic" style:font-name-complex="Arial3"/>
    </style:style>
    <style:style style:name="T67" style:family="text">
      <style:text-properties style:use-window-font-color="true" loext:opacity="0%" style:font-name="Arial" fo:font-size="11pt" fo:letter-spacing="normal" fo:language="es" fo:country="AR" fo:font-style="italic" officeooo:rsid="003dffe1" fo:background-color="transparent" loext:char-shading-value="0" style:font-name-asian="Arial3" style:font-size-asian="11pt" style:font-style-asian="italic" style:font-name-complex="Arial3"/>
    </style:style>
    <style:style style:name="T68" style:family="text">
      <style:text-properties style:use-window-font-color="true" loext:opacity="0%" style:font-name="Arial" fo:font-size="11pt" fo:letter-spacing="normal" fo:language="es" fo:country="AR" fo:font-style="italic" officeooo:rsid="0040af60" fo:background-color="transparent" loext:char-shading-value="0" style:font-name-asian="Arial3" style:font-size-asian="11pt" style:font-style-asian="italic" style:font-name-complex="Arial3"/>
    </style:style>
    <style:style style:name="T69" style:family="text">
      <style:text-properties style:use-window-font-color="true" loext:opacity="0%" style:font-name="Arial" fo:font-size="11pt" fo:letter-spacing="normal" fo:language="es" fo:country="AR" fo:font-style="italic" officeooo:rsid="00427b89" fo:background-color="transparent" loext:char-shading-value="0" style:font-name-asian="Arial3" style:font-size-asian="11pt" style:font-style-asian="italic" style:font-name-complex="Arial3"/>
    </style:style>
    <style:style style:name="T70" style:family="text">
      <style:text-properties style:use-window-font-color="true" loext:opacity="0%" style:font-name="Arial" fo:font-size="11pt" fo:letter-spacing="normal" fo:language="es" fo:country="AR" fo:font-style="italic" officeooo:rsid="0034a6d3" fo:background-color="transparent" loext:char-shading-value="0" style:font-name-asian="Arial3" style:font-size-asian="11pt" style:font-style-asian="italic" style:font-name-complex="Arial3"/>
    </style:style>
    <style:style style:name="T71" style:family="text">
      <style:text-properties style:use-window-font-color="true" loext:opacity="0%" style:font-name="Arial" fo:font-size="11pt" fo:letter-spacing="normal" fo:language="es" fo:country="AR" fo:font-style="italic" officeooo:rsid="004529ac" fo:background-color="transparent" loext:char-shading-value="0" style:font-name-asian="Arial3" style:font-size-asian="11pt" style:font-style-asian="italic" style:font-name-complex="Arial3"/>
    </style:style>
    <style:style style:name="T72" style:family="text">
      <style:text-properties style:use-window-font-color="true" loext:opacity="0%" style:font-name="Arial" fo:font-size="11pt" fo:letter-spacing="normal" fo:language="es" fo:country="AR" fo:font-style="italic" officeooo:rsid="003eb38d" fo:background-color="transparent" loext:char-shading-value="0" style:font-name-asian="Arial3" style:font-size-asian="11pt" style:font-style-asian="italic" style:font-name-complex="Arial3" style:font-style-complex="italic"/>
    </style:style>
    <style:style style:name="T73" style:family="text">
      <style:text-properties style:use-window-font-color="true" loext:opacity="0%" style:font-name="Arial" fo:font-size="11pt" fo:letter-spacing="normal" fo:language="es" fo:country="AR" fo:font-style="italic" officeooo:rsid="004529ac" fo:background-color="transparent" loext:char-shading-value="0" style:font-name-asian="Arial3" style:font-size-asian="11pt" style:font-style-asian="italic" style:font-name-complex="Arial3" style:font-style-complex="italic"/>
    </style:style>
    <style:style style:name="T74" style:family="text">
      <style:text-properties style:use-window-font-color="true" loext:opacity="0%" style:font-name="Arial" fo:font-size="11pt" fo:letter-spacing="normal" fo:language="es" fo:country="AR" fo:font-style="italic" officeooo:rsid="00467672" fo:background-color="transparent" loext:char-shading-value="0" style:font-name-asian="Arial3" style:font-size-asian="11pt" style:font-style-asian="italic" style:font-name-complex="Arial3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1a9521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1e710f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34a6d3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369af6" style:font-style-asian="normal" style:font-weight-asian="normal" style:font-style-complex="normal" style:font-weight-complex="normal"/>
    </style:style>
    <style:style style:name="T82" style:family="text">
      <style:text-properties style:font-name="Arial2"/>
    </style:style>
    <style:style style:name="T83" style:family="text">
      <style:text-properties style:font-name="Arial2" officeooo:rsid="001cd5ad"/>
    </style:style>
    <style:style style:name="T84" style:family="text">
      <style:text-properties style:font-name="Arial2" fo:font-style="italic" fo:font-weight="bold" style:font-style-asian="italic" style:font-weight-asian="bold" style:font-style-complex="italic" style:font-weight-complex="bold"/>
    </style:style>
    <style:style style:name="T85" style:family="text">
      <style:text-properties style:font-name="Arial2" fo:font-style="italic" fo:font-weight="bold" officeooo:rsid="001cd5ad" style:font-style-asian="italic" style:font-weight-asian="bold" style:font-style-complex="italic" style:font-weight-complex="bold"/>
    </style:style>
    <style:style style:name="T86" style:family="text">
      <style:text-properties style:font-name="Arial2" fo:font-style="italic" fo:font-weight="bold" officeooo:rsid="001e710f" style:font-style-asian="italic" style:font-weight-asian="bold" style:font-style-complex="italic" style:font-weight-complex="bold"/>
    </style:style>
    <style:style style:name="T87" style:family="text">
      <style:text-properties style:font-name="Arial2" fo:font-style="italic" fo:font-weight="bold" officeooo:rsid="00197404" style:font-style-asian="italic" style:font-weight-asian="bold" style:font-style-complex="italic" style:font-weight-complex="bold"/>
    </style:style>
    <style:style style:name="T88" style:family="text">
      <style:text-properties style:font-name="Arial2" fo:font-style="italic" fo:font-weight="bold" officeooo:rsid="0020323a" style:font-style-asian="italic" style:font-weight-asian="bold" style:font-style-complex="italic" style:font-weight-complex="bold"/>
    </style:style>
    <style:style style:name="T89" style:family="text">
      <style:text-properties style:font-name="Arial2" fo:font-style="italic" style:font-style-asian="italic" style:font-style-complex="italic"/>
    </style:style>
    <style:style style:name="T90" style:family="text">
      <style:text-properties style:font-name="Arial2" fo:font-style="italic" officeooo:rsid="0020323a" style:font-style-asian="italic" style:font-style-complex="italic"/>
    </style:style>
    <style:style style:name="T91" style:family="text">
      <style:text-properties style:font-name="Arial2" officeooo:rsid="001e710f"/>
    </style:style>
    <style:style style:name="T92" style:family="text">
      <style:text-properties style:font-name="Arial2" fo:font-style="normal" fo:font-weight="normal" officeooo:rsid="00197404" style:font-style-asian="normal" style:font-weight-asian="normal" style:font-style-complex="normal" style:font-weight-complex="normal"/>
    </style:style>
    <style:style style:name="T93" style:family="text">
      <style:text-properties style:font-name="Arial2" officeooo:rsid="00197404"/>
    </style:style>
    <style:style style:name="T94" style:family="text">
      <style:text-properties style:font-name="Arial2" officeooo:rsid="0020323a"/>
    </style:style>
    <style:style style:name="T95" style:family="text">
      <style:text-properties officeooo:rsid="001a9521"/>
    </style:style>
    <style:style style:name="T96" style:family="text">
      <style:text-properties fo:font-weight="normal" officeooo:rsid="001a9521" style:font-weight-asian="normal" style:font-weight-complex="normal"/>
    </style:style>
    <style:style style:name="T97" style:family="text">
      <style:text-properties fo:font-weight="normal" officeooo:rsid="001e710f" style:font-weight-asian="normal" style:font-weight-complex="normal"/>
    </style:style>
    <style:style style:name="T98" style:family="text">
      <style:text-properties officeooo:rsid="00241daf"/>
    </style:style>
    <style:style style:name="T99" style:family="text">
      <style:text-properties officeooo:rsid="00270879"/>
    </style:style>
    <style:style style:name="T100" style:family="text">
      <style:text-properties officeooo:rsid="002b5dc6"/>
    </style:style>
    <style:style style:name="T101" style:family="text">
      <style:text-properties fo:color="#5b277d" loext:opacity="100%" officeooo:rsid="00270879"/>
    </style:style>
    <style:style style:name="T102" style:family="text">
      <style:text-properties fo:color="#ed4c05" loext:opacity="100%"/>
    </style:style>
    <style:style style:name="T103" style:family="text">
      <style:text-properties fo:color="#ed4c05" loext:opacity="100%" officeooo:rsid="00255219"/>
    </style:style>
    <style:style style:name="T104" style:family="text">
      <style:text-properties officeooo:rsid="0008ba46"/>
    </style:style>
    <style:style style:name="T105" style:family="text">
      <style:text-properties style:font-size-complex="9pt"/>
    </style:style>
    <style:style style:name="T106" style:family="text">
      <style:text-properties officeooo:rsid="0022fff6" style:font-size-complex="9pt"/>
    </style:style>
    <style:style style:name="T107" style:family="text">
      <style:text-properties officeooo:rsid="003184ed" style:font-size-complex="9pt"/>
    </style:style>
    <style:style style:name="T108" style:family="text">
      <style:text-properties officeooo:rsid="00270879" style:font-size-complex="9pt"/>
    </style:style>
    <style:style style:name="T109" style:family="text">
      <style:text-properties officeooo:rsid="002c4126"/>
    </style:style>
    <style:style style:name="T110" style:family="text">
      <style:text-properties officeooo:rsid="002c8331"/>
    </style:style>
    <style:style style:name="T111" style:family="text">
      <style:text-properties fo:color="#1c1c1c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112" style:family="text">
      <style:text-properties fo:color="#355269" loext:opacity="100%" style:font-name="Arial" fo:font-size="9pt" fo:letter-spacing="normal" officeooo:rsid="0022fff6" fo:background-color="transparent" loext:char-shading-value="0" style:font-name-asian="Arial3" style:font-size-asian="9pt" style:font-name-complex="Arial3" style:font-size-complex="9pt"/>
    </style:style>
    <style:style style:name="T113" style:family="text">
      <style:text-properties fo:color="#355269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114" style:family="text">
      <style:text-properties fo:language="es" fo:country="AR" officeooo:rsid="002d138b"/>
    </style:style>
    <style:style style:name="T115" style:family="text">
      <style:text-properties officeooo:rsid="002ece6b"/>
    </style:style>
    <style:style style:name="T116" style:family="text">
      <style:text-properties fo:color="#127622" loext:opacity="100%" style:font-name="Arial" fo:font-size="9pt" fo:letter-spacing="normal" officeooo:rsid="002b5dc6" fo:background-color="transparent" loext:char-shading-value="0" style:font-name-asian="Arial3" style:font-size-asian="9pt" style:font-name-complex="Arial3" style:font-size-complex="9pt"/>
    </style:style>
    <style:style style:name="T117" style:family="text">
      <style:text-properties fo:color="#127622" loext:opacity="100%" style:font-name="Arial" fo:font-size="9pt" fo:letter-spacing="normal" officeooo:rsid="002ece6b" fo:background-color="transparent" loext:char-shading-value="0" style:font-name-asian="Arial3" style:font-size-asian="9pt" style:font-name-complex="Arial3" style:font-size-complex="9pt"/>
    </style:style>
    <style:style style:name="T118" style:family="text">
      <style:text-properties fo:color="#127622" loext:opacity="100%" style:font-name="Arial" fo:font-size="9pt" fo:letter-spacing="normal" officeooo:rsid="0032c12a" fo:background-color="transparent" loext:char-shading-value="0" style:font-name-asian="Arial3" style:font-size-asian="9pt" style:font-name-complex="Arial3" style:font-size-complex="9pt"/>
    </style:style>
    <style:style style:name="T119" style:family="text">
      <style:text-properties fo:color="#127622" loext:opacity="100%" fo:font-size="9pt" officeooo:rsid="002b5dc6" style:font-size-asian="9pt" style:font-size-complex="9pt"/>
    </style:style>
    <style:style style:name="T120" style:family="text">
      <style:text-properties fo:color="#2a6099" loext:opacity="100%" style:font-name="Arial" fo:font-size="9pt" fo:letter-spacing="normal" fo:language="es" fo:country="AR" officeooo:rsid="002e002c" fo:background-color="transparent" loext:char-shading-value="0" style:font-name-asian="Arial3" style:font-size-asian="9pt" style:font-name-complex="Arial3" style:font-size-complex="9pt"/>
    </style:style>
    <style:style style:name="T121" style:family="text">
      <style:text-properties fo:color="#2a6099" loext:opacity="100%" fo:font-size="9pt" fo:language="es" fo:country="AR" officeooo:rsid="002e002c" style:font-size-asian="9pt" style:font-size-complex="9pt"/>
    </style:style>
    <style:style style:name="T122" style:family="text">
      <style:text-properties officeooo:rsid="003184ed"/>
    </style:style>
    <style:style style:name="T123" style:family="text">
      <style:text-properties officeooo:rsid="0032c12a"/>
    </style:style>
    <style:style style:name="T124" style:family="text">
      <style:text-properties officeooo:rsid="0022fff6"/>
    </style:style>
    <style:style style:name="T125" style:family="text">
      <style:text-properties officeooo:rsid="00369af6"/>
    </style:style>
    <style:style style:name="T126" style:family="text">
      <style:text-properties officeooo:rsid="003852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Generic damage formula:<text:line-break/>Spells should deal base avg dmg of a heavy weapon (9) + dmg per level:<text:line-break/></text:p>
      <text:p text:style-name="P28"><text:span text:style-name="T80">1 →</text:span><text:span text:style-name="T81">11</text:span><text:span text:style-name="T80"><text:line-break/>2 → </text:span><text:span text:style-name="T81">13</text:span><text:span text:style-name="T80"><text:line-break/>3 → </text:span><text:span text:style-name="T81">15</text:span><text:span text:style-name="T80"><text:line-break/>4 → </text:span><text:span text:style-name="T81">17</text:span><text:span text:style-name="T80"><text:line-break/>5 → </text:span><text:span text:style-name="T81">18</text:span><text:span text:style-name="T80"><text:line-break/></text:span><text:span text:style-name="T81">6 → 19</text:span><text:span text:style-name="T80"><text:line-break/>Mods:<text:line-break/>Pure dmg: +30%<text:line-break/>One large bonus: -20%<text:line-break/>One massive bonus: -50% </text:span><text:line-break/><text:span text:style-name="T81">rounded to the nearest 0,5</text:span><text:span text:style-name="T77"><text:line-break/></text:span><text:line-break/><text:lin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Fire spells:</text:p>
      <text:p text:style-name="P36"><text:span text:style-name="T23">Fireball (</text:span><text:span text:style-name="T2">Arcane</text:span><text:span text:style-name="T23">):<text:line-break/><text:line-break/></text:span><text:span text:style-name="T47">TARGET BODY PART</text:span><text:span text:style-name="T23"><text:line-break/><text:line-break/></text:span><text:span text:style-name="T37">Tooltip: Deals heavy fire damage to one body part. At higher levels, has a chance to explode damaging all body parts.<text:line-break/><text:line-break/>On use: (Casted Fireball at Y level) You produce an orb of flame in your palm, launching it at &lt;enemy&gt; dealing X damage t</text:span><text:span text:style-name="T38">o &lt;bodypart&gt;</text:span><text:span text:style-name="T37">. &lt;if explodes&gt; It explodes on impact dealing Z damage </text:span><text:span text:style-name="T38">to all other parts</text:span><text:span text:style-name="T37">.<text:line-break/><text:line-break/></text:span><text:span text:style-name="T38">Formula: base +30% </text:span><text:span text:style-name="T37"><text:line-break/></text:span></text:p>
      <text:p text:style-name="P22">Lvl1: Deals <text:span text:style-name="T125">10-18 (14)</text:span> fire damage</text:p>
      <text:p text:style-name="P22">Lvl2: Deals <text:span text:style-name="T125">12-21 (16,5)</text:span> fire damage</text:p>
      <text:p text:style-name="P22">Lvl3: Deals <text:span text:style-name="T126">14-24 </text:span><text:span text:style-name="T125">(</text:span><text:span text:style-name="T126">19</text:span><text:span text:style-name="T125">)</text:span> fire damage, 30% chance to deal <text:span text:style-name="T126">1-2 fire</text:span> damage to all other body parts</text:p>
      <text:p text:style-name="P22">Lvl4: Deals <text:span text:style-name="T126">16-28 (22)</text:span> fire damage, 40% chance to deal <text:span text:style-name="T126">1-3</text:span> <text:span text:style-name="T126">fire</text:span> damage to all other body parts</text:p>
      <text:p text:style-name="P23">Lvl5: Deals <text:span text:style-name="T126">17-29 (23)</text:span> fire damage, 50% chance to deal <text:span text:style-name="T126">1-3</text:span> <text:span text:style-name="T126">fire</text:span> damage to all other body parts<text:line-break/><text:span text:style-name="T125">Lvl6: Deals </text:span><text:span text:style-name="T126">19-32 (25,5)</text:span><text:span text:style-name="T125"> fire damage, 50% chance to deal </text:span><text:span text:style-name="T126">2-3</text:span><text:span text:style-name="T125"> </text:span><text:span text:style-name="T126">fire</text:span><text:span text:style-name="T125"> damage to all other body parts</text:span></text:p>
      <text:p text:style-name="P91"/>
      <text:p text:style-name="P53"/>
      <text:p text:style-name="P115">TAGS: SPELL | FIRE | ARCANE<text:line-break/><text:span text:style-name="T99">GENERIC:<text:line-break/>Perks:</text:span></text:p>
      <text:p text:style-name="P115">Supposed to Rot: +0,2 dmg multi per necrotic limb</text:p>
      <text:p text:style-name="P115">Herald of salvation: -0,05 dmg multi</text:p>
      <text:p text:style-name="P149">Reckless: +0,05 dmg multi per cloth or empty armor slot</text:p>
      <text:p text:style-name="P319">Shatter: <text:s/>+0,05 dmg mult per turn enemy has been chilled</text:p>
      <text:p text:style-name="P188">Fatal Curse: +0,1 mult against cursed enemies</text:p>
      <text:p text:style-name="P188"/>
      <text:p text:style-name="P125">Weapons:</text:p>
      <text:p text:style-name="P132">Daevas capricionsouness: 10% to 25% of random fire/cold/light</text:p>
      <text:p text:style-name="P131">Demongrip: 25% as fire</text:p>
      <text:p text:style-name="P131">Hellsiege: 25% as fire</text:p>
      <text:p text:style-name="P131">Desert wind: 15% as fire</text:p>
      <text:p text:style-name="P131">Marids gift: 15% as cold</text:p>
      <text:p text:style-name="P131">Eventide: 35% as cold</text:p>
      <text:p text:style-name="P131">Thurizas: 35% as light</text:p>
      <text:p text:style-name="P131">Crescent Moon: 15% as magic</text:p>
      <text:p text:style-name="P131">Cuchaviva: 15% as magic</text:p>
      <text:p text:style-name="P131"/>
      <text:p text:style-name="P154">Items:</text:p>
      <text:p text:style-name="P132">Cleanser of the unholy: 10% as fire</text:p>
      <text:p text:style-name="P131">Voice of the Storm: 15% as lightning</text:p>
      <text:p text:style-name="P143">Acolyte of the damned: 15% as magic</text:p>
      <text:p text:style-name="P131">Essence Spike: 8% as magic</text:p>
      <text:p text:style-name="P131">Hourglass of reshaping: 8% as magic</text:p>
      <text:p text:style-name="P117"><text:span text:style-name="T104">Zircon ring: 5% added as magic</text:span><text:span text:style-name="T99"><text:line-break/></text:span><text:soft-page-break/>Poisoner’s Precaution: 20% chance to poison</text:p>
      <text:p text:style-name="P97">The Stampede: +0,02 dmg multi per initiative higher than enemy</text:p>
      <text:p text:style-name="P104">ruby ring: 3% of dmg as fire per affliction on enemy</text:p>
      <text:p text:style-name="P104">amber ring: +0,07 mult if at full endurance</text:p>
      <text:p text:style-name="P104">soapstone ring: +0,08 mult if enemy restrained</text:p>
      <text:p text:style-name="P104">jet: +0,2 mult</text:p>
      <text:p text:style-name="P52"><text:span text:style-name="T99"><text:line-break/>---------------------------<text:line-break/>SPELL<text:line-break/>Perks:<text:line-break/></text:span>Destructor: +0.1 dmg multi</text:p>
      <text:p text:style-name="P52"/>
      <text:p text:style-name="P32"><text:span text:style-name="T112">Consumables</text:span><text:span text:style-name="T111">:</text:span></text:p>
      <text:p text:style-name="P32"><text:span text:style-name="T112">Potion</text:span><text:span text:style-name="T111"> </text:span><text:span text:style-name="T112">of</text:span><text:span text:style-name="T111"> </text:span><text:span text:style-name="T112">bitterness</text:span><text:span text:style-name="T111">: 10% </text:span><text:span text:style-name="T112">as</text:span><text:span text:style-name="T111"> </text:span><text:span text:style-name="T112">cold</text:span></text:p>
      <text:p text:style-name="P32"><text:span text:style-name="T111">G </text:span><text:span text:style-name="T112">potion</text:span><text:span text:style-name="T111"> of </text:span><text:span text:style-name="T112">bitterness</text:span><text:span text:style-name="T111">: 25% as cold</text:span></text:p>
      <text:p text:style-name="P93">Elixir of bitterness: 5% as cold per stack</text:p>
      <text:p text:style-name="P31"><text:span text:style-name="T112">Potion</text:span><text:span text:style-name="T111"> </text:span><text:span text:style-name="T112">of</text:span><text:span text:style-name="T111"> </text:span><text:span text:style-name="T113">wrath</text:span><text:span text:style-name="T111">: 10% </text:span><text:span text:style-name="T112">as</text:span><text:span text:style-name="T111"> f</text:span><text:span text:style-name="T113">ire</text:span></text:p>
      <text:p text:style-name="P31"><text:span text:style-name="T111">G </text:span><text:span text:style-name="T112">potion</text:span><text:span text:style-name="T111"> of </text:span><text:span text:style-name="T113">wrath</text:span><text:span text:style-name="T111">: 25% as fire</text:span></text:p>
      <text:p text:style-name="P161">Elixir of wrath: 5% as fire per stack</text:p>
      <text:p text:style-name="P31"><text:span text:style-name="T112">Potion</text:span><text:span text:style-name="T111"> </text:span><text:span text:style-name="T112">of</text:span><text:span text:style-name="T111"> </text:span><text:span text:style-name="T113">hatred</text:span><text:span text:style-name="T111">: 10% </text:span><text:span text:style-name="T112">as</text:span><text:span text:style-name="T111"> </text:span><text:span text:style-name="T113">light</text:span></text:p>
      <text:p text:style-name="P31"><text:span text:style-name="T111">G </text:span><text:span text:style-name="T112">potion</text:span><text:span text:style-name="T111"> of </text:span><text:span text:style-name="T113">hatred</text:span><text:span text:style-name="T111">: 25% as lightning</text:span></text:p>
      <text:p text:style-name="P161">Elixir of hatred: 5% as lightning per stack</text:p>
      <text:p text:style-name="P31"><text:span text:style-name="T111"/></text:p>
      <text:p text:style-name="P85">Weapons:</text:p>
      <text:p text:style-name="P79">Crescent moon: After an attack crits, this deals +0,25 dmg multi</text:p>
      <text:p text:style-name="P79"/>
      <text:p text:style-name="P71"><text:span text:style-name="T100">Equipment</text:span>:</text:p>
      <text:p text:style-name="P52">Acolyte of the damned: spend 5% of currend end and half that to dmg</text:p>
      <text:p text:style-name="P78">Kinetic absorber: -1 to cd when you block</text:p>
      <text:p text:style-name="P60">Pledge of blood: if at max end, remove 10% of it and gain +4 rating</text:p>
      <text:p text:style-name="P60">Hourglass of reshaping: +0,05 dmg mult per spell on cd</text:p>
      <text:p text:style-name="P60">ancient puzzle box: if last use of spell, then +0,1 mult and +2 rating</text:p>
      <text:p text:style-name="P60">topaz ring: next attack deals 10% extra as lightning</text:p>
      <text:p text:style-name="P60">pearl ring: if first spell of combat, +3 rating</text:p>
      <text:p text:style-name="P60">nacre: 15% chance of not going into cd</text:p>
      <text:p text:style-name="P67">---------------------------<text:line-break/><text:span text:style-name="T102">FIRE</text:span></text:p>
      <text:p text:style-name="P192">Perks:</text:p>
      <text:p text:style-name="P199">Pyromancer: Minimum level 2</text:p>
      <text:p text:style-name="P199">Cremator: 15% chance to burn</text:p>
      <text:p text:style-name="P199">Fan the flames: Burns deal +0.4 dmg multi and last 1 turn less</text:p>
      <text:p text:style-name="P200">Firewalker: +0,1 dmg multi</text:p>
      <text:p text:style-name="P199">Lich: -1 to maximum level</text:p>
      <text:p text:style-name="P201">Electromancer: -1 to maximum level</text:p>
      <text:p text:style-name="P208"/>
      <text:p text:style-name="P214">Weapons:</text:p>
      <text:p text:style-name="P210">Desert wind: next attack deals 30% extra dmg as fire</text:p>
      <text:p text:style-name="P208"/>
      <text:p text:style-name="P217"><text:span text:style-name="T100">Equipment</text:span>:</text:p>
      <text:p text:style-name="P208"><text:soft-page-break/>Hand of the vizier: +1 to rating, next attack deals 10% extra dmg as fire</text:p>
      <text:p text:style-name="P52"><text:span text:style-name="T103">ammo ring: burns deal 2% of targets max end per round</text:span><text:span text:style-name="T99"><text:line-break/>----------------------------<text:line-break/></text:span><text:span text:style-name="T101">ARCANE</text:span></text:p>
      <text:p text:style-name="P165">Perks:</text:p>
      <text:p text:style-name="P170">Arcanist: +2 to rating</text:p>
      <text:p text:style-name="P170">Scroll Savant: +4 to rating if cast from a scroll</text:p>
      <text:p text:style-name="P171"/>
      <text:p text:style-name="P175">Weapons:</text:p>
      <text:p text:style-name="P178">Tool of creation: +1 to rating/+2 if ToC has a glyph</text:p>
      <text:p text:style-name="P178">Magisters rod: +1 to rating/ armor pen converted to rating at 2:1</text:p>
      <text:p text:style-name="P178">Shimmerstaff: +1 to rating</text:p>
      <text:p text:style-name="P178"/>
      <text:p text:style-name="P181"><text:span text:style-name="T100">Equipment</text:span>:</text:p>
      <text:p text:style-name="P172">Sorcerer’s Pledge: <text:span text:style-name="T98">+1 to rating if arcane</text:span></text:p>
      <text:p text:style-name="P172">Sorcerer’s Pledge: -0,1 dmg multi <text:span text:style-name="T98">if not arcane</text:span></text:p>
      <text:p text:style-name="P184">great icosahedron: +2 to rating, unlocks lvl 6</text:p>
      <text:p text:style-name="P50"><text:line-break/></text:p>
      <text:p text:style-name="P49"/>
      <text:p text:style-name="P51"/>
      <text:p text:style-name="P92"><text:span text:style-name="T105"/></text:p>
      <text:p text:style-name="P92"><text:span text:style-name="T105"/></text:p>
      <text:p text:style-name="P92"><text:span text:style-name="T105"/></text:p>
      <text:p text:style-name="P338" loext:marker-style-name="T23"/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oft-page-break/><text:span text:style-name="T23"/></text:p>
      <text:p text:style-name="P343" loext:marker-style-name="T23"><text:span text:style-name="T23"/></text:p>
      <text:p text:style-name="P343" loext:marker-style-name="T23"><text:span text:style-name="T23">Fissure (</text:span><text:span text:style-name="T2">Nature):<text:line-break/><text:line-break/></text:span><text:span text:style-name="T18">TARGET DIRECT</text:span></text:p>
      <text:p text:style-name="P343" loext:marker-style-name="T23"><text:span text:style-name="T2"/></text:p>
      <text:p text:style-name="P42"><text:span text:style-name="T11">Tooltip: Deals heavy fire damage </text:span><text:span text:style-name="T65">distributed among all enemy body parts</text:span><text:span text:style-name="T11">. At higher levels, has a chance to </text:span><text:span text:style-name="T65">burn the enemy</text:span><text:span text:style-name="T11">.<text:line-break/><text:line-break/>On use: (Casted </text:span><text:span text:style-name="T65">Fissure</text:span><text:span text:style-name="T11"> at Y level) </text:span><text:span text:style-name="T65">You cause a crack in the earth, causing burning vapors to singe</text:span><text:span text:style-name="T11"> &lt;enemy&gt; dealing X </text:span><text:span text:style-name="T65">fire </text:span><text:span text:style-name="T11">damage t</text:span><text:span text:style-name="T12">o </text:span><text:span text:style-name="T65">all their body parts</text:span><text:span text:style-name="T11">. &lt;if </text:span><text:span text:style-name="T65">burn</text:span><text:span text:style-name="T11">&gt; </text:span><text:span text:style-name="T65">The enemy catches on fire</text:span><text:span text:style-name="T11"><text:line-break/></text:span></text:p>
      <text:p text:style-name="P42"><text:span text:style-name="T12">Formula: </text:span><text:span text:style-name="T65">(</text:span><text:span text:style-name="T12">base +30%</text:span><text:span text:style-name="T65">)</text:span><text:span text:style-name="T66"> </text:span><text:span text:style-name="T65">/4</text:span><text:span text:style-name="T66"> </text:span><text:span text:style-name="T11"><text:line-break/></text:span></text:p>
      <text:p text:style-name="P343" loext:marker-style-name="T23"><text:span text:style-name="T23">Lvl1: Deal </text:span><text:span text:style-name="T63">1-6 (3.5)</text:span><text:span text:style-name="T23"> fire damage to all body parts</text:span></text:p>
      <text:p text:style-name="P343" loext:marker-style-name="T23"><text:span text:style-name="T23">Lvl2: Deal </text:span><text:span text:style-name="T63">2-6 (4)</text:span><text:span text:style-name="T23"> fire damage to all body parts</text:span></text:p>
      <text:p text:style-name="P343" loext:marker-style-name="T23"><text:span text:style-name="T23">Lvl3: Deal </text:span><text:span text:style-name="T63">3-7 (5)</text:span><text:span text:style-name="T23"> fire damage to all body parts, 20% chance to burn</text:span></text:p>
      <text:p text:style-name="P343" loext:marker-style-name="T23"><text:span text:style-name="T23">Lvl4: Deal </text:span><text:span text:style-name="T63">4-7 (5.5)</text:span><text:span text:style-name="T23"> fire damage to all body parts, 30% chance to burn</text:span></text:p>
      <text:p text:style-name="P343" loext:marker-style-name="T23"><text:span text:style-name="T23">Lvl5: Deal </text:span><text:span text:style-name="T63">5-7 (6)</text:span><text:span text:style-name="T23"> fire damage to all body parts, 40% chance to burn</text:span></text:p>
      <text:p text:style-name="P338" loext:marker-style-name="T23"/>
      <text:p text:style-name="P116">TAGS: SPELL | FIRE | <text:span text:style-name="T100">NATURE</text:span><text:line-break/><text:span text:style-name="T99">GENERIC:<text:line-break/>Perks:</text:span></text:p>
      <text:p text:style-name="P117">Supposed to Rot: +0,2 dmg multi per necrotic limb</text:p>
      <text:p text:style-name="P117">Herald of salvation: -0,05 dmg multi</text:p>
      <text:p text:style-name="P149">Reckless: +0,05 dmg multi per cloth or empty armor slot</text:p>
      <text:p text:style-name="P319">Shatter: <text:s/>+0,05 dmg mult per turn enemy has been chilled</text:p>
      <text:p text:style-name="P188">Fatal Curse: +0,1 mult against cursed enemies</text:p>
      <text:p text:style-name="P188"/>
      <text:p text:style-name="P125">Weapons:</text:p>
      <text:p text:style-name="P132">Daevas capricionsouness: 10% to 25% of random fire/cold/light</text:p>
      <text:p text:style-name="P131">Demongrip: 25% as fire</text:p>
      <text:p text:style-name="P131">Hellsiege: 25% as fire</text:p>
      <text:p text:style-name="P131">Desert wind: 15% as fire</text:p>
      <text:p text:style-name="P131">Marids gift: 15% as cold</text:p>
      <text:p text:style-name="P131">Eventide: 35% as cold</text:p>
      <text:p text:style-name="P131">Thurizas: 35% as light</text:p>
      <text:p text:style-name="P131">Crescent Moon: 15% as magic</text:p>
      <text:p text:style-name="P131">Cuchaviva: 15% as magic</text:p>
      <text:p text:style-name="P131"/>
      <text:p text:style-name="P154">Items:</text:p>
      <text:p text:style-name="P132">Cleanser of the unholy: 10% as fire</text:p>
      <text:p text:style-name="P131">Voice of the Storm: 15% as lightning</text:p>
      <text:p text:style-name="P143">Acolyte of the damned: 15% as magic</text:p>
      <text:p text:style-name="P131">Essence Spike: 8% as magic</text:p>
      <text:p text:style-name="P131">Hourglass of reshaping: 8% as magic</text:p>
      <text:p text:style-name="P117"><text:span text:style-name="T104">Zircon ring: 5% added as magic</text:span><text:span text:style-name="T99"><text:line-break/></text:span>Poisoner’s Precaution: 20% chance to poison</text:p>
      <text:p text:style-name="P98">The Stampede: +0,02 dmg multi per initiative higher than enemy</text:p>
      <text:p text:style-name="P105"><text:soft-page-break/>ruby ring: 3% of dmg as fire per affliction on enemy</text:p>
      <text:p text:style-name="P105">amber ring: +0,07 mult if at full endurance</text:p>
      <text:p text:style-name="P105">soapstone ring: +0,08 mult if enemy restrained</text:p>
      <text:p text:style-name="P105">jet: +0,2 mult</text:p>
      <text:p text:style-name="P54"><text:span text:style-name="T99"><text:line-break/>---------------------------<text:line-break/>SPELL<text:line-break/>Perks:<text:line-break/></text:span>Destructor: +0.1 dmg multi</text:p>
      <text:p text:style-name="P54"/>
      <text:p text:style-name="P31"><text:span text:style-name="T112">Consumables</text:span><text:span text:style-name="T111">:</text:span></text:p>
      <text:p text:style-name="P31"><text:span text:style-name="T112">Potion</text:span><text:span text:style-name="T111"> </text:span><text:span text:style-name="T112">of</text:span><text:span text:style-name="T111"> </text:span><text:span text:style-name="T112">bitterness</text:span><text:span text:style-name="T111">: 10% </text:span><text:span text:style-name="T112">as</text:span><text:span text:style-name="T111"> </text:span><text:span text:style-name="T112">cold</text:span></text:p>
      <text:p text:style-name="P31"><text:span text:style-name="T111">G </text:span><text:span text:style-name="T112">potion</text:span><text:span text:style-name="T111"> of </text:span><text:span text:style-name="T112">bitterness</text:span><text:span text:style-name="T111">: 25% as cold</text:span></text:p>
      <text:p text:style-name="P93">Elixir of bitterness: 5% as cold per stack</text:p>
      <text:p text:style-name="P31"><text:span text:style-name="T112">Potion</text:span><text:span text:style-name="T111"> </text:span><text:span text:style-name="T112">of</text:span><text:span text:style-name="T111"> </text:span><text:span text:style-name="T113">wrath</text:span><text:span text:style-name="T111">: 10% </text:span><text:span text:style-name="T112">as</text:span><text:span text:style-name="T111"> f</text:span><text:span text:style-name="T113">ire</text:span></text:p>
      <text:p text:style-name="P31"><text:span text:style-name="T111">G </text:span><text:span text:style-name="T112">potion</text:span><text:span text:style-name="T111"> of </text:span><text:span text:style-name="T113">wrath</text:span><text:span text:style-name="T111">: 25% as fire</text:span></text:p>
      <text:p text:style-name="P161">Elixir of wrath: 5% as fire per stack</text:p>
      <text:p text:style-name="P31"><text:span text:style-name="T112">Potion</text:span><text:span text:style-name="T111"> </text:span><text:span text:style-name="T112">of</text:span><text:span text:style-name="T111"> </text:span><text:span text:style-name="T113">hatred</text:span><text:span text:style-name="T111">: 10% </text:span><text:span text:style-name="T112">as</text:span><text:span text:style-name="T111"> </text:span><text:span text:style-name="T113">light</text:span></text:p>
      <text:p text:style-name="P31"><text:span text:style-name="T111">G </text:span><text:span text:style-name="T112">potion</text:span><text:span text:style-name="T111"> of </text:span><text:span text:style-name="T113">hatred</text:span><text:span text:style-name="T111">: 25% as lightning</text:span></text:p>
      <text:p text:style-name="P161">Elixir of hatred: 5% as lightning per stack</text:p>
      <text:p text:style-name="P54"/>
      <text:p text:style-name="P85">Weapons:</text:p>
      <text:p text:style-name="P79">Crescent moon: After an attack crits, this deals +0,25 dmg multi</text:p>
      <text:p text:style-name="P79"/>
      <text:p text:style-name="P72"><text:span text:style-name="T100">Equipment</text:span>:</text:p>
      <text:p text:style-name="P54">Acolyte of the damned: spend 5% of currend end and half that to dmg</text:p>
      <text:p text:style-name="P79">Kinetic absorber: -1 to cd when you block</text:p>
      <text:p text:style-name="P61">Pledge of blood: if at max end, remove 10% of it and gain +4 rating</text:p>
      <text:p text:style-name="P61">Hourglass of reshaping: +0,05 dmg mult per spell on cd</text:p>
      <text:p text:style-name="P61">ancient puzzle box: if last use of spell, then +0,1 mult and +2 rating</text:p>
      <text:p text:style-name="P61">topaz ring: next attack deals 10% extra as lightning</text:p>
      <text:p text:style-name="P61">pearl ring: if first spell of combat, +3 rating</text:p>
      <text:p text:style-name="P61">nacre: 15% chance of not going into cd</text:p>
      <text:p text:style-name="P68">---------------------------</text:p>
      <text:p text:style-name="P194">FIRE</text:p>
      <text:p text:style-name="P193">Perks:</text:p>
      <text:p text:style-name="P202">Pyromancer: Minimum level 2</text:p>
      <text:p text:style-name="P202">Cremator: 15% chance to burn</text:p>
      <text:p text:style-name="P202">Fan the flames: Burns deal +0.4 dmg multi and last 1 turn less</text:p>
      <text:p text:style-name="P203">Firewalker: +0,1 dmg multi</text:p>
      <text:p text:style-name="P202">Lich: -1 to maximum level</text:p>
      <text:p text:style-name="P202">Electromancer: -1 to maximum level</text:p>
      <text:p text:style-name="P209"/>
      <text:p text:style-name="P213">Weapons:</text:p>
      <text:p text:style-name="P209">Desert wind: next attack deals 30% extra dmg as fire</text:p>
      <text:p text:style-name="P209"/>
      <text:p text:style-name="P218"><text:span text:style-name="T100">Equipment</text:span>:</text:p>
      <text:p text:style-name="P209">Hand of the vizier: +1 to rating, next attack deals 10% extra dmg as fire</text:p>
      <text:p text:style-name="P221">ammo ring: burns deal 2% of targets max end per round</text:p>
      <text:p text:style-name="P222"><text:soft-page-break/></text:p>
      <text:p text:style-name="P106">---------------------------</text:p>
      <text:p text:style-name="P234">NATURE</text:p>
      <text:p text:style-name="P231">Perks:</text:p>
      <text:p text:style-name="P227"><text:span text:style-name="T100">Shaman</text:span>: +2 to rating</text:p>
      <text:p text:style-name="P227"/>
      <text:p text:style-name="P227"/>
      <text:p text:style-name="P234">Weapons:</text:p>
      <text:p text:style-name="P234">Desert wind: rating +1</text:p>
      <text:p text:style-name="P237"/>
      <text:p text:style-name="P240"><text:span text:style-name="T100">Equipment</text:span>:</text:p>
      <text:p text:style-name="P228">Sorcerer’s Pledge: <text:span text:style-name="T98">+1 to rating if </text:span><text:span text:style-name="T109">nature</text:span></text:p>
      <text:p text:style-name="P228">Sorcerer’s Pledge: -0,1 dmg multi <text:span text:style-name="T98">if not </text:span><text:span text:style-name="T109">nature</text:span></text:p>
      <text:p text:style-name="P234">Coralweave: +1 rating</text:p>
      <text:p text:style-name="P234">Voice of the storm: +2 rating</text:p>
      <text:p text:style-name="P234">Calamity conflux: +2 rating, 5% extra as cold and light</text:p>
      <text:p text:style-name="P185"><text:span text:style-name="T10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oft-page-break/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>Holy fire </text:span><text:span text:style-name="T2">(divine)</text:span><text:span text:style-name="T23">:<text:line-break/><text:line-break/></text:span><text:span text:style-name="T47">TARGET BODY PART</text:span></text:p>
      <text:p text:style-name="P343" loext:marker-style-name="T23"><text:span text:style-name="T23"/></text:p>
      <text:p text:style-name="P37"><text:span text:style-name="T37">Tooltip: Deals heavy fire damage to one body part</text:span><text:span text:style-name="T39">, purging all afflictions from the enemy and dealing extra damage per affliction removed.</text:span><text:span text:style-name="T37"><text:line-break/><text:line-break/>On use: (Casted </text:span><text:span text:style-name="T39">Holy Fire</text:span><text:span text:style-name="T37"> at Y level) </text:span><text:span text:style-name="T39">You call a golden flame to envelop</text:span><text:span text:style-name="T37"> &lt;enemy&gt; dealing X damage t</text:span><text:span text:style-name="T38">o &lt;bodypart&gt;</text:span><text:span text:style-name="T37">. &lt;if </text:span><text:span text:style-name="T39">afflicted</text:span><text:span text:style-name="T37">&gt; It </text:span><text:span text:style-name="T39">purges &lt;Number of afflictions&gt;</text:span><text:span text:style-name="T37"> on impact dealing Z </text:span><text:span text:style-name="T39">extra damage</text:span><text:span text:style-name="T37"><text:line-break/><text:line-break/></text:span><text:span text:style-name="T38">Formula: base +30% </text:span><text:span text:style-name="T37"><text:line-break/></text:span></text:p>
      <text:p text:style-name="P344" loext:marker-style-name="T23"><text:span text:style-name="T23">Lvl1: Deal </text:span><text:span text:style-name="T38">10-18 (14)</text:span><text:span text:style-name="T23"> fire damage, removes afflictions, dealing </text:span><text:span text:style-name="T39">1</text:span><text:span text:style-name="T23"> extra for each one</text:span></text:p>
      <text:p text:style-name="P344" loext:marker-style-name="T23"><text:span text:style-name="T23">Lvl2: Deals </text:span><text:span text:style-name="T38">12-21 (16,5)</text:span><text:span text:style-name="T23"> fire damage, removes afflictions, dealing 1 extra for each one</text:span></text:p>
      <text:p text:style-name="P344" loext:marker-style-name="T23"><text:span text:style-name="T23">Lvl3: Deals </text:span><text:span text:style-name="T40">14-24 </text:span><text:span text:style-name="T38">(</text:span><text:span text:style-name="T40">19</text:span><text:span text:style-name="T38">)</text:span><text:span text:style-name="T23"> fire damage,, removes afflictions, dealing </text:span><text:span text:style-name="T39">2</text:span><text:span text:style-name="T23"> extra for each one</text:span></text:p>
      <text:p text:style-name="P344" loext:marker-style-name="T23"><text:span text:style-name="T23">Lvl4: Deals </text:span><text:span text:style-name="T40">16-28 (22)</text:span><text:span text:style-name="T23"> fire damage, removes afflictions, dealing </text:span><text:span text:style-name="T39">2</text:span><text:span text:style-name="T23"> extra for each one</text:span></text:p>
      <text:p text:style-name="P344" loext:marker-style-name="T23"><text:span text:style-name="T23">Lvl5: Deals </text:span><text:span text:style-name="T40">17-29 (23)</text:span><text:span text:style-name="T23"> fire damage, removes afflictions, dealing </text:span><text:span text:style-name="T39">3</text:span><text:span text:style-name="T23"> extra for each one</text:span></text:p>
      <text:p text:style-name="P24"/>
      <text:p text:style-name="P118">TAGS: SPELL | FIRE | <text:span text:style-name="T109">DIVINE</text:span><text:line-break/><text:span text:style-name="T99">GENERIC:<text:line-break/>Perks:</text:span></text:p>
      <text:p text:style-name="P119">Supposed to Rot: +0,2 dmg multi per necrotic limb</text:p>
      <text:p text:style-name="P119">Herald of salvation: -0,05 dmg multi</text:p>
      <text:p text:style-name="P149">Reckless: +0,05 dmg multi per cloth or empty armor slot</text:p>
      <text:p text:style-name="P319">Shatter: <text:s/>+0,05 dmg mult per turn enemy has been chilled</text:p>
      <text:p text:style-name="P188">Fatal Curse: +0,1 mult against cursed enemies</text:p>
      <text:p text:style-name="P188"/>
      <text:p text:style-name="P126">Weapons:</text:p>
      <text:p text:style-name="P133">Daevas capricionsouness: 10% to 25% of random fire/cold/light</text:p>
      <text:p text:style-name="P134">Demongrip: 25% as fire</text:p>
      <text:p text:style-name="P134">Hellsiege: 25% as fire</text:p>
      <text:p text:style-name="P134">Desert wind: 15% as fire</text:p>
      <text:p text:style-name="P134">Marids gift: 15% as cold</text:p>
      <text:p text:style-name="P134">Eventide: 35% as cold</text:p>
      <text:p text:style-name="P134">Thurizas: 35% as light</text:p>
      <text:p text:style-name="P134">Crescent Moon: 15% as magic</text:p>
      <text:p text:style-name="P134">Cuchaviva: 15% as magic</text:p>
      <text:p text:style-name="P134"/>
      <text:p text:style-name="P119"><text:span text:style-name="T109">Equipment</text:span><text:span text:style-name="T99">:</text:span></text:p>
      <text:p text:style-name="P133">Cleanser of the unholy: 10% as fire</text:p>
      <text:p text:style-name="P134">Voice of the Storm: 15% as lightning</text:p>
      <text:p text:style-name="P144">Acolyte of the damned: 15% as magic</text:p>
      <text:p text:style-name="P134">Essence Spike: 8% as magic</text:p>
      <text:p text:style-name="P134">Hourglass of reshaping: 8% as magic</text:p>
      <text:p text:style-name="P119"><text:soft-page-break/><text:span text:style-name="T104">Zircon ring: 5% added as magic</text:span><text:span text:style-name="T99"><text:line-break/></text:span>Poisoner’s Precaution: 20% chance to poison</text:p>
      <text:p text:style-name="P99">The Stampede: +0,02 dmg multi per initiative higher than enemy</text:p>
      <text:p text:style-name="P107">ruby ring: 3% of dmg as fire per affliction on enemy</text:p>
      <text:p text:style-name="P107">amber ring: +0,07 mult if at full endurance</text:p>
      <text:p text:style-name="P107">soapstone ring: +0,08 mult if enemy restrained</text:p>
      <text:p text:style-name="P107">jet: +0,2 mult</text:p>
      <text:p text:style-name="P55"><text:span text:style-name="T99"><text:line-break/>---------------------------<text:line-break/>SPELL<text:line-break/>Perks:<text:line-break/></text:span>Destructor: +0.1 dmg multi</text:p>
      <text:p text:style-name="P55"/>
      <text:p text:style-name="P31"><text:span text:style-name="T112">Consumables</text:span><text:span text:style-name="T111">:</text:span></text:p>
      <text:p text:style-name="P31"><text:span text:style-name="T112">Potion</text:span><text:span text:style-name="T111"> </text:span><text:span text:style-name="T112">of</text:span><text:span text:style-name="T111"> </text:span><text:span text:style-name="T112">bitterness</text:span><text:span text:style-name="T111">: 10% </text:span><text:span text:style-name="T112">as</text:span><text:span text:style-name="T111"> </text:span><text:span text:style-name="T112">cold</text:span></text:p>
      <text:p text:style-name="P31"><text:span text:style-name="T111">G </text:span><text:span text:style-name="T112">potion</text:span><text:span text:style-name="T111"> of </text:span><text:span text:style-name="T112">bitterness</text:span><text:span text:style-name="T111">: 25% as cold</text:span></text:p>
      <text:p text:style-name="P93">Elixir of bitterness: 5% as cold per stack</text:p>
      <text:p text:style-name="P31"><text:span text:style-name="T112">Potion</text:span><text:span text:style-name="T111"> </text:span><text:span text:style-name="T112">of</text:span><text:span text:style-name="T111"> </text:span><text:span text:style-name="T113">wrath</text:span><text:span text:style-name="T111">: 10% </text:span><text:span text:style-name="T112">as</text:span><text:span text:style-name="T111"> f</text:span><text:span text:style-name="T113">ire</text:span></text:p>
      <text:p text:style-name="P31"><text:span text:style-name="T111">G </text:span><text:span text:style-name="T112">potion</text:span><text:span text:style-name="T111"> of </text:span><text:span text:style-name="T113">wrath</text:span><text:span text:style-name="T111">: 25% as fire</text:span></text:p>
      <text:p text:style-name="P161">Elixir of wrath: 5% as fire per stack</text:p>
      <text:p text:style-name="P31"><text:span text:style-name="T112">Potion</text:span><text:span text:style-name="T111"> </text:span><text:span text:style-name="T112">of</text:span><text:span text:style-name="T111"> </text:span><text:span text:style-name="T113">hatred</text:span><text:span text:style-name="T111">: 10% </text:span><text:span text:style-name="T112">as</text:span><text:span text:style-name="T111"> </text:span><text:span text:style-name="T113">light</text:span></text:p>
      <text:p text:style-name="P31"><text:span text:style-name="T111">G </text:span><text:span text:style-name="T112">potion</text:span><text:span text:style-name="T111"> of </text:span><text:span text:style-name="T113">hatred</text:span><text:span text:style-name="T111">: 25% as lightning</text:span></text:p>
      <text:p text:style-name="P161">Elixir of hatred: 5% as lightning per stack</text:p>
      <text:p text:style-name="P55"/>
      <text:p text:style-name="P86">Weapons:</text:p>
      <text:p text:style-name="P80">Crescent moon: After an attack crits, this deals +0,25 dmg multi</text:p>
      <text:p text:style-name="P80"/>
      <text:p text:style-name="P73"><text:span text:style-name="T100">Equipment</text:span>:</text:p>
      <text:p text:style-name="P55">Acolyte of the damned: spend 5% of currend end and half that to dmg</text:p>
      <text:p text:style-name="P80">Kinetic absorber: -1 to cd when you block</text:p>
      <text:p text:style-name="P62">Pledge of blood: if at max end, remove 10% of it and gain +4 rating</text:p>
      <text:p text:style-name="P62">Hourglass of reshaping: +0,05 dmg mult per spell on cd</text:p>
      <text:p text:style-name="P62">ancient puzzle box: if last use of spell, then +0,1 mult and +2 rating</text:p>
      <text:p text:style-name="P62">topaz ring: next attack deals 10% extra as lightning</text:p>
      <text:p text:style-name="P62">pearl ring: if first spell of combat, +3 rating</text:p>
      <text:p text:style-name="P62">nacre: 15% chance of not going into cd</text:p>
      <text:p text:style-name="P69">---------------------------</text:p>
      <text:p text:style-name="P196">FIRE</text:p>
      <text:p text:style-name="P195">Perks:</text:p>
      <text:p text:style-name="P204">Pyromancer: Minimum level 2</text:p>
      <text:p text:style-name="P204">Cremator: 15% chance to burn</text:p>
      <text:p text:style-name="P204">Fan the flames: Burns deal +0.4 dmg multi and last 1 turn less</text:p>
      <text:p text:style-name="P205">Firewalker: +0,1 dmg multi</text:p>
      <text:p text:style-name="P204">Lich: -1 to maximum level</text:p>
      <text:p text:style-name="P204">Electromancer: -1 to maximum level</text:p>
      <text:p text:style-name="P211"/>
      <text:p text:style-name="P215">Weapons:</text:p>
      <text:p text:style-name="P211">Desert wind: next attack deals 30% extra dmg as fire</text:p>
      <text:p text:style-name="P211"/>
      <text:p text:style-name="P219"><text:soft-page-break/><text:span text:style-name="T100">Equipment</text:span>:</text:p>
      <text:p text:style-name="P211">Hand of the vizier: +1 to rating, next attack deals 10% extra dmg as fire</text:p>
      <text:p text:style-name="P223">ammo ring: burns deal 2% of targets max end per round</text:p>
      <text:p text:style-name="P224"/>
      <text:p text:style-name="P108">---------------------------</text:p>
      <text:p text:style-name="P270">DIVINE</text:p>
      <text:p text:style-name="P248">Perks:</text:p>
      <text:p text:style-name="P253"><text:span text:style-name="T109">Dominie</text:span>: +2 to rating</text:p>
      <text:p text:style-name="P253"/>
      <text:p text:style-name="P253"/>
      <text:p text:style-name="P243">Weapons:</text:p>
      <text:p text:style-name="P243"><text:span text:style-name="T109">Gandiva</text:span>: rating +1</text:p>
      <text:p text:style-name="P260"/>
      <text:p text:style-name="P265"><text:span text:style-name="T100">Equipment</text:span>:</text:p>
      <text:p text:style-name="P253">Sorcerer’s Pledge: <text:span text:style-name="T98">+1 to rating if </text:span><text:span text:style-name="T109">divine</text:span></text:p>
      <text:p text:style-name="P253">Sorcerer’s Pledge: -0,1 dmg multi <text:span text:style-name="T98">if not </text:span><text:span text:style-name="T109">divine</text:span></text:p>
      <text:p text:style-name="P243"><text:span text:style-name="T109">Hood of penitence</text:span>: +<text:span text:style-name="T109">3</text:span> rating</text:p>
      <text:p text:style-name="P243"><text:span text:style-name="T109">Sacred Oath</text:span> +<text:span text:style-name="T109">1</text:span> rating</text:p>
      <text:p text:style-name="P243"><text:span text:style-name="T109">Gilded icon</text:span>: +2 rating, <text:span text:style-name="T109">if Holy Fire remove CD and +1 use</text:span></text:p>
      <text:p text:style-name="P338" loext:marker-style-name="T23"/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oft-page-break/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>Boil Blood (</text:span><text:span text:style-name="T34">infernal</text:span><text:span text:style-name="T2">)<text:line-break/><text:line-break/></text:span><text:span text:style-name="T18">TARGET DIRECT</text:span></text:p>
      <text:p text:style-name="P343" loext:marker-style-name="T2"><text:span text:style-name="T2"/></text:p>
      <text:p text:style-name="P41"><text:span text:style-name="T11">Tooltip: Deals </text:span><text:span text:style-name="T16">heavy</text:span><text:span text:style-name="T11"> fire damage </text:span><text:span text:style-name="T68">increased</text:span><text:span text:style-name="T65"> </text:span><text:span text:style-name="T68">by every body part under 50% endurance on the enemy</text:span><text:span text:style-name="T11">.<text:line-break/><text:line-break/>On use: (Casted </text:span><text:span text:style-name="T68">Boil Blood</text:span><text:span text:style-name="T11"> at Y level) </text:span><text:span text:style-name="T16">Hellish magic courses through &lt;enemy&gt;</text:span><text:span text:style-name="T65">, </text:span><text:span text:style-name="T68">igniting their innards for</text:span><text:span text:style-name="T11"> X </text:span><text:span text:style-name="T65">fire </text:span><text:span text:style-name="T11">damage. &lt;if </text:span><text:span text:style-name="T68">extra damage triggers</text:span><text:span text:style-name="T11">&gt; </text:span><text:span text:style-name="T68">Due to their wounds, the enemy takes an additional Z fire damage<text:line-break/></text:span><text:span text:style-name="T11"><text:line-break/></text:span><text:span text:style-name="T12">Formula: base +30%</text:span><text:span text:style-name="T66"> </text:span><text:span text:style-name="T11"><text:line-break/></text:span></text:p>
      <text:p text:style-name="P343" loext:marker-style-name="T23"><text:span text:style-name="T23">Lvl1: Deal </text:span><text:span text:style-name="T44">10-18 (14)</text:span><text:span text:style-name="T23"> fire damage, </text:span><text:span text:style-name="T44">1</text:span><text:span text:style-name="T23"> extra for each </text:span><text:span text:style-name="T44">part under 50% on target</text:span></text:p>
      <text:p text:style-name="P345" loext:marker-style-name="T23"><text:span text:style-name="T23">Lvl2: Deal </text:span><text:span text:style-name="T44">12-21 (16,5)</text:span><text:span text:style-name="T23"> fire damage, </text:span><text:span text:style-name="T44">1</text:span><text:span text:style-name="T23"> extra for each </text:span><text:span text:style-name="T44">part under 50% on target</text:span></text:p>
      <text:p text:style-name="P345" loext:marker-style-name="T23"><text:span text:style-name="T23">Lvl3: Deal </text:span><text:span text:style-name="T44">14-24 (19)</text:span><text:span text:style-name="T23"> fire damage, </text:span><text:span text:style-name="T44">2</text:span><text:span text:style-name="T23"> extra for each </text:span><text:span text:style-name="T44">part under 50% on target</text:span></text:p>
      <text:p text:style-name="P345" loext:marker-style-name="T23"><text:span text:style-name="T23">Lvl4: Deal </text:span><text:span text:style-name="T44">16-28 (22)</text:span><text:span text:style-name="T23"> fire damage, </text:span><text:span text:style-name="T44">3</text:span><text:span text:style-name="T23"> extra for each </text:span><text:span text:style-name="T44">part under 50% on target</text:span></text:p>
      <text:p text:style-name="P345" loext:marker-style-name="T23"><text:span text:style-name="T23">Lvl5: Deal </text:span><text:span text:style-name="T44">17-29 (23)</text:span><text:span text:style-name="T23"> fire damage, </text:span><text:span text:style-name="T44">3</text:span><text:span text:style-name="T23"> extra for each </text:span><text:span text:style-name="T44">part under 50% on target</text:span></text:p>
      <text:p text:style-name="P338" loext:marker-style-name="T23"/>
      <text:p text:style-name="P118">TAGS: SPELL | FIRE | <text:span text:style-name="T109">INFERNAL</text:span><text:line-break/><text:span text:style-name="T99">GENERIC:<text:line-break/>Perks:</text:span></text:p>
      <text:p text:style-name="P119">Supposed to Rot: +0,2 dmg multi per necrotic limb</text:p>
      <text:p text:style-name="P119">Herald of salvation: -0,05 dmg multi</text:p>
      <text:p text:style-name="P149">Reckless: +0,05 dmg multi per cloth or empty armor slot</text:p>
      <text:p text:style-name="P319">Shatter: <text:s/>+0,05 dmg mult per turn enemy has been chilled</text:p>
      <text:p text:style-name="P188">Fatal Curse: +0,1 mult against cursed enemies</text:p>
      <text:p text:style-name="P188"/>
      <text:p text:style-name="P126">Weapons:</text:p>
      <text:p text:style-name="P133">Daevas capricionsouness: 10% to 25% of random fire/cold/light</text:p>
      <text:p text:style-name="P134">Demongrip: 25% as fire</text:p>
      <text:p text:style-name="P134">Hellsiege: 25% as fire</text:p>
      <text:p text:style-name="P134">Desert wind: 15% as fire</text:p>
      <text:p text:style-name="P134">Marids gift: 15% as cold</text:p>
      <text:p text:style-name="P134">Eventide: 35% as cold</text:p>
      <text:p text:style-name="P134">Thurizas: 35% as light</text:p>
      <text:p text:style-name="P134">Crescent Moon: 15% as magic</text:p>
      <text:p text:style-name="P134">Cuchaviva: 15% as magic</text:p>
      <text:p text:style-name="P134"/>
      <text:p text:style-name="P155">Items:</text:p>
      <text:p text:style-name="P133">Cleanser of the unholy: 10% as fire</text:p>
      <text:p text:style-name="P134">Voice of the Storm: 15% as lightning</text:p>
      <text:p text:style-name="P144">Acolyte of the damned: 15% as magic</text:p>
      <text:p text:style-name="P134"><text:soft-page-break/>Essence Spike: 8% as magic</text:p>
      <text:p text:style-name="P134">Hourglass of reshaping: 8% as magic</text:p>
      <text:p text:style-name="P119"><text:span text:style-name="T104">Zircon ring: 5% added as magic</text:span><text:span text:style-name="T99"><text:line-break/></text:span>Poisoner’s Precaution: 20% chance to poison</text:p>
      <text:p text:style-name="P99">The Stampede: +0,02 dmg multi per initiative higher than enemy</text:p>
      <text:p text:style-name="P107">ruby ring: 3% of dmg as fire per affliction on enemy</text:p>
      <text:p text:style-name="P107">amber ring: +0,07 mult if at full endurance</text:p>
      <text:p text:style-name="P107">soapstone ring: +0,08 mult if enemy restrained</text:p>
      <text:p text:style-name="P107">jet: +0,2 mult</text:p>
      <text:p text:style-name="P55"><text:span text:style-name="T99"><text:line-break/>---------------------------<text:line-break/>SPELL<text:line-break/>Perks:<text:line-break/></text:span>Destructor: +0.1 dmg multi</text:p>
      <text:p text:style-name="P55"/>
      <text:p text:style-name="P31"><text:span text:style-name="T112">Consumables</text:span><text:span text:style-name="T111">:</text:span></text:p>
      <text:p text:style-name="P31"><text:span text:style-name="T112">Potion</text:span><text:span text:style-name="T111"> </text:span><text:span text:style-name="T112">of</text:span><text:span text:style-name="T111"> </text:span><text:span text:style-name="T112">bitterness</text:span><text:span text:style-name="T111">: 10% </text:span><text:span text:style-name="T112">as</text:span><text:span text:style-name="T111"> </text:span><text:span text:style-name="T112">cold</text:span></text:p>
      <text:p text:style-name="P31"><text:span text:style-name="T111">G </text:span><text:span text:style-name="T112">potion</text:span><text:span text:style-name="T111"> of </text:span><text:span text:style-name="T112">bitterness</text:span><text:span text:style-name="T111">: 25% as cold</text:span></text:p>
      <text:p text:style-name="P93">Elixir of bitterness: 5% as cold per stack</text:p>
      <text:p text:style-name="P31"><text:span text:style-name="T112">Potion</text:span><text:span text:style-name="T111"> </text:span><text:span text:style-name="T112">of</text:span><text:span text:style-name="T111"> </text:span><text:span text:style-name="T113">wrath</text:span><text:span text:style-name="T111">: 10% </text:span><text:span text:style-name="T112">as</text:span><text:span text:style-name="T111"> f</text:span><text:span text:style-name="T113">ire</text:span></text:p>
      <text:p text:style-name="P31"><text:span text:style-name="T111">G </text:span><text:span text:style-name="T112">potion</text:span><text:span text:style-name="T111"> of </text:span><text:span text:style-name="T113">wrath</text:span><text:span text:style-name="T111">: 25% as fire</text:span></text:p>
      <text:p text:style-name="P161">Elixir of wrath: 5% as fire per stack</text:p>
      <text:p text:style-name="P31"><text:span text:style-name="T112">Potion</text:span><text:span text:style-name="T111"> </text:span><text:span text:style-name="T112">of</text:span><text:span text:style-name="T111"> </text:span><text:span text:style-name="T113">hatred</text:span><text:span text:style-name="T111">: 10% </text:span><text:span text:style-name="T112">as</text:span><text:span text:style-name="T111"> </text:span><text:span text:style-name="T113">light</text:span></text:p>
      <text:p text:style-name="P31"><text:span text:style-name="T111">G </text:span><text:span text:style-name="T112">potion</text:span><text:span text:style-name="T111"> of </text:span><text:span text:style-name="T113">hatred</text:span><text:span text:style-name="T111">: 25% as lightning</text:span></text:p>
      <text:p text:style-name="P161">Elixir of hatred: 5% as lightning per stack</text:p>
      <text:p text:style-name="P55"/>
      <text:p text:style-name="P86">Weapons:</text:p>
      <text:p text:style-name="P80">Crescent moon: After an attack crits, this deals +0,25 dmg multi</text:p>
      <text:p text:style-name="P80"/>
      <text:p text:style-name="P73"><text:span text:style-name="T100">Equipment</text:span>:</text:p>
      <text:p text:style-name="P55">Acolyte of the damned: spend 5% of currend end and half that to dmg</text:p>
      <text:p text:style-name="P80">Kinetic absorber: -1 to cd when you block</text:p>
      <text:p text:style-name="P62">Pledge of blood:<text:span text:style-name="T109">+1 rating,</text:span> if at max end, remove 10% of it and gain +4 rating</text:p>
      <text:p text:style-name="P62">Hourglass of reshaping: +0,05 dmg mult per spell on cd</text:p>
      <text:p text:style-name="P62">ancient puzzle box: if last use of spell, then +0,1 mult and +2 rating</text:p>
      <text:p text:style-name="P62">topaz ring: next attack deals 10% extra as lightning</text:p>
      <text:p text:style-name="P62">pearl ring: if first spell of combat, +3 rating</text:p>
      <text:p text:style-name="P62">nacre: 15% chance of not going into cd</text:p>
      <text:p text:style-name="P69">---------------------------</text:p>
      <text:p text:style-name="P196">FIRE</text:p>
      <text:p text:style-name="P195">Perks:</text:p>
      <text:p text:style-name="P204">Pyromancer: Minimum level 2</text:p>
      <text:p text:style-name="P204">Cremator: 15% chance to burn</text:p>
      <text:p text:style-name="P204">Fan the flames: Burns deal +0.4 dmg multi and last 1 turn less</text:p>
      <text:p text:style-name="P205">Firewalker: +0,1 dmg multi</text:p>
      <text:p text:style-name="P204">Lich: -1 to maximum level</text:p>
      <text:p text:style-name="P204">Electromancer: -1 to maximum level</text:p>
      <text:p text:style-name="P211"/>
      <text:p text:style-name="P215">Weapons:</text:p>
      <text:p text:style-name="P211"><text:soft-page-break/>Desert wind: next attack deals 30% extra dmg as fire</text:p>
      <text:p text:style-name="P211"/>
      <text:p text:style-name="P219"><text:span text:style-name="T100">Equipment</text:span>:</text:p>
      <text:p text:style-name="P211">Hand of the vizier: +1 to rating, next attack deals 10% extra dmg as fire</text:p>
      <text:p text:style-name="P223">ammo ring: burns deal 2% of targets max end per round</text:p>
      <text:p text:style-name="P224"/>
      <text:p text:style-name="P108">---------------------------</text:p>
      <text:p text:style-name="P274">INFERNAL</text:p>
      <text:p text:style-name="P277">Perks:</text:p>
      <text:p text:style-name="P280"><text:span text:style-name="T109">Demonologist</text:span>: +2 to rating</text:p>
      <text:p text:style-name="P280"/>
      <text:p text:style-name="P280"/>
      <text:p text:style-name="P283">Weapons:</text:p>
      <text:p text:style-name="P283"/>
      <text:p text:style-name="P286"/>
      <text:p text:style-name="P289"><text:span text:style-name="T100">Equipment</text:span>:</text:p>
      <text:p text:style-name="P280">Sorcerer’s Pledge: <text:span text:style-name="T98">+1 to rating if </text:span><text:span text:style-name="T109">infernal</text:span></text:p>
      <text:p text:style-name="P280">Sorcerer’s Pledge: -0,1 dmg multi <text:span text:style-name="T98">if not </text:span><text:span text:style-name="T109">infernal</text:span></text:p>
      <text:p text:style-name="P283"><text:span text:style-name="T109">Chained heart</text:span>: +<text:span text:style-name="T109">2</text:span> rating, <text:span text:style-name="T109">+0,15 mult, consumes 5% of current endurance, restores all spent endu at end of combat</text:span></text:p>
      <text:p text:style-name="P292">Crown of horns: +2 rating, +0,4 mult while cursed</text:p>
      <text:p text:style-name="P338" loext:marker-style-name="T23"/>
      <text:p text:style-name="P338" loext:marker-style-name="T23"/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oft-page-break/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>Blackfire (</text:span><text:span text:style-name="T2">Eldritch)<text:line-break/><text:line-break/></text:span><text:span text:style-name="T18">TARGET BODY PART</text:span></text:p>
      <text:p text:style-name="P343" loext:marker-style-name="T2"><text:span text:style-name="T2"/></text:p>
      <text:p text:style-name="P41"><text:span text:style-name="T11">Tooltip: Deals </text:span><text:span text:style-name="T16">moderate</text:span><text:span text:style-name="T11"> fire damage </text:span><text:span text:style-name="T68">with a chance to chill. At higher levels, it also has a chance to curse.</text:span><text:span text:style-name="T11"><text:line-break/><text:line-break/>On use: (Casted </text:span><text:span text:style-name="T68">Blackfire </text:span><text:span text:style-name="T11">at Y level) </text:span><text:span text:style-name="T16">Flames that drink light surround &lt;enemy&gt;</text:span><text:span text:style-name="T65">, </text:span><text:span text:style-name="T68">burning them for</text:span><text:span text:style-name="T11"> X </text:span><text:span text:style-name="T65">fire </text:span><text:span text:style-name="T11">damage. &lt;if </text:span><text:span text:style-name="T68">chill</text:span><text:span text:style-name="T11">&gt; </text:span><text:span text:style-name="T16">The flames turn to ice, inflicting chill. &lt;if curse&gt; The flames turn to darkness, inflicting curse.</text:span><text:span text:style-name="T68"><text:line-break/></text:span><text:span text:style-name="T11"><text:line-break/></text:span><text:span text:style-name="T12">Formula: base -</text:span><text:span text:style-name="T16">20</text:span><text:span text:style-name="T12">%</text:span><text:span text:style-name="T66"> </text:span><text:span text:style-name="T11"><text:line-break/></text:span></text:p>
      <text:p text:style-name="P343" loext:marker-style-name="T23"><text:span text:style-name="T23">Lvl1: Deal </text:span><text:span text:style-name="T45">6-11 (8,5)</text:span><text:span text:style-name="T23"> fire damage, has a 30% to chill</text:span></text:p>
      <text:p text:style-name="P343" loext:marker-style-name="T23"><text:span text:style-name="T23">Lvl2: Deal </text:span><text:span text:style-name="T45">8-13 (10,5)</text:span><text:span text:style-name="T23"> fire damage, has a 40% to chill</text:span></text:p>
      <text:p text:style-name="P343" loext:marker-style-name="T23"><text:span text:style-name="T23">Lvl3: Deal </text:span><text:span text:style-name="T45">10-14 (12)</text:span><text:span text:style-name="T23"> fire damage, has a 50% to chill and a 10% to curse</text:span></text:p>
      <text:p text:style-name="P343" loext:marker-style-name="T23"><text:span text:style-name="T23">Lvl4: Deal </text:span><text:span text:style-name="T45">12-16 (14)</text:span><text:span text:style-name="T23"> fire damage, has a 50% to chill and a 20% to curse</text:span></text:p>
      <text:p text:style-name="P343" loext:marker-style-name="T23"><text:span text:style-name="T23">Lvl5: Deal </text:span><text:span text:style-name="T45">13-16 (14.5)</text:span><text:span text:style-name="T23"> fire damage, has a 50% to chill and a 30% to curse</text:span></text:p>
      <text:p text:style-name="P338" loext:marker-style-name="T23"/>
      <text:p text:style-name="P120">TAGS: SPELL | FIRE | <text:span text:style-name="T110">ELDRITCH </text:span><text:span text:style-name="T114">| CHILL | CURSE</text:span><text:line-break/><text:span text:style-name="T99">GENERIC:<text:line-break/>Perks:</text:span></text:p>
      <text:p text:style-name="P121">Supposed to Rot: +0,2 dmg multi per necrotic limb</text:p>
      <text:p text:style-name="P121">Herald of salvation: -0,05 dmg multi</text:p>
      <text:p text:style-name="P150">Reckless: +0,05 dmg multi per cloth or empty armor slot</text:p>
      <text:p text:style-name="P319">Shatter: <text:s/>+0,05 dmg mult per turn enemy has been chilled</text:p>
      <text:p text:style-name="P188">Fatal Curse: +0,1 mult against cursed enemies</text:p>
      <text:p text:style-name="P188"/>
      <text:p text:style-name="P127">Weapons:</text:p>
      <text:p text:style-name="P135">Daevas capricionsouness: 10% to 25% of random fire/cold/light</text:p>
      <text:p text:style-name="P136">Demongrip: 25% as fire</text:p>
      <text:p text:style-name="P136">Hellsiege: 25% as fire</text:p>
      <text:p text:style-name="P136">Desert wind: 15% as fire</text:p>
      <text:p text:style-name="P136">Marids gift: 15% as cold</text:p>
      <text:p text:style-name="P136">Eventide: 35% as cold</text:p>
      <text:p text:style-name="P136">Thurizas: 35% as light</text:p>
      <text:p text:style-name="P136">Crescent Moon: 15% as magic</text:p>
      <text:p text:style-name="P136">Cuchaviva: 15% as magic</text:p>
      <text:p text:style-name="P136"/>
      <text:p text:style-name="P156">Items:</text:p>
      <text:p text:style-name="P135"><text:soft-page-break/>Cleanser of the unholy: 10% as fire</text:p>
      <text:p text:style-name="P136">Voice of the Storm: 15% as lightning</text:p>
      <text:p text:style-name="P145">Acolyte of the damned: 15% as magic</text:p>
      <text:p text:style-name="P136">Essence Spike: 8% as magic</text:p>
      <text:p text:style-name="P136">Hourglass of reshaping: 8% as magic</text:p>
      <text:p text:style-name="P121"><text:span text:style-name="T104">Zircon ring: 5% added as magic</text:span><text:span text:style-name="T99"><text:line-break/></text:span>Poisoner’s Precaution: 20% chance to poison</text:p>
      <text:p text:style-name="P100">The Stampede: +0,02 dmg multi per initiative higher than enemy</text:p>
      <text:p text:style-name="P109">ruby ring: 3% of dmg as fire per affliction on enemy</text:p>
      <text:p text:style-name="P109">amber ring: +0,07 mult if at full endurance</text:p>
      <text:p text:style-name="P109">soapstone ring: +0,08 mult if enemy restrained</text:p>
      <text:p text:style-name="P109">jet: +0,2 mult</text:p>
      <text:p text:style-name="P56"><text:span text:style-name="T99"><text:line-break/>---------------------------<text:line-break/>SPELL<text:line-break/>Perks:<text:line-break/></text:span>Destructor: +0.1 dmg multi</text:p>
      <text:p text:style-name="P56"/>
      <text:p text:style-name="P31"><text:span text:style-name="T112">Consumables</text:span><text:span text:style-name="T111">:</text:span></text:p>
      <text:p text:style-name="P31"><text:span text:style-name="T112">Potion</text:span><text:span text:style-name="T111"> </text:span><text:span text:style-name="T112">of</text:span><text:span text:style-name="T111"> </text:span><text:span text:style-name="T112">bitterness</text:span><text:span text:style-name="T111">: 10% </text:span><text:span text:style-name="T112">as</text:span><text:span text:style-name="T111"> </text:span><text:span text:style-name="T112">cold</text:span></text:p>
      <text:p text:style-name="P31"><text:span text:style-name="T111">G </text:span><text:span text:style-name="T112">potion</text:span><text:span text:style-name="T111"> of </text:span><text:span text:style-name="T112">bitterness</text:span><text:span text:style-name="T111">: 25% as cold</text:span></text:p>
      <text:p text:style-name="P93">Elixir of bitterness: 5% as cold per stack</text:p>
      <text:p text:style-name="P31"><text:span text:style-name="T112">Potion</text:span><text:span text:style-name="T111"> </text:span><text:span text:style-name="T112">of</text:span><text:span text:style-name="T111"> </text:span><text:span text:style-name="T113">wrath</text:span><text:span text:style-name="T111">: 10% </text:span><text:span text:style-name="T112">as</text:span><text:span text:style-name="T111"> f</text:span><text:span text:style-name="T113">ire</text:span></text:p>
      <text:p text:style-name="P31"><text:span text:style-name="T111">G </text:span><text:span text:style-name="T112">potion</text:span><text:span text:style-name="T111"> of </text:span><text:span text:style-name="T113">wrath</text:span><text:span text:style-name="T111">: 25% as fire</text:span></text:p>
      <text:p text:style-name="P161">Elixir of wrath: 5% as fire per stack</text:p>
      <text:p text:style-name="P31"><text:span text:style-name="T112">Potion</text:span><text:span text:style-name="T111"> </text:span><text:span text:style-name="T112">of</text:span><text:span text:style-name="T111"> </text:span><text:span text:style-name="T113">hatred</text:span><text:span text:style-name="T111">: 10% </text:span><text:span text:style-name="T112">as</text:span><text:span text:style-name="T111"> </text:span><text:span text:style-name="T113">light</text:span></text:p>
      <text:p text:style-name="P31"><text:span text:style-name="T111">G </text:span><text:span text:style-name="T112">potion</text:span><text:span text:style-name="T111"> of </text:span><text:span text:style-name="T113">hatred</text:span><text:span text:style-name="T111">: 25% as lightning</text:span></text:p>
      <text:p text:style-name="P161">Elixir of hatred: 5% as lightning per stack</text:p>
      <text:p text:style-name="P56"/>
      <text:p text:style-name="P56"/>
      <text:p text:style-name="P87">Weapons:</text:p>
      <text:p text:style-name="P81">Crescent moon: After an attack crits, this deals +0,25 dmg multi</text:p>
      <text:p text:style-name="P81"/>
      <text:p text:style-name="P74"><text:span text:style-name="T100">Equipment</text:span>:</text:p>
      <text:p text:style-name="P56">Acolyte of the damned: spend 5% of currend end and half that to dmg</text:p>
      <text:p text:style-name="P81">Kinetic absorber: -1 to cd when you block</text:p>
      <text:p text:style-name="P63">Pledge of blood:<text:span text:style-name="T109">+1 rating,</text:span> if at max end, remove 10% of it and gain +4 rating</text:p>
      <text:p text:style-name="P63">Hourglass of reshaping: +0,05 dmg mult per spell on cd</text:p>
      <text:p text:style-name="P63">ancient puzzle box: if last use of spell, then +0,1 mult and +2 rating</text:p>
      <text:p text:style-name="P63">topaz ring: next attack deals 10% extra as lightning</text:p>
      <text:p text:style-name="P63">pearl ring: if first spell of combat, +3 rating</text:p>
      <text:p text:style-name="P63">nacre: 15% chance of not going into cd</text:p>
      <text:p text:style-name="P70">---------------------------</text:p>
      <text:p text:style-name="P198">FIRE</text:p>
      <text:p text:style-name="P197">Perks:</text:p>
      <text:p text:style-name="P206">Pyromancer: Minimum level 2</text:p>
      <text:p text:style-name="P206">Cremator: 15% chance to burn</text:p>
      <text:p text:style-name="P206">Fan the flames: Burns deal +0.4 dmg multi and last 1 turn less</text:p>
      <text:p text:style-name="P207">Firewalker: +0,1 dmg multi</text:p>
      <text:p text:style-name="P206"><text:soft-page-break/>Lich: -1 to maximum level</text:p>
      <text:p text:style-name="P206">Electromancer: -1 to maximum level</text:p>
      <text:p text:style-name="P212"/>
      <text:p text:style-name="P216">Weapons:</text:p>
      <text:p text:style-name="P212">Desert wind: next attack deals 30% extra dmg as fire</text:p>
      <text:p text:style-name="P212"/>
      <text:p text:style-name="P220"><text:span text:style-name="T100">Equipment</text:span>:</text:p>
      <text:p text:style-name="P212">Hand of the vizier: +1 to rating, next attack deals 10% extra dmg as fire</text:p>
      <text:p text:style-name="P225">ammo ring: burns deal 2% of targets max end per round</text:p>
      <text:p text:style-name="P226"/>
      <text:p text:style-name="P110">---------------------------</text:p>
      <text:p text:style-name="P310">ELDRITCH</text:p>
      <text:p text:style-name="P295">Perks:</text:p>
      <text:p text:style-name="P298"><text:span text:style-name="T110">Occultist</text:span>: +2 to rating</text:p>
      <text:p text:style-name="P310">Toying with madness: -2 to +4 rating (at random)</text:p>
      <text:p text:style-name="P298"/>
      <text:p text:style-name="P301">Weapons:</text:p>
      <text:p text:style-name="P301"/>
      <text:p text:style-name="P304"/>
      <text:p text:style-name="P307"><text:span text:style-name="T100">Equipment</text:span>:</text:p>
      <text:p text:style-name="P298">Sorcerer’s Pledge: <text:span text:style-name="T98">+1 to rating if </text:span><text:span text:style-name="T110">eldritch</text:span></text:p>
      <text:p text:style-name="P298">Sorcerer’s Pledge: -0,1 dmg multi <text:span text:style-name="T98">if not </text:span><text:span text:style-name="T110">eldritch</text:span></text:p>
      <text:p text:style-name="P301"><text:span text:style-name="T110">forbidden tome</text:span>: +<text:span text:style-name="T109">2</text:span> rating, <text:span text:style-name="T110">applies random affliction to you and enemy</text:span></text:p>
      <text:p text:style-name="P313">mirror mask: +2 rating, removes afflictions and copies onto enemy</text:p>
      <text:p text:style-name="P301">-------------------</text:p>
      <text:p text:style-name="P319">CHILL</text:p>
      <text:p text:style-name="P319">Perks:<text:line-break/>Chilled to the bone: Chills last twice as long<text:line-break/></text:p>
      <text:p text:style-name="P319">Weapons:</text:p>
      <text:p text:style-name="P319"/>
      <text:p text:style-name="P319">Equipment:</text:p>
      <text:p text:style-name="P319">aquamarine ring: Chilled enemies cannot recover endurace</text:p>
      <text:p text:style-name="P111">---------------------</text:p>
      <text:p text:style-name="P188">CURSE</text:p>
      <text:p text:style-name="P188">Perks:<text:line-break/><text:line-break/></text:p>
      <text:p text:style-name="P188">Weapons:</text:p>
      <text:p text:style-name="P188"/>
      <text:p text:style-name="P188">Equipment:</text:p>
      <text:p text:style-name="P188">amethyst ring: cursed enemies have -50% reduced extra damage for crits</text:p>
      <text:p text:style-name="P318"/>
      <text:p text:style-name="P343" loext:marker-style-name="T23"><text:span text:style-name="T1">Fire Rituals</text:span><text:span text:style-name="T23">:<text:line-break/><text:line-break/>Create Bonfire (</text:span><text:span text:style-name="T2">nature)</text:span><text:span text:style-name="T23">:<text:line-break/>Lvl1: Create a bonfire that lasts for 4 hours. Mishap: Take fire damage<text:line-break/>Lvl2: Create a bonfire that lasts for 6 hours. Mishap: Take fire damage<text:line-break/>Lvl3: Create a bonfire that lasts for 8 hours. Cooking rotten food removes the rot. <text:s/>Mishap: Take fire </text:span><text:soft-page-break/><text:span text:style-name="T23">damage<text:line-break/>Lvl4: Create a bonfire that lasts for 10 hours. <text:s/>Cooking rotten food removes the rot. <text:s/>Mishap: Take fire damage<text:line-break/>Lvl5: Create a bonfire that lasts for 12 hours. <text:s/>Cooking rotten food removes the rot. <text:s/>Mishap: Take fire damage<text:line-break/><text:line-break/>Fire Wall (</text:span><text:span text:style-name="T2">arcane)</text:span><text:span text:style-name="T23">:<text:line-break/>Lvl1: Surround your camp with a wall of fire, causing ambushing enemies to take X fire damage during the first round of combat. Mishap: Take fire damage<text:line-break/>Lvl2: Surround your camp with a wall of fire, causing ambushing enemies to take X fire damage during the first round of combat. Mishap: Take fire damage<text:line-break/>Lvl3: Surround your camp with a wall of fire, causing ambushing enemies to take X fire damage and have a 30% chance to be burned during the first round of combat. Mishap: Take fire damage<text:line-break/>Lvl4: Surround your camp with a wall of fire, causing ambushing enemies to take X fire damage and have a 45% chance to be burned during the first round of combat. Mishap: Take fire damage<text:line-break/>Lvl5: Surround your camp with a wall of fire, causing ambushing enemies to take X fire damage and have a 60% chance to be burned during the first round of combat. Mishap: Take fire damage<text:line-break/><text:line-break/>Aura of Incineration (</text:span><text:span text:style-name="T2">divine)</text:span><text:span text:style-name="T23">:<text:line-break/>Lvl1: At the end of your turn, deal X fire damage to enemies. Only one aura can be active at a time. Lasts until next rest. Mishap: Take fire damage<text:line-break/>Lvl1: At the end of your turn, deal X fire damage to enemies. Only one aura can be active at a time. Lasts until next rest Mishap: Take fire damage<text:line-break/>Lvl1: At the end of your turn, deal X fire damage to enemies with a 10% chance to burn. Only one aura can be active at a time. Lasts until next rest Mishap: Take fire damage<text:line-break/>Lvl1: At the end of your turn, deal X fire damage to enemies with a 15% chance to burn. Only one aura can be active at a time. Lasts until next rest Mishap: Take fire damage<text:line-break/>Lvl1: At the end of your turn, deal X fire damage to enemies with a 20% chance to burn. Only one aura can be active at a time. Lasts until next rest Mishap: Take fire damage<text:line-break/><text:line-break/><text:line-break/><text:line-break/>Volcanic Glyph (</text:span><text:span text:style-name="T2">arcane)</text:span><text:span text:style-name="T23">:<text:line-break/>Lvl1: Inscribe a weapon with fire magic, causing your attacks and skills with it to deal an additional 10% damage as fire and granting it +1 maximum damage. Only one glyph can be active per weapon at a time. Lasts until the next rest. Mishap: Destroy weapon<text:line-break/>Lvl2: Inscribe a weapon with fire magic, causing your attacks and skills with it to deal an additional 15% damage as fire and granting it +1 maximum damage. Only one glyph can be active per weapon at a time. Lasts until the next rest. Mishap: Destroy weapon<text:line-break/>Lvl3: Inscribe a weapon with fire magic, causing your attacks and skills with it to deal an additional 20% damage as fire and granting it +2 maximum damage. Only one glyph can be active per weapon at a time. Lasts until the next rest. Mishap: Destroy weapon</text:span></text:p>
      <text:p text:style-name="P343" loext:marker-style-name="T23"><text:span text:style-name="T23">Lvl4: Inscribe a weapon with fire magic, causing your attacks and skills with it to deal an additional 25% damage as fire and granting it +3 maximum damage. Only one glyph can be active per weapon at a time. Lasts until the next rest. Mishap: Destroy weapon</text:span><text:span text:style-name="T23"/></text:p>
      <text:p text:style-name="P343" loext:marker-style-name="T23"><text:span text:style-name="T23">Lvl5: Inscribe a weapon with fire magic, causing your attacks and skills with it to deal an additional 30% damage as fire and granting it +4 maximum damage. Only one glyph can be active per weapon at a time. Lasts until the next rest. Mishap: Destroy weapon</text:span><text:span text:style-name="T23"/></text:p>
      <text:p text:style-name="P343" loext:marker-style-name="T23"><text:span text:style-name="T23"><text:line-break/></text:span><text:soft-page-break/><text:span text:style-name="T23">Molten Aegis (</text:span><text:span text:style-name="T2">arcane)</text:span><text:span text:style-name="T23">:<text:line-break/>Lvl1: Cover yourself with burning coals, reducing all incoming damage by 1 and granting you X fire thorns. Only one aegis can be active at a time. Lasts until the next rest. Mishap: Reduce fire resistance<text:line-break/>Lvl2: Cover yourself with burning coals, reducing all incoming damage by 1 and granting you X fire thorns. Only one aegis can be active at a time. Lasts until the next rest. Mishap: Reduce fire resistance<text:line-break/>Lvl3: Cover yourself with burning coals, reducing all incoming damage by 2 and granting you X fire thorns. Only one aegis can be active at a time. Lasts until the next rest. Mishap: Reduce fire resistance<text:line-break/>Lvl4: Cover yourself with burning coals, reducing all incoming damage by 3 and granting you X fire thorns. Only one aegis can be active at a time. Lasts until the next rest. Mishap: Reduce fire resistance<text:line-break/>Lvl5: Cover yourself with burning coals, reducing all incoming damage by 4 and granting you X fire thorns. Only one aegis can be active at a time. Lasts until the next rest. Mishap: Reduce fire resistance<text:line-break/><text:line-break/>Archdemon Form </text:span><text:span text:style-name="T2">(switches body parts to a new set) (eldritch)</text:span><text:span text:style-name="T23">:<text:line-break/>Lvl1: Does nothing. Mishap: Summon hostile demon<text:line-break/>Lvl2: Does nothing. Mishap: Summon hostile demon<text:line-break/>Lvl3: Transform yourself into an Archdemon. Only one form can be active at a time. Mishap: Summon hostile demon<text:line-break/>Lvl4: Transform yourself into an Archdemon. Only one form can be active at a time. 5% of permanent changes. Mishap: Summon hostile demon<text:line-break/>Lvl5: Transform yourself into an Archdemon. Only one form can be active at a time. 10% of permanent changes. Mishap: Summon hostile demon<text:line-break/></text:span></text:p>
      <text:p text:style-name="P340" loext:marker-style-name="T23">Hellish Might (<text:span text:style-name="T75">infernal)<text:line-break/></text:span><text:span text:style-name="T76">Lvl1: Does nothing. Misshap: Permanently reduce one random stat.</text:span></text:p>
      <text:p text:style-name="P340" loext:marker-style-name="T23"><text:span text:style-name="T76">Lvl2: Does nothing. Misshap: Permanently reduce one random stat.<text:line-break/>Lvl3: Permanently gain 1 strenght (up to 18). Misshap: Permanently reduce one random stat.<text:line-break/>Lvl4: Permanently gain 1 strenght (up to 20) Misshap: Permanently reduce one random stat.<text:line-break/>Lvl5: Permanently gain 1 strenght (up to 22) Misshap: Permanently reduce one random stat.</text:span></text:p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pan text:style-name="T1"/></text:p>
      <text:p text:style-name="P346" loext:marker-style-name="T23"><text:span text:style-name="T1"/></text:p>
      <text:p text:style-name="P346" loext:marker-style-name="T23"><text:span text:style-name="T1"/></text:p>
      <text:p text:style-name="P346" loext:marker-style-name="T23"><text:span text:style-name="T1"/></text:p>
      <text:p text:style-name="P346" loext:marker-style-name="T23"><text:span text:style-name="T1"/></text:p>
      <text:p text:style-name="P346" loext:marker-style-name="T23"><text:span text:style-name="T1"/></text:p>
      <text:p text:style-name="P346" loext:marker-style-name="T23"><text:span text:style-name="T1"/></text:p>
      <text:p text:style-name="P346" loext:marker-style-name="T23"><text:span text:style-name="T1"/></text:p>
      <text:p text:style-name="P346" loext:marker-style-name="T23"><text:span text:style-name="T1"/></text:p>
      <text:p text:style-name="P346" loext:marker-style-name="T23"><text:soft-page-break/><text:span text:style-name="T1"/></text:p>
      <text:p text:style-name="P346" loext:marker-style-name="T23"><text:span text:style-name="T1"/></text:p>
      <text:p text:style-name="P346" loext:marker-style-name="T23"><text:span text:style-name="T1"/></text:p>
      <text:p text:style-name="P346" loext:marker-style-name="T23"><text:span text:style-name="T1"/></text:p>
      <text:p text:style-name="P346" loext:marker-style-name="T23"><text:span text:style-name="T1"/></text:p>
      <text:p text:style-name="P346" loext:marker-style-name="T23"><text:span text:style-name="T1"/></text:p>
      <text:p text:style-name="P346" loext:marker-style-name="T23"><text:span text:style-name="T1"/></text:p>
      <text:p text:style-name="P346" loext:marker-style-name="T23"><text:span text:style-name="T1"/></text:p>
      <text:p text:style-name="P346" loext:marker-style-name="T23"><text:span text:style-name="T1"/></text:p>
      <text:p text:style-name="P346" loext:marker-style-name="T23"><text:span text:style-name="T1"/></text:p>
      <text:p text:style-name="P346" loext:marker-style-name="T23"><text:span text:style-name="T1"/></text:p>
      <text:p text:style-name="P346" loext:marker-style-name="T23"><text:span text:style-name="T1">Cold spells</text:span><text:span text:style-name="T23">:<text:line-break/></text:span><text:span text:style-name="T66"> </text:span><text:span text:style-name="T23"><text:line-break/>Freezing Ray (</text:span><text:span text:style-name="T2">Arcane</text:span><text:span text:style-name="T23">):<text:line-break/><text:line-break/></text:span><text:span text:style-name="T47">TARGET BODY PART</text:span><text:span text:style-name="T23"><text:line-break/></text:span></text:p>
      <text:p text:style-name="P346" loext:marker-style-name="T23"><text:span text:style-name="T11">Tooltip: Deals </text:span><text:span text:style-name="T16">moderate</text:span><text:span text:style-name="T11"> </text:span><text:span text:style-name="T17">cold</text:span><text:span text:style-name="T11"> damage </text:span><text:span text:style-name="T68">with a chance to </text:span><text:span text:style-name="T69">paralyze the targeted limb</text:span><text:span text:style-name="T68">.</text:span><text:span text:style-name="T11"><text:line-break/><text:line-break/>On use: (Casted </text:span><text:span text:style-name="T17">Freezing Ray</text:span><text:span text:style-name="T68"> </text:span><text:span text:style-name="T11">at Y level) </text:span><text:span text:style-name="T17">You conjure a beam of cold energy at</text:span><text:span text:style-name="T16"> &lt;enemy&gt;’</text:span><text:span text:style-name="T17">s &lt;bodypart&gt;</text:span><text:span text:style-name="T65">, </text:span><text:span text:style-name="T69">dealing</text:span><text:span text:style-name="T11"> X </text:span><text:span text:style-name="T17">cold</text:span><text:span text:style-name="T65"> </text:span><text:span text:style-name="T11">damage. &lt;if </text:span><text:span text:style-name="T69">paralyze</text:span><text:span text:style-name="T11">&gt; &lt;</text:span><text:span text:style-name="T17">bodypart&gt; becomes encased in frost!</text:span><text:span text:style-name="T68"><text:line-break/></text:span><text:span text:style-name="T11"><text:line-break/></text:span><text:span text:style-name="T12">Formula: base -</text:span><text:span text:style-name="T16">20</text:span><text:span text:style-name="T12">%</text:span></text:p>
      <text:p text:style-name="P346" loext:marker-style-name="T23"><text:span text:style-name="T23"><text:line-break/>Lvl1: Deal </text:span><text:span text:style-name="T46">6-11 (8,5)</text:span><text:span text:style-name="T23"> frost damage, </text:span><text:span text:style-name="T46">2</text:span><text:span text:style-name="T23">5% to paralyze targeted body part<text:line-break/>Lvl2: Deal </text:span><text:span text:style-name="T46">8-13 (10,5)</text:span><text:span text:style-name="T23"> frost damage, </text:span><text:span text:style-name="T46">2</text:span><text:span text:style-name="T23">5% to paralyze targeted body part<text:line-break/>Lvl3: Deal </text:span><text:span text:style-name="T46">10-14 (12)</text:span><text:span text:style-name="T23"> frost damage, </text:span><text:span text:style-name="T46">30</text:span><text:span text:style-name="T23">% to paralyze targeted body part<text:line-break/>Lvl4: Deal </text:span><text:span text:style-name="T46">12-16 (14)</text:span><text:span text:style-name="T23"> frost damage, </text:span><text:span text:style-name="T46">35</text:span><text:span text:style-name="T23">% to paralyze targeted body part<text:line-break/>Lvl5: Deal </text:span><text:span text:style-name="T46">13-16 (14,5)</text:span><text:span text:style-name="T23"> frost damage, </text:span><text:span text:style-name="T46">40</text:span><text:span text:style-name="T23">% to paralyze targeted body part</text:span></text:p>
      <text:p text:style-name="P347" loext:marker-style-name="T23"><text:span text:style-name="T23">Lvl</text:span><text:span text:style-name="T49">6</text:span><text:span text:style-name="T23">: Deal </text:span><text:span text:style-name="T46">1</text:span><text:span text:style-name="T49">4</text:span><text:span text:style-name="T46">-1</text:span><text:span text:style-name="T49">7</text:span><text:span text:style-name="T46"> (1</text:span><text:span text:style-name="T49">5,5</text:span><text:span text:style-name="T46">)</text:span><text:span text:style-name="T23"> frost damage, </text:span><text:span text:style-name="T46">40</text:span><text:span text:style-name="T23">% to paralyze targeted body part</text:span></text:p>
      <text:p text:style-name="P338" loext:marker-style-name="T23"/>
      <text:p text:style-name="P338" loext:marker-style-name="T23"/>
      <text:p text:style-name="P122">TAGS: SPELL | <text:span text:style-name="T115">COLD</text:span> | ARCANE<text:line-break/><text:span text:style-name="T99">GENERIC:<text:line-break/>Perks:</text:span></text:p>
      <text:p text:style-name="P122">Supposed to Rot: +0,2 dmg multi per necrotic limb</text:p>
      <text:p text:style-name="P122">Herald of salvation: -0,05 dmg multi</text:p>
      <text:p text:style-name="P151">Reckless: +0,05 dmg multi per cloth or empty armor slot</text:p>
      <text:p text:style-name="P320">Shatter: <text:s/>+0,05 dmg mult per turn enemy has been chilled</text:p>
      <text:p text:style-name="P189">Fatal Curse: +0,1 mult against cursed enemies</text:p>
      <text:p text:style-name="P189"/>
      <text:p text:style-name="P128">Weapons:</text:p>
      <text:p text:style-name="P137">Daevas capricionsouness: 10% to 25% of random fire/cold/light</text:p>
      <text:p text:style-name="P138">Demongrip: 25% as fire</text:p>
      <text:p text:style-name="P138">Hellsiege: 25% as fire</text:p>
      <text:p text:style-name="P138">Desert wind: 15% as fire</text:p>
      <text:p text:style-name="P138">Marids gift: 15% as cold</text:p>
      <text:p text:style-name="P138">Eventide: 35% as cold</text:p>
      <text:p text:style-name="P138">Thurizas: 35% as light</text:p>
      <text:p text:style-name="P138"><text:soft-page-break/>Crescent Moon: 15% as magic</text:p>
      <text:p text:style-name="P138">Cuchaviva: 15% as magic</text:p>
      <text:p text:style-name="P138"/>
      <text:p text:style-name="P157">Items:</text:p>
      <text:p text:style-name="P137">Cleanser of the unholy: 10% as fire</text:p>
      <text:p text:style-name="P138">Voice of the Storm: 15% as lightning</text:p>
      <text:p text:style-name="P146">Acolyte of the damned: 15% as magic</text:p>
      <text:p text:style-name="P138">Essence Spike: 8% as magic</text:p>
      <text:p text:style-name="P138">Hourglass of reshaping: 8% as magic</text:p>
      <text:p text:style-name="P122"><text:span text:style-name="T104">Zircon ring: 5% added as magic</text:span><text:span text:style-name="T99"><text:line-break/></text:span>Poisoner’s Precaution: 20% chance to poison</text:p>
      <text:p text:style-name="P101">The Stampede: +0,02 dmg multi per initiative higher than enemy</text:p>
      <text:p text:style-name="P112">ruby ring: 3% of dmg as fire per affliction on enemy</text:p>
      <text:p text:style-name="P112">amber ring: +0,07 mult if at full endurance</text:p>
      <text:p text:style-name="P112">soapstone ring: +0,08 mult if enemy restrained</text:p>
      <text:p text:style-name="P112">jet: +0,2 mult</text:p>
      <text:p text:style-name="P57"><text:span text:style-name="T99"><text:line-break/>---------------------------<text:line-break/>SPELL<text:line-break/>Perks:<text:line-break/></text:span>Destructor: +0.1 dmg multi</text:p>
      <text:p text:style-name="P57"/>
      <text:p text:style-name="P33"><text:span text:style-name="T112">Consumables</text:span><text:span text:style-name="T111">:</text:span></text:p>
      <text:p text:style-name="P33"><text:span text:style-name="T112">Potion</text:span><text:span text:style-name="T111"> </text:span><text:span text:style-name="T112">of</text:span><text:span text:style-name="T111"> </text:span><text:span text:style-name="T112">bitterness</text:span><text:span text:style-name="T111">: 10% </text:span><text:span text:style-name="T112">as</text:span><text:span text:style-name="T111"> </text:span><text:span text:style-name="T112">cold</text:span></text:p>
      <text:p text:style-name="P33"><text:span text:style-name="T111">G </text:span><text:span text:style-name="T112">potion</text:span><text:span text:style-name="T111"> of </text:span><text:span text:style-name="T112">bitterness</text:span><text:span text:style-name="T111">: 25% as cold</text:span></text:p>
      <text:p text:style-name="P94">Elixir of bitterness: 5% as cold per stack</text:p>
      <text:p text:style-name="P33"><text:span text:style-name="T112">Potion</text:span><text:span text:style-name="T111"> </text:span><text:span text:style-name="T112">of</text:span><text:span text:style-name="T111"> </text:span><text:span text:style-name="T113">wrath</text:span><text:span text:style-name="T111">: 10% </text:span><text:span text:style-name="T112">as</text:span><text:span text:style-name="T111"> f</text:span><text:span text:style-name="T113">ire</text:span></text:p>
      <text:p text:style-name="P33"><text:span text:style-name="T111">G </text:span><text:span text:style-name="T112">potion</text:span><text:span text:style-name="T111"> of </text:span><text:span text:style-name="T113">wrath</text:span><text:span text:style-name="T111">: 25% as fire</text:span></text:p>
      <text:p text:style-name="P162">Elixir of wrath: 5% as fire per stack</text:p>
      <text:p text:style-name="P33"><text:span text:style-name="T112">Potion</text:span><text:span text:style-name="T111"> </text:span><text:span text:style-name="T112">of</text:span><text:span text:style-name="T111"> </text:span><text:span text:style-name="T113">hatred</text:span><text:span text:style-name="T111">: 10% </text:span><text:span text:style-name="T112">as</text:span><text:span text:style-name="T111"> </text:span><text:span text:style-name="T113">light</text:span></text:p>
      <text:p text:style-name="P33"><text:span text:style-name="T111">G </text:span><text:span text:style-name="T112">potion</text:span><text:span text:style-name="T111"> of </text:span><text:span text:style-name="T113">hatred</text:span><text:span text:style-name="T111">: 25% as lightning</text:span></text:p>
      <text:p text:style-name="P162">Elixir of hatred: 5% as lightning per stack</text:p>
      <text:p text:style-name="P33"><text:span text:style-name="T111"/></text:p>
      <text:p text:style-name="P88">Weapons:</text:p>
      <text:p text:style-name="P82">Crescent moon: After an attack crits, this deals +0,25 dmg multi</text:p>
      <text:p text:style-name="P82"/>
      <text:p text:style-name="P75"><text:span text:style-name="T100">Equipment</text:span>:</text:p>
      <text:p text:style-name="P57">Acolyte of the damned: spend 5% of currend end and half that to dmg</text:p>
      <text:p text:style-name="P82">Kinetic absorber: -1 to cd when you block</text:p>
      <text:p text:style-name="P64">Pledge of blood: if at max end, remove 10% of it and gain +4 rating</text:p>
      <text:p text:style-name="P64">Hourglass of reshaping: +0,05 dmg mult per spell on cd</text:p>
      <text:p text:style-name="P64">ancient puzzle box: if last use of spell, then +0,1 mult and +2 rating</text:p>
      <text:p text:style-name="P64">topaz ring: next attack deals 10% extra as lightning</text:p>
      <text:p text:style-name="P64">pearl ring: if first spell of combat, +3 rating</text:p>
      <text:p text:style-name="P64">nacre: 15% chance of not going into cd</text:p>
      <text:p text:style-name="P338" loext:marker-style-name="T23">………………………</text:p>
      <text:p text:style-name="P333">COLD</text:p>
      <text:p text:style-name="P324">Perks:</text:p>
      <text:p text:style-name="P325"><text:span text:style-name="T115">Lich</text:span>: Minimum level 2</text:p>
      <text:p text:style-name="P326"><text:soft-page-break/><text:span text:style-name="T115">Blizzard</text:span>walker: +0,1 dmg multi</text:p>
      <text:p text:style-name="P325"><text:span text:style-name="T115">Pyromancer</text:span>: -1 to maximum level</text:p>
      <text:p text:style-name="P325">Electromancer: -1 to maximum level</text:p>
      <text:p text:style-name="P327"/>
      <text:p text:style-name="P330">Weapons:</text:p>
      <text:p text:style-name="P327"/>
      <text:p text:style-name="P327"/>
      <text:p text:style-name="P331"><text:span text:style-name="T100">Equipment</text:span>:</text:p>
      <text:p text:style-name="P327">Hand of the vizier: +1 to rating, next attack deals 10% extra dmg as <text:span text:style-name="T115">cold</text:span></text:p>
      <text:p text:style-name="P332">-------------------------------------------------</text:p>
      <text:p text:style-name="P167">ARCANE</text:p>
      <text:p text:style-name="P166">Perks:</text:p>
      <text:p text:style-name="P173">Arcanist: +2 to rating</text:p>
      <text:p text:style-name="P173">Scroll Savant: +4 to rating if cast from a scroll</text:p>
      <text:p text:style-name="P173"/>
      <text:p text:style-name="P176">Weapons:</text:p>
      <text:p text:style-name="P179">Tool of creation: +1 to rating/+2 if ToC has a glyph</text:p>
      <text:p text:style-name="P179">Magisters rod: +1 to rating/ armor pen converted to rating at 2:1</text:p>
      <text:p text:style-name="P179">Shimmerstaff: +1 to rating</text:p>
      <text:p text:style-name="P179"/>
      <text:p text:style-name="P182"><text:span text:style-name="T100">Equipment</text:span>:</text:p>
      <text:p text:style-name="P173">Sorcerer’s Pledge: <text:span text:style-name="T98">+1 to rating if arcane</text:span></text:p>
      <text:p text:style-name="P173">Sorcerer’s Pledge: -0,1 dmg multi <text:span text:style-name="T98">if not arcane</text:span></text:p>
      <text:p text:style-name="P186">great icosahedron: +2 to rating, unlocks lvl 6</text:p>
      <text:p text:style-name="P338" loext:marker-style-name="T23"/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oft-page-break/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6" loext:marker-style-name="T23"><text:span text:style-name="T23">Cold Wave (</text:span><text:span text:style-name="T2">Nature):<text:line-break/><text:line-break/></text:span><text:span text:style-name="T18">TARGET DIRECT<text:line-break/></text:span></text:p>
      <text:p text:style-name="P42"><text:span text:style-name="T11">Tooltip: Deals </text:span><text:span text:style-name="T17">cold</text:span><text:span text:style-name="T11"> damage </text:span><text:span text:style-name="T65">distributed among all enemy body parts</text:span><text:span text:style-name="T11">. At higher levels, has a chance to </text:span><text:span text:style-name="T17">chill</text:span><text:span text:style-name="T65"> the enemy</text:span><text:span text:style-name="T11">.<text:line-break/><text:line-break/>On use: (Casted </text:span><text:span text:style-name="T69">Cold Wave</text:span><text:span text:style-name="T11"> at Y level) </text:span><text:span text:style-name="T65">You </text:span><text:span text:style-name="T69">call upon a wave of frost</text:span><text:span text:style-name="T65"> </text:span><text:span text:style-name="T69">that surrounds </text:span><text:span text:style-name="T11"><text:s/>&lt;enemy&gt; dealing X </text:span><text:span text:style-name="T69">cold</text:span><text:span text:style-name="T65"> </text:span><text:span text:style-name="T11">damage t</text:span><text:span text:style-name="T12">o </text:span><text:span text:style-name="T65">all their body parts</text:span><text:span text:style-name="T11">. &lt;if </text:span><text:span text:style-name="T69">chill</text:span><text:span text:style-name="T11">&gt; </text:span><text:span text:style-name="T69">The cold chills them to the bone</text:span><text:span text:style-name="T11"><text:line-break/></text:span></text:p>
      <text:p text:style-name="P346" loext:marker-style-name="T23"><text:span text:style-name="T66">Formula: base</text:span><text:span text:style-name="T65">/4</text:span><text:span text:style-name="T66"> </text:span><text:span text:style-name="T70"><text:line-break/></text:span></text:p>
      <text:p text:style-name="P346" loext:marker-style-name="T23"><text:span text:style-name="T2"><text:line-break/></text:span><text:span text:style-name="T23">Lvl1: Deal </text:span><text:span text:style-name="T46">1-4 (2,5)</text:span><text:span text:style-name="T23"> frost damage to all body parts<text:line-break/>Lvl2: Deal </text:span><text:span text:style-name="T47">2-4 (3)</text:span><text:span text:style-name="T23"> frost damage to all body parts</text:span></text:p>
      <text:p text:style-name="P343" loext:marker-style-name="T23"><text:span text:style-name="T23">Lvl3: Deal </text:span><text:span text:style-name="T47">3-5 (4)</text:span><text:span text:style-name="T23"> frost damage to all body parts, </text:span><text:span text:style-name="T47">50</text:span><text:span text:style-name="T23">% chance to chill</text:span></text:p>
      <text:p text:style-name="P343" loext:marker-style-name="T23"><text:span text:style-name="T23">Lvl4: Deal </text:span><text:span text:style-name="T47">3</text:span><text:span text:style-name="T23">-</text:span><text:span text:style-name="T47">5 (4)</text:span><text:span text:style-name="T23"> frost damage to all body parts, </text:span><text:span text:style-name="T47">65</text:span><text:span text:style-name="T23">% chance to chill</text:span></text:p>
      <text:p text:style-name="P33" loext:marker-style-name="T23"><text:span text:style-name="T23">Lvl5: Deal </text:span><text:span text:style-name="T47">3-6 (4,5)</text:span><text:span text:style-name="T23"> frost damage to all body parts, </text:span><text:span text:style-name="T47">80</text:span><text:span text:style-name="T23">% chance to chill<text:line-break/></text:span></text:p>
      <text:p text:style-name="P122">TAGS: SPELL | <text:span text:style-name="T115">COLD</text:span> | <text:span text:style-name="T115">NATURE | CHILL</text:span><text:line-break/><text:span text:style-name="T99">GENERIC:<text:line-break/>Perks:</text:span></text:p>
      <text:p text:style-name="P122">Supposed to Rot: +0,2 dmg multi per necrotic limb</text:p>
      <text:p text:style-name="P122">Herald of salvation: -0,05 dmg multi</text:p>
      <text:p text:style-name="P151">Reckless: +0,05 dmg multi per cloth or empty armor slot</text:p>
      <text:p text:style-name="P320">Shatter: <text:s/>+0,05 dmg mult per turn enemy has been chilled</text:p>
      <text:p text:style-name="P189">Fatal Curse: +0,1 mult against cursed enemies</text:p>
      <text:p text:style-name="P189"/>
      <text:p text:style-name="P128">Weapons:</text:p>
      <text:p text:style-name="P137">Daevas capricionsouness: 10% to 25% of random fire/cold/light</text:p>
      <text:p text:style-name="P138">Demongrip: 25% as fire</text:p>
      <text:p text:style-name="P138">Hellsiege: 25% as fire</text:p>
      <text:p text:style-name="P138">Desert wind: 15% as fire</text:p>
      <text:p text:style-name="P138"><text:soft-page-break/>Marids gift: 15% as cold</text:p>
      <text:p text:style-name="P138">Eventide: 35% as cold</text:p>
      <text:p text:style-name="P138">Thurizas: 35% as light</text:p>
      <text:p text:style-name="P138">Crescent Moon: 15% as magic</text:p>
      <text:p text:style-name="P138">Cuchaviva: 15% as magic</text:p>
      <text:p text:style-name="P138"/>
      <text:p text:style-name="P157">Items:</text:p>
      <text:p text:style-name="P137">Cleanser of the unholy: 10% as fire</text:p>
      <text:p text:style-name="P138">Voice of the Storm: 15% as lightning</text:p>
      <text:p text:style-name="P146">Acolyte of the damned: 15% as magic</text:p>
      <text:p text:style-name="P138">Essence Spike: 8% as magic</text:p>
      <text:p text:style-name="P138">Hourglass of reshaping: 8% as magic</text:p>
      <text:p text:style-name="P122"><text:span text:style-name="T104">Zircon ring: 5% added as magic</text:span><text:span text:style-name="T99"><text:line-break/></text:span>Poisoner’s Precaution: 20% chance to poison</text:p>
      <text:p text:style-name="P101">The Stampede: +0,02 dmg multi per initiative higher than enemy</text:p>
      <text:p text:style-name="P112">ruby ring: 3% of dmg as fire per affliction on enemy</text:p>
      <text:p text:style-name="P112">amber ring: +0,07 mult if at full endurance</text:p>
      <text:p text:style-name="P112">soapstone ring: +0,08 mult if enemy restrained</text:p>
      <text:p text:style-name="P112">jet: +0,2 mult</text:p>
      <text:p text:style-name="P57"><text:span text:style-name="T99"><text:line-break/>---------------------------<text:line-break/>SPELL<text:line-break/>Perks:<text:line-break/></text:span>Destructor: +0.1 dmg multi</text:p>
      <text:p text:style-name="P57"/>
      <text:p text:style-name="P33"><text:span text:style-name="T112">Consumables</text:span><text:span text:style-name="T111">:</text:span></text:p>
      <text:p text:style-name="P33"><text:span text:style-name="T112">Potion</text:span><text:span text:style-name="T111"> </text:span><text:span text:style-name="T112">of</text:span><text:span text:style-name="T111"> </text:span><text:span text:style-name="T112">bitterness</text:span><text:span text:style-name="T111">: 10% </text:span><text:span text:style-name="T112">as</text:span><text:span text:style-name="T111"> </text:span><text:span text:style-name="T112">cold</text:span></text:p>
      <text:p text:style-name="P33"><text:span text:style-name="T111">G </text:span><text:span text:style-name="T112">potion</text:span><text:span text:style-name="T111"> of </text:span><text:span text:style-name="T112">bitterness</text:span><text:span text:style-name="T111">: 25% as cold</text:span></text:p>
      <text:p text:style-name="P94">Elixir of bitterness: 5% as cold per stack</text:p>
      <text:p text:style-name="P33"><text:span text:style-name="T112">Potion</text:span><text:span text:style-name="T111"> </text:span><text:span text:style-name="T112">of</text:span><text:span text:style-name="T111"> </text:span><text:span text:style-name="T113">wrath</text:span><text:span text:style-name="T111">: 10% </text:span><text:span text:style-name="T112">as</text:span><text:span text:style-name="T111"> f</text:span><text:span text:style-name="T113">ire</text:span></text:p>
      <text:p text:style-name="P33"><text:span text:style-name="T111">G </text:span><text:span text:style-name="T112">potion</text:span><text:span text:style-name="T111"> of </text:span><text:span text:style-name="T113">wrath</text:span><text:span text:style-name="T111">: 25% as fire</text:span></text:p>
      <text:p text:style-name="P162">Elixir of wrath: 5% as fire per stack</text:p>
      <text:p text:style-name="P33"><text:span text:style-name="T112">Potion</text:span><text:span text:style-name="T111"> </text:span><text:span text:style-name="T112">of</text:span><text:span text:style-name="T111"> </text:span><text:span text:style-name="T113">hatred</text:span><text:span text:style-name="T111">: 10% </text:span><text:span text:style-name="T112">as</text:span><text:span text:style-name="T111"> </text:span><text:span text:style-name="T113">light</text:span></text:p>
      <text:p text:style-name="P33"><text:span text:style-name="T111">G </text:span><text:span text:style-name="T112">potion</text:span><text:span text:style-name="T111"> of </text:span><text:span text:style-name="T113">hatred</text:span><text:span text:style-name="T111">: 25% as lightning</text:span></text:p>
      <text:p text:style-name="P162">Elixir of hatred: 5% as lightning per stack</text:p>
      <text:p text:style-name="P33"><text:span text:style-name="T111"/></text:p>
      <text:p text:style-name="P88">Weapons:</text:p>
      <text:p text:style-name="P82">Crescent moon: After an attack crits, this deals +0,25 dmg multi</text:p>
      <text:p text:style-name="P82"/>
      <text:p text:style-name="P75"><text:span text:style-name="T100">Equipment</text:span>:</text:p>
      <text:p text:style-name="P57">Acolyte of the damned: spend 5% of currend end and half that to dmg</text:p>
      <text:p text:style-name="P82">Kinetic absorber: -1 to cd when you block</text:p>
      <text:p text:style-name="P64">Pledge of blood: if at max end, remove 10% of it and gain +4 rating</text:p>
      <text:p text:style-name="P64">Hourglass of reshaping: +0,05 dmg mult per spell on cd</text:p>
      <text:p text:style-name="P64">ancient puzzle box: if last use of spell, then +0,1 mult and +2 rating</text:p>
      <text:p text:style-name="P64">topaz ring: next attack deals 10% extra as lightning</text:p>
      <text:p text:style-name="P64">pearl ring: if first spell of combat, +3 rating</text:p>
      <text:p text:style-name="P64">nacre: 15% chance of not going into cd</text:p>
      <text:p text:style-name="P339" loext:marker-style-name="T23">………………………</text:p>
      <text:p text:style-name="P333"><text:soft-page-break/>COLD</text:p>
      <text:p text:style-name="P324">Perks:</text:p>
      <text:p text:style-name="P325"><text:span text:style-name="T115">Lich</text:span>: Minimum level 2</text:p>
      <text:p text:style-name="P326"><text:span text:style-name="T115">Blizzard</text:span>walker: +0,1 dmg multi</text:p>
      <text:p text:style-name="P325"><text:span text:style-name="T115">Pyromancer</text:span>: -1 to maximum level</text:p>
      <text:p text:style-name="P325">Electromancer: -1 to maximum level</text:p>
      <text:p text:style-name="P327"/>
      <text:p text:style-name="P330">Weapons:</text:p>
      <text:p text:style-name="P327"/>
      <text:p text:style-name="P327"/>
      <text:p text:style-name="P331"><text:span text:style-name="T100">Equipment</text:span>:</text:p>
      <text:p text:style-name="P327">Hand of the vizier: +1 to rating, next attack deals 10% extra dmg as <text:span text:style-name="T115">cold</text:span></text:p>
      <text:p text:style-name="P25">-------------------------------------------------</text:p>
      <text:p text:style-name="P235">NATURE</text:p>
      <text:p text:style-name="P232">Perks:</text:p>
      <text:p text:style-name="P229"><text:span text:style-name="T100">Shaman</text:span>: +2 to rating</text:p>
      <text:p text:style-name="P229"/>
      <text:p text:style-name="P229"/>
      <text:p text:style-name="P235">Weapons:</text:p>
      <text:p text:style-name="P235">Desert wind: rating +1</text:p>
      <text:p text:style-name="P238"/>
      <text:p text:style-name="P241"><text:span text:style-name="T100">Equipment</text:span>:</text:p>
      <text:p text:style-name="P229">Sorcerer’s Pledge: <text:span text:style-name="T98">+1 to rating if </text:span><text:span text:style-name="T109">nature</text:span></text:p>
      <text:p text:style-name="P229">Sorcerer’s Pledge: -0,1 dmg multi <text:span text:style-name="T98">if not </text:span><text:span text:style-name="T109">nature</text:span></text:p>
      <text:p text:style-name="P235">Coralweave: +1 rating</text:p>
      <text:p text:style-name="P235">Voice of the storm: +2 rating</text:p>
      <text:p text:style-name="P33" loext:marker-style-name="T23"><text:span text:style-name="T116">Calamity conflux: +2 rating, 5% extra as </text:span><text:span text:style-name="T117">fire</text:span><text:span text:style-name="T116"> and light</text:span></text:p>
      <text:p text:style-name="P33" loext:marker-style-name="T23"><text:span text:style-name="T116">--------------------------------------------------------------</text:span></text:p>
      <text:p text:style-name="P320">CHILL</text:p>
      <text:p text:style-name="P320">Perks:<text:line-break/>Chilled to the bone: Chills last twice as long<text:line-break/></text:p>
      <text:p text:style-name="P320">Weapons:</text:p>
      <text:p text:style-name="P320"/>
      <text:p text:style-name="P320">Equipment:</text:p>
      <text:p text:style-name="P33" loext:marker-style-name="T23"><text:span text:style-name="T120">aquamarine ring: Chilled enemies cannot recover endurace</text:span></text:p>
      <text:p text:style-name="P349" loext:marker-style-name="T23"><text:span text:style-name="T23"><text:line-break/></text:span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oft-page-break/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/></text:p>
      <text:p text:style-name="P349" loext:marker-style-name="T23"><text:span text:style-name="T35">Winter</text:span><text:span text:style-name="T23"> Breath (</text:span><text:span text:style-name="T2">Divine):</text:span></text:p>
      <text:p text:style-name="P349" loext:marker-style-name="T23"><text:span text:style-name="T2"/></text:p>
      <text:p text:style-name="P366" loext:marker-style-name="T23"><text:span text:style-name="T2">TARGET DIRECT</text:span></text:p>
      <text:p text:style-name="P350" loext:marker-style-name="T23"><text:span text:style-name="T2"/></text:p>
      <text:p text:style-name="P350" loext:marker-style-name="T23"><text:span text:style-name="T11">Tooltip: Deals </text:span><text:span text:style-name="T15">minor cold damage to an enemy and chills them</text:span><text:span text:style-name="T13">. </text:span><text:span text:style-name="T15">At higher levels, deals greatly increased damage to already chilled enemies.</text:span><text:span text:style-name="T11"><text:line-break/><text:line-break/>On use: (Casted </text:span><text:span text:style-name="T15">Winter Breath</text:span><text:span text:style-name="T11"> at Y level) </text:span><text:span text:style-name="T15">Your breath becomes ice and blasts</text:span><text:span text:style-name="T11"> &lt;enemy&gt; </text:span><text:span text:style-name="T15">for</text:span><text:span text:style-name="T11"> X </text:span><text:span text:style-name="T14">cold </text:span><text:span text:style-name="T11">damage. &lt;if </text:span><text:span text:style-name="T15">already chilled</text:span><text:span text:style-name="T11">&gt; </text:span><text:span text:style-name="T15">The air coalesces into frozen daggers dealing an additional Z cold damage.</text:span><text:span text:style-name="T11"><text:line-break/><text:line-break/></text:span><text:span text:style-name="T12">Formula: base </text:span><text:span text:style-name="T14">-</text:span><text:span text:style-name="T15">50%</text:span><text:span text:style-name="T2"><text:line-break/></text:span><text:span text:style-name="T23">Lvl1: Chill enemy, deal </text:span><text:span text:style-name="T42">3-8</text:span><text:span text:style-name="T62"> (5.5)</text:span><text:span text:style-name="T61"> </text:span><text:span text:style-name="T23">frost damage<text:line-break/>Lvl2: Chill enemy, deal </text:span><text:span text:style-name="T62">4-9 (6.5)</text:span><text:span text:style-name="T23"> frost damage<text:line-break/>Lvl3: Chill enemy, deal </text:span><text:span text:style-name="T62">5-10 (7.5)</text:span><text:span text:style-name="T23"> frost damage. Deals </text:span><text:span text:style-name="T62">8</text:span><text:span text:style-name="T23"> extra if enemy is already chilled<text:line-break/>Lvl4: Chill enemy, deal </text:span><text:span text:style-name="T62">6-11 (8.5)</text:span><text:span text:style-name="T23"> frost damage. Deals </text:span><text:span text:style-name="T62">10</text:span><text:span text:style-name="T23"> extra if enemy is already chilled<text:line-break/>Lvl5: Chill enemy, deal </text:span><text:span text:style-name="T62">6-12 (9)</text:span><text:span text:style-name="T23"> frost damage. Deals </text:span><text:span text:style-name="T62">14</text:span><text:span text:style-name="T23"> extra if enemy is already chilled</text:span></text:p>
      <text:p text:style-name="P338" loext:marker-style-name="T23"/>
      <text:p text:style-name="P27"><text:span text:style-name="T81"/></text:p>
      <text:p text:style-name="P338" loext:marker-style-name="T23"/>
      <text:p text:style-name="P122">TAGS: SPELL | <text:span text:style-name="T115">COLD</text:span> | <text:span text:style-name="T115">DIVINE | CHILL</text:span><text:line-break/><text:span text:style-name="T99">GENERIC:<text:line-break/>Perks:</text:span></text:p>
      <text:p text:style-name="P122">Supposed to Rot: +0,2 dmg multi per necrotic limb</text:p>
      <text:p text:style-name="P122">Herald of salvation: -0,05 dmg multi</text:p>
      <text:p text:style-name="P151">Reckless: +0,05 dmg multi per cloth or empty armor slot</text:p>
      <text:p text:style-name="P320">Shatter: <text:s/>+0,05 dmg mult per turn enemy has been chilled</text:p>
      <text:p text:style-name="P189">Fatal Curse: +0,1 mult against cursed enemies</text:p>
      <text:p text:style-name="P189"/>
      <text:p text:style-name="P128">Weapons:</text:p>
      <text:p text:style-name="P137">Daevas capricionsouness: 10% to 25% of random fire/cold/light</text:p>
      <text:p text:style-name="P138">Demongrip: 25% as fire</text:p>
      <text:p text:style-name="P138"><text:soft-page-break/>Hellsiege: 25% as fire</text:p>
      <text:p text:style-name="P138">Desert wind: 15% as fire</text:p>
      <text:p text:style-name="P138">Marids gift: 15% as cold</text:p>
      <text:p text:style-name="P138">Eventide: 35% as cold</text:p>
      <text:p text:style-name="P138">Thurizas: 35% as light</text:p>
      <text:p text:style-name="P138">Crescent Moon: 15% as magic</text:p>
      <text:p text:style-name="P138">Cuchaviva: 15% as magic</text:p>
      <text:p text:style-name="P138"/>
      <text:p text:style-name="P157">Items:</text:p>
      <text:p text:style-name="P137">Cleanser of the unholy: 10% as fire</text:p>
      <text:p text:style-name="P138">Voice of the Storm: 15% as lightning</text:p>
      <text:p text:style-name="P146">Acolyte of the damned: 15% as magic</text:p>
      <text:p text:style-name="P138">Essence Spike: 8% as magic</text:p>
      <text:p text:style-name="P138">Hourglass of reshaping: 8% as magic</text:p>
      <text:p text:style-name="P122"><text:span text:style-name="T104">Zircon ring: 5% added as magic</text:span><text:span text:style-name="T99"><text:line-break/></text:span>Poisoner’s Precaution: 20% chance to poison</text:p>
      <text:p text:style-name="P101">The Stampede: +0,02 dmg multi per initiative higher than enemy</text:p>
      <text:p text:style-name="P112">ruby ring: 3% of dmg as fire per affliction on enemy</text:p>
      <text:p text:style-name="P112">amber ring: +0,07 mult if at full endurance</text:p>
      <text:p text:style-name="P112">soapstone ring: +0,08 mult if enemy restrained</text:p>
      <text:p text:style-name="P112">jet: +0,2 mult</text:p>
      <text:p text:style-name="P57"><text:span text:style-name="T99"><text:line-break/>---------------------------<text:line-break/>SPELL<text:line-break/>Perks:<text:line-break/></text:span>Destructor: +0.1 dmg multi</text:p>
      <text:p text:style-name="P57"/>
      <text:p text:style-name="P33"><text:span text:style-name="T112">Consumables</text:span><text:span text:style-name="T111">:</text:span></text:p>
      <text:p text:style-name="P33"><text:span text:style-name="T112">Potion</text:span><text:span text:style-name="T111"> </text:span><text:span text:style-name="T112">of</text:span><text:span text:style-name="T111"> </text:span><text:span text:style-name="T112">bitterness</text:span><text:span text:style-name="T111">: 10% </text:span><text:span text:style-name="T112">as</text:span><text:span text:style-name="T111"> </text:span><text:span text:style-name="T112">cold</text:span></text:p>
      <text:p text:style-name="P33"><text:span text:style-name="T111">G </text:span><text:span text:style-name="T112">potion</text:span><text:span text:style-name="T111"> of </text:span><text:span text:style-name="T112">bitterness</text:span><text:span text:style-name="T111">: 25% as cold</text:span></text:p>
      <text:p text:style-name="P94">Elixir of bitterness: 5% as cold per stack</text:p>
      <text:p text:style-name="P33"><text:span text:style-name="T112">Potion</text:span><text:span text:style-name="T111"> </text:span><text:span text:style-name="T112">of</text:span><text:span text:style-name="T111"> </text:span><text:span text:style-name="T113">wrath</text:span><text:span text:style-name="T111">: 10% </text:span><text:span text:style-name="T112">as</text:span><text:span text:style-name="T111"> f</text:span><text:span text:style-name="T113">ire</text:span></text:p>
      <text:p text:style-name="P33"><text:span text:style-name="T111">G </text:span><text:span text:style-name="T112">potion</text:span><text:span text:style-name="T111"> of </text:span><text:span text:style-name="T113">wrath</text:span><text:span text:style-name="T111">: 25% as fire</text:span></text:p>
      <text:p text:style-name="P162">Elixir of wrath: 5% as fire per stack</text:p>
      <text:p text:style-name="P33"><text:span text:style-name="T112">Potion</text:span><text:span text:style-name="T111"> </text:span><text:span text:style-name="T112">of</text:span><text:span text:style-name="T111"> </text:span><text:span text:style-name="T113">hatred</text:span><text:span text:style-name="T111">: 10% </text:span><text:span text:style-name="T112">as</text:span><text:span text:style-name="T111"> </text:span><text:span text:style-name="T113">light</text:span></text:p>
      <text:p text:style-name="P33"><text:span text:style-name="T111">G </text:span><text:span text:style-name="T112">potion</text:span><text:span text:style-name="T111"> of </text:span><text:span text:style-name="T113">hatred</text:span><text:span text:style-name="T111">: 25% as lightning</text:span></text:p>
      <text:p text:style-name="P162">Elixir of hatred: 5% as lightning per stack</text:p>
      <text:p text:style-name="P33"><text:span text:style-name="T111"/></text:p>
      <text:p text:style-name="P88">Weapons:</text:p>
      <text:p text:style-name="P82">Crescent moon: After an attack crits, this deals +0,25 dmg multi</text:p>
      <text:p text:style-name="P82"/>
      <text:p text:style-name="P75"><text:span text:style-name="T100">Equipment</text:span>:</text:p>
      <text:p text:style-name="P57">Acolyte of the damned: spend 5% of currend end and half that to dmg</text:p>
      <text:p text:style-name="P82">Kinetic absorber: -1 to cd when you block</text:p>
      <text:p text:style-name="P64">Pledge of blood: if at max end, remove 10% of it and gain +4 rating</text:p>
      <text:p text:style-name="P64">Hourglass of reshaping: +0,05 dmg mult per spell on cd</text:p>
      <text:p text:style-name="P64">ancient puzzle box: if last use of spell, then +0,1 mult and +2 rating</text:p>
      <text:p text:style-name="P64">topaz ring: next attack deals 10% extra as lightning</text:p>
      <text:p text:style-name="P64">pearl ring: if first spell of combat, +3 rating</text:p>
      <text:p text:style-name="P64"><text:soft-page-break/>nacre: 15% chance of not going into cd</text:p>
      <text:p text:style-name="P339" loext:marker-style-name="T23">………………………</text:p>
      <text:p text:style-name="P333">COLD</text:p>
      <text:p text:style-name="P324">Perks:</text:p>
      <text:p text:style-name="P325"><text:span text:style-name="T115">Lich</text:span>: Minimum level 2</text:p>
      <text:p text:style-name="P326"><text:span text:style-name="T115">Blizzard</text:span>walker: +0,1 dmg multi</text:p>
      <text:p text:style-name="P325"><text:span text:style-name="T115">Pyromancer</text:span>: -1 to maximum level</text:p>
      <text:p text:style-name="P325">Electromancer: -1 to maximum level</text:p>
      <text:p text:style-name="P327"/>
      <text:p text:style-name="P330">Weapons:</text:p>
      <text:p text:style-name="P327"/>
      <text:p text:style-name="P327"/>
      <text:p text:style-name="P331"><text:span text:style-name="T100">Equipment</text:span>:</text:p>
      <text:p text:style-name="P327">Hand of the vizier: +1 to rating, next attack deals 10% extra dmg as <text:span text:style-name="T115">cold</text:span></text:p>
      <text:p text:style-name="P25">-------------------------------------------------</text:p>
      <text:p text:style-name="P271">DIVINE</text:p>
      <text:p text:style-name="P249">Perks:</text:p>
      <text:p text:style-name="P254"><text:span text:style-name="T109">Dominie</text:span>: +2 to rating</text:p>
      <text:p text:style-name="P254"/>
      <text:p text:style-name="P254"/>
      <text:p text:style-name="P244">Weapons:</text:p>
      <text:p text:style-name="P244"><text:span text:style-name="T109">Gandiva</text:span>: rating +1</text:p>
      <text:p text:style-name="P261"/>
      <text:p text:style-name="P266"><text:span text:style-name="T100">Equipment</text:span>:</text:p>
      <text:p text:style-name="P254">Sorcerer’s Pledge: <text:span text:style-name="T98">+1 to rating if </text:span><text:span text:style-name="T109">divine</text:span></text:p>
      <text:p text:style-name="P254">Sorcerer’s Pledge: -0,1 dmg multi <text:span text:style-name="T98">if not </text:span><text:span text:style-name="T109">divine</text:span></text:p>
      <text:p text:style-name="P244"><text:span text:style-name="T109">Hood of penitence</text:span>: +<text:span text:style-name="T109">3</text:span> rating</text:p>
      <text:p text:style-name="P244"><text:span text:style-name="T109">Sacred Oath</text:span> +<text:span text:style-name="T109">1</text:span> rating</text:p>
      <text:p text:style-name="P244"><text:span text:style-name="T109">Gilded icon</text:span>: +2 rating, <text:span text:style-name="T109">if </text:span><text:span text:style-name="T115">Winter Breath</text:span><text:span text:style-name="T109"> remove CD and +1 use</text:span></text:p>
      <text:p text:style-name="P339" loext:marker-style-name="T23"><text:span text:style-name="T116"/></text:p>
      <text:p text:style-name="P33" loext:marker-style-name="T23"><text:span text:style-name="T116">--------------------------------------------------------------</text:span></text:p>
      <text:p text:style-name="P320">CHILL</text:p>
      <text:p text:style-name="P320">Perks:<text:line-break/>Chilled to the bone: Chills last twice as long<text:line-break/></text:p>
      <text:p text:style-name="P320">Weapons:</text:p>
      <text:p text:style-name="P320"/>
      <text:p text:style-name="P320">Equipment:</text:p>
      <text:p text:style-name="P33" loext:marker-style-name="T23"><text:span text:style-name="T121">aquamarine ring: Chilled enemies cannot recover endurace</text:span></text:p>
      <text:p text:style-name="P338" loext:marker-style-name="T23"/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oft-page-break/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/></text:p>
      <text:p text:style-name="P351" loext:marker-style-name="T23"><text:span text:style-name="T23">Chant of Caina (</text:span><text:span text:style-name="T2">Infernal):</text:span></text:p>
      <text:p text:style-name="P351" loext:marker-style-name="T23"><text:span text:style-name="T2"/></text:p>
      <text:p text:style-name="P366" loext:marker-style-name="T23"><text:span text:style-name="T2">TARGET DIRECT</text:span></text:p>
      <text:p text:style-name="P351" loext:marker-style-name="T23"><text:span text:style-name="T2"/></text:p>
      <text:p text:style-name="P38"><text:span text:style-name="T11">Tooltip: Deals </text:span><text:span text:style-name="T13">cold</text:span><text:span text:style-name="T11"> damage to one </text:span><text:span text:style-name="T13">enemy</text:span><text:span text:style-name="T11">. </text:span><text:span text:style-name="T13">If the enemy’s remaining endurance is below a threshold, it dies instantly.</text:span><text:span text:style-name="T11"><text:line-break/><text:line-break/>On use: (Casted </text:span><text:span text:style-name="T14">Chant of Caina</text:span><text:span text:style-name="T11"> at Y level) You </text:span><text:span text:style-name="T14">sing words of unholy power causing</text:span><text:span text:style-name="T11"> &lt;enemy&gt; </text:span><text:span text:style-name="T14">to take</text:span><text:span text:style-name="T11"> X </text:span><text:span text:style-name="T14">cold </text:span><text:span text:style-name="T11">damage. &lt;if </text:span><text:span text:style-name="T14">threshold</text:span><text:span text:style-name="T11">&gt; </text:span><text:span text:style-name="T14">The &lt;enemy&gt; freezes and shatters into tiny pieces.</text:span><text:span text:style-name="T11"><text:line-break/><text:line-break/></text:span><text:span text:style-name="T12">Formula: base </text:span><text:span text:style-name="T14">+0%</text:span></text:p>
      <text:p text:style-name="P351" loext:marker-style-name="T23"><text:span text:style-name="T2"><text:line-break/></text:span><text:span text:style-name="T23">Lvl1: Deal </text:span><text:span text:style-name="T41">8-14 (11)</text:span><text:span text:style-name="T23"> frost damage. If target is left below 5% Endurance, it dies.<text:line-break/>Lvl</text:span><text:span text:style-name="T62">2</text:span><text:span text:style-name="T23">: Deal </text:span><text:span text:style-name="T41">10-16 (13)</text:span><text:span text:style-name="T23"> frost damage. If target is left below 5% Endurance, it dies.<text:line-break/>Lvl</text:span><text:span text:style-name="T62">3</text:span><text:span text:style-name="T23">: Deal </text:span><text:span text:style-name="T41">12-18 (15)</text:span><text:span text:style-name="T23"> frost damage. If target is left below 6% Endurance, it dies.<text:line-break/>Lvl</text:span><text:span text:style-name="T62">4</text:span><text:span text:style-name="T23">: Deal </text:span><text:span text:style-name="T41">14-20 (17)</text:span><text:span text:style-name="T23"> frost damage. If target is left below 7% Endurance, it dies.<text:line-break/>Lvl</text:span><text:span text:style-name="T62">5</text:span><text:span text:style-name="T23">: Deal </text:span><text:span text:style-name="T41">14-22 (18)</text:span><text:span text:style-name="T23"> frost damage. If target is left below 8% Endurance, it dies.</text:span></text:p>
      <text:p text:style-name="P26"><text:span text:style-name="T81"/></text:p>
      <text:p text:style-name="P122">TAGS: SPELL | <text:span text:style-name="T115">COLD</text:span> | <text:span text:style-name="T115">INFERNAL </text:span><text:line-break/><text:span text:style-name="T99">GENERIC:<text:line-break/>Perks:</text:span></text:p>
      <text:p text:style-name="P122">Supposed to Rot: +0,2 dmg multi per necrotic limb</text:p>
      <text:p text:style-name="P122">Herald of salvation: -0,05 dmg multi</text:p>
      <text:p text:style-name="P151">Reckless: +0,05 dmg multi per cloth or empty armor slot</text:p>
      <text:p text:style-name="P320">Shatter: <text:s/>+0,05 dmg mult per turn enemy has been chilled</text:p>
      <text:p text:style-name="P189">Fatal Curse: +0,1 mult against cursed enemies</text:p>
      <text:p text:style-name="P189"/>
      <text:p text:style-name="P128">Weapons:</text:p>
      <text:p text:style-name="P137">Daevas capricionsouness: 10% to 25% of random fire/cold/light</text:p>
      <text:p text:style-name="P138">Demongrip: 25% as fire</text:p>
      <text:p text:style-name="P138"><text:soft-page-break/>Hellsiege: 25% as fire</text:p>
      <text:p text:style-name="P138">Desert wind: 15% as fire</text:p>
      <text:p text:style-name="P138">Marids gift: 15% as cold</text:p>
      <text:p text:style-name="P138">Eventide: 35% as cold</text:p>
      <text:p text:style-name="P138">Thurizas: 35% as light</text:p>
      <text:p text:style-name="P138">Crescent Moon: 15% as magic</text:p>
      <text:p text:style-name="P138">Cuchaviva: 15% as magic</text:p>
      <text:p text:style-name="P138"/>
      <text:p text:style-name="P157">Items:</text:p>
      <text:p text:style-name="P137">Cleanser of the unholy: 10% as fire</text:p>
      <text:p text:style-name="P138">Voice of the Storm: 15% as lightning</text:p>
      <text:p text:style-name="P146">Acolyte of the damned: 15% as magic</text:p>
      <text:p text:style-name="P138">Essence Spike: 8% as magic</text:p>
      <text:p text:style-name="P138">Hourglass of reshaping: 8% as magic</text:p>
      <text:p text:style-name="P122"><text:span text:style-name="T104">Zircon ring: 5% added as magic</text:span><text:span text:style-name="T99"><text:line-break/></text:span>Poisoner’s Precaution: 20% chance to poison</text:p>
      <text:p text:style-name="P101">The Stampede: +0,02 dmg multi per initiative higher than enemy</text:p>
      <text:p text:style-name="P112">ruby ring: 3% of dmg as fire per affliction on enemy</text:p>
      <text:p text:style-name="P112">amber ring: +0,07 mult if at full endurance</text:p>
      <text:p text:style-name="P112">soapstone ring: +0,08 mult if enemy restrained</text:p>
      <text:p text:style-name="P112">jet: +0,2 mult</text:p>
      <text:p text:style-name="P57"><text:span text:style-name="T99"><text:line-break/>---------------------------<text:line-break/>SPELL<text:line-break/>Perks:<text:line-break/></text:span>Destructor: +0.1 dmg multi</text:p>
      <text:p text:style-name="P57"/>
      <text:p text:style-name="P33"><text:span text:style-name="T112">Consumables</text:span><text:span text:style-name="T111">:</text:span></text:p>
      <text:p text:style-name="P33"><text:span text:style-name="T112">Potion</text:span><text:span text:style-name="T111"> </text:span><text:span text:style-name="T112">of</text:span><text:span text:style-name="T111"> </text:span><text:span text:style-name="T112">bitterness</text:span><text:span text:style-name="T111">: 10% </text:span><text:span text:style-name="T112">as</text:span><text:span text:style-name="T111"> </text:span><text:span text:style-name="T112">cold</text:span></text:p>
      <text:p text:style-name="P33"><text:span text:style-name="T111">G </text:span><text:span text:style-name="T112">potion</text:span><text:span text:style-name="T111"> of </text:span><text:span text:style-name="T112">bitterness</text:span><text:span text:style-name="T111">: 25% as cold</text:span></text:p>
      <text:p text:style-name="P94">Elixir of bitterness: 5% as cold per stack</text:p>
      <text:p text:style-name="P33"><text:span text:style-name="T112">Potion</text:span><text:span text:style-name="T111"> </text:span><text:span text:style-name="T112">of</text:span><text:span text:style-name="T111"> </text:span><text:span text:style-name="T113">wrath</text:span><text:span text:style-name="T111">: 10% </text:span><text:span text:style-name="T112">as</text:span><text:span text:style-name="T111"> f</text:span><text:span text:style-name="T113">ire</text:span></text:p>
      <text:p text:style-name="P33"><text:span text:style-name="T111">G </text:span><text:span text:style-name="T112">potion</text:span><text:span text:style-name="T111"> of </text:span><text:span text:style-name="T113">wrath</text:span><text:span text:style-name="T111">: 25% as fire</text:span></text:p>
      <text:p text:style-name="P162">Elixir of wrath: 5% as fire per stack</text:p>
      <text:p text:style-name="P33"><text:span text:style-name="T112">Potion</text:span><text:span text:style-name="T111"> </text:span><text:span text:style-name="T112">of</text:span><text:span text:style-name="T111"> </text:span><text:span text:style-name="T113">hatred</text:span><text:span text:style-name="T111">: 10% </text:span><text:span text:style-name="T112">as</text:span><text:span text:style-name="T111"> </text:span><text:span text:style-name="T113">light</text:span></text:p>
      <text:p text:style-name="P33"><text:span text:style-name="T111">G </text:span><text:span text:style-name="T112">potion</text:span><text:span text:style-name="T111"> of </text:span><text:span text:style-name="T113">hatred</text:span><text:span text:style-name="T111">: 25% as lightning</text:span></text:p>
      <text:p text:style-name="P162">Elixir of hatred: 5% as lightning per stack</text:p>
      <text:p text:style-name="P33"><text:span text:style-name="T111"/></text:p>
      <text:p text:style-name="P88">Weapons:</text:p>
      <text:p text:style-name="P82">Crescent moon: After an attack crits, this deals +0,25 dmg multi</text:p>
      <text:p text:style-name="P82"/>
      <text:p text:style-name="P75"><text:span text:style-name="T100">Equipment</text:span>:</text:p>
      <text:p text:style-name="P57">Acolyte of the damned: spend 5% of currend end and half that to dmg</text:p>
      <text:p text:style-name="P82">Kinetic absorber: -1 to cd when you block</text:p>
      <text:p text:style-name="P64">Pledge of blood: if at max end, remove 10% of it and gain +4 rating</text:p>
      <text:p text:style-name="P64">Hourglass of reshaping: +0,05 dmg mult per spell on cd</text:p>
      <text:p text:style-name="P64">ancient puzzle box: if last use of spell, then +0,1 mult and +2 rating</text:p>
      <text:p text:style-name="P64">topaz ring: next attack deals 10% extra as lightning</text:p>
      <text:p text:style-name="P64">pearl ring: if first spell of combat, +3 rating</text:p>
      <text:p text:style-name="P64"><text:soft-page-break/>nacre: 15% chance of not going into cd</text:p>
      <text:p text:style-name="P339" loext:marker-style-name="T23">………………………</text:p>
      <text:p text:style-name="P333">COLD</text:p>
      <text:p text:style-name="P324">Perks:</text:p>
      <text:p text:style-name="P325"><text:span text:style-name="T115">Lich</text:span>: Minimum level 2</text:p>
      <text:p text:style-name="P326"><text:span text:style-name="T115">Blizzard</text:span>walker: +0,1 dmg multi</text:p>
      <text:p text:style-name="P325"><text:span text:style-name="T115">Pyromancer</text:span>: -1 to maximum level</text:p>
      <text:p text:style-name="P325">Electromancer: -1 to maximum level</text:p>
      <text:p text:style-name="P327"/>
      <text:p text:style-name="P330">Weapons:</text:p>
      <text:p text:style-name="P327"/>
      <text:p text:style-name="P327"/>
      <text:p text:style-name="P331"><text:span text:style-name="T100">Equipment</text:span>:</text:p>
      <text:p text:style-name="P327">Hand of the vizier: +1 to rating, next attack deals 10% extra dmg as <text:span text:style-name="T115">cold</text:span></text:p>
      <text:p text:style-name="P25">-------------------------------------------------</text:p>
      <text:p text:style-name="P275">INFERNAL</text:p>
      <text:p text:style-name="P278">Perks:</text:p>
      <text:p text:style-name="P281"><text:span text:style-name="T109">Demonologist</text:span>: +2 to rating</text:p>
      <text:p text:style-name="P281"/>
      <text:p text:style-name="P281"/>
      <text:p text:style-name="P284">Weapons:</text:p>
      <text:p text:style-name="P284"/>
      <text:p text:style-name="P287"/>
      <text:p text:style-name="P290"><text:span text:style-name="T100">Equipment</text:span>:</text:p>
      <text:p text:style-name="P281">Sorcerer’s Pledge: <text:span text:style-name="T98">+1 to rating if </text:span><text:span text:style-name="T109">infernal</text:span></text:p>
      <text:p text:style-name="P281">Sorcerer’s Pledge: -0,1 dmg multi <text:span text:style-name="T98">if not </text:span><text:span text:style-name="T109">infernal</text:span></text:p>
      <text:p text:style-name="P284"><text:span text:style-name="T109">Chained heart</text:span>: +<text:span text:style-name="T109">2</text:span> rating, <text:span text:style-name="T109">+0,15 mult, consumes 5% of current endurance, restores all spent endu at end of combat</text:span></text:p>
      <text:p text:style-name="P293">Crown of horns: +2 rating, +0,4 mult while cursed</text:p>
      <text:p text:style-name="P332"/>
      <text:p text:style-name="P332"/>
      <text:p text:style-name="P332"/>
      <text:p text:style-name="P332"/>
      <text:p text:style-name="P338" loext:marker-style-name="T23"/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oft-page-break/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3" loext:marker-style-name="T23"><text:span text:style-name="T23"/></text:p>
      <text:p text:style-name="P349" loext:marker-style-name="T23"><text:span text:style-name="T23">Drain Body Heat (</text:span><text:span text:style-name="T2">Eldritch): </text:span></text:p>
      <text:p text:style-name="P349" loext:marker-style-name="T23"><text:span text:style-name="T2"/></text:p>
      <text:p text:style-name="P366" loext:marker-style-name="T23"><text:span text:style-name="T2">TARGET DIRECT</text:span></text:p>
      <text:p text:style-name="P349" loext:marker-style-name="T23"><text:span text:style-name="T2"/></text:p>
      <text:p text:style-name="P349" loext:marker-style-name="T23"><text:span text:style-name="T11">Tooltip: Deals</text:span><text:span text:style-name="T15"> cold damage </text:span><text:span text:style-name="T18">directly</text:span><text:span text:style-name="T15"> to an enemy, </text:span><text:span text:style-name="T18">with a chance to inflict chill that increases the lower their remaining endurance.</text:span><text:span text:style-name="T11"><text:line-break/><text:line-break/>On use: (Casted </text:span><text:span text:style-name="T18">Drain Body Heat</text:span><text:span text:style-name="T11"> at Y level) </text:span><text:span text:style-name="T18">You sap the life force from</text:span><text:span text:style-name="T11"> &lt;enemy&gt; </text:span><text:span text:style-name="T15">for</text:span><text:span text:style-name="T11"> X </text:span><text:span text:style-name="T14">cold </text:span><text:span text:style-name="T11">damage. &lt;if</text:span><text:span text:style-name="T15"> chill</text:span><text:span text:style-name="T11">&gt; </text:span><text:span text:style-name="T18">Their muscles tense as they become chilled</text:span><text:span text:style-name="T15">.</text:span><text:span text:style-name="T11"><text:line-break/><text:line-break/></text:span><text:span text:style-name="T12">Formula: base</text:span><text:span text:style-name="T2"><text:line-break/></text:span><text:span text:style-name="T23">Lvl1: Deal </text:span><text:span text:style-name="T47">8-14 (11)</text:span><text:span text:style-name="T23"> frost damage. Has a 5% chance to chill per every 10% of endurance the enemy is missing<text:line-break/>Lvl2: Deal </text:span><text:span text:style-name="T47">10-16 (13)</text:span><text:span text:style-name="T23"> frost damage. Has a 6% chance to chill per every 10% of endurance the enemy is missing<text:line-break/>Lvl3: Deal </text:span><text:span text:style-name="T47">12-18 (15)</text:span><text:span text:style-name="T23"> frost damage. Has a 8% chance to chill per every 9% of endurance the enemy is missing<text:line-break/>Lvl4: Deal </text:span><text:span text:style-name="T47">14-20 (17)</text:span><text:span text:style-name="T23"> frost damage. Has a 9% chance to chill per every 8% of endurance the enemy is missing<text:line-break/>Lvl5: Deal </text:span><text:span text:style-name="T47">15-21 (18)</text:span><text:span text:style-name="T23"> frost damage. Has a 10% chance to chill per every 8% of endurance the enemy is missing</text:span></text:p>
      <text:p text:style-name="P338" loext:marker-style-name="T23"/>
      <text:p text:style-name="P122">TAGS: SPELL | <text:span text:style-name="T115">COLD</text:span> | <text:span text:style-name="T115">ELDRITCH | CHILL</text:span><text:line-break/><text:span text:style-name="T99">GENERIC:<text:line-break/>Perks:</text:span></text:p>
      <text:p text:style-name="P122">Supposed to Rot: +0,2 dmg multi per necrotic limb</text:p>
      <text:p text:style-name="P122">Herald of salvation: -0,05 dmg multi</text:p>
      <text:p text:style-name="P151">Reckless: +0,05 dmg multi per cloth or empty armor slot</text:p>
      <text:p text:style-name="P320"><text:soft-page-break/>Shatter: <text:s/>+0,05 dmg mult per turn enemy has been chilled</text:p>
      <text:p text:style-name="P189">Fatal Curse: +0,1 mult against cursed enemies</text:p>
      <text:p text:style-name="P189"/>
      <text:p text:style-name="P128">Weapons:</text:p>
      <text:p text:style-name="P137">Daevas capricionsouness: 10% to 25% of random fire/cold/light</text:p>
      <text:p text:style-name="P138">Demongrip: 25% as fire</text:p>
      <text:p text:style-name="P138">Hellsiege: 25% as fire</text:p>
      <text:p text:style-name="P138">Desert wind: 15% as fire</text:p>
      <text:p text:style-name="P138">Marids gift: 15% as cold</text:p>
      <text:p text:style-name="P138">Eventide: 35% as cold</text:p>
      <text:p text:style-name="P138">Thurizas: 35% as light</text:p>
      <text:p text:style-name="P138">Crescent Moon: 15% as magic</text:p>
      <text:p text:style-name="P138">Cuchaviva: 15% as magic</text:p>
      <text:p text:style-name="P138"/>
      <text:p text:style-name="P157">Items:</text:p>
      <text:p text:style-name="P137">Cleanser of the unholy: 10% as fire</text:p>
      <text:p text:style-name="P138">Voice of the Storm: 15% as lightning</text:p>
      <text:p text:style-name="P146">Acolyte of the damned: 15% as magic</text:p>
      <text:p text:style-name="P138">Essence Spike: 8% as magic</text:p>
      <text:p text:style-name="P138">Hourglass of reshaping: 8% as magic</text:p>
      <text:p text:style-name="P122"><text:span text:style-name="T104">Zircon ring: 5% added as magic</text:span><text:span text:style-name="T99"><text:line-break/></text:span>Poisoner’s Precaution: 20% chance to poison</text:p>
      <text:p text:style-name="P101">The Stampede: +0,02 dmg multi per initiative higher than enemy</text:p>
      <text:p text:style-name="P112">ruby ring: 3% of dmg as fire per affliction on enemy</text:p>
      <text:p text:style-name="P112">amber ring: +0,07 mult if at full endurance</text:p>
      <text:p text:style-name="P112">soapstone ring: +0,08 mult if enemy restrained</text:p>
      <text:p text:style-name="P112">jet: +0,2 mult</text:p>
      <text:p text:style-name="P57"><text:span text:style-name="T99"><text:line-break/>---------------------------<text:line-break/>SPELL<text:line-break/>Perks:<text:line-break/></text:span>Destructor: +0.1 dmg multi</text:p>
      <text:p text:style-name="P57"/>
      <text:p text:style-name="P33"><text:span text:style-name="T112">Consumables</text:span><text:span text:style-name="T111">:</text:span></text:p>
      <text:p text:style-name="P33"><text:span text:style-name="T112">Potion</text:span><text:span text:style-name="T111"> </text:span><text:span text:style-name="T112">of</text:span><text:span text:style-name="T111"> </text:span><text:span text:style-name="T112">bitterness</text:span><text:span text:style-name="T111">: 10% </text:span><text:span text:style-name="T112">as</text:span><text:span text:style-name="T111"> </text:span><text:span text:style-name="T112">cold</text:span></text:p>
      <text:p text:style-name="P33"><text:span text:style-name="T111">G </text:span><text:span text:style-name="T112">potion</text:span><text:span text:style-name="T111"> of </text:span><text:span text:style-name="T112">bitterness</text:span><text:span text:style-name="T111">: 25% as cold</text:span></text:p>
      <text:p text:style-name="P94">Elixir of bitterness: 5% as cold per stack</text:p>
      <text:p text:style-name="P33"><text:span text:style-name="T112">Potion</text:span><text:span text:style-name="T111"> </text:span><text:span text:style-name="T112">of</text:span><text:span text:style-name="T111"> </text:span><text:span text:style-name="T113">wrath</text:span><text:span text:style-name="T111">: 10% </text:span><text:span text:style-name="T112">as</text:span><text:span text:style-name="T111"> f</text:span><text:span text:style-name="T113">ire</text:span></text:p>
      <text:p text:style-name="P33"><text:span text:style-name="T111">G </text:span><text:span text:style-name="T112">potion</text:span><text:span text:style-name="T111"> of </text:span><text:span text:style-name="T113">wrath</text:span><text:span text:style-name="T111">: 25% as fire</text:span></text:p>
      <text:p text:style-name="P162">Elixir of wrath: 5% as fire per stack</text:p>
      <text:p text:style-name="P33"><text:span text:style-name="T112">Potion</text:span><text:span text:style-name="T111"> </text:span><text:span text:style-name="T112">of</text:span><text:span text:style-name="T111"> </text:span><text:span text:style-name="T113">hatred</text:span><text:span text:style-name="T111">: 10% </text:span><text:span text:style-name="T112">as</text:span><text:span text:style-name="T111"> </text:span><text:span text:style-name="T113">light</text:span></text:p>
      <text:p text:style-name="P33"><text:span text:style-name="T111">G </text:span><text:span text:style-name="T112">potion</text:span><text:span text:style-name="T111"> of </text:span><text:span text:style-name="T113">hatred</text:span><text:span text:style-name="T111">: 25% as lightning</text:span></text:p>
      <text:p text:style-name="P162">Elixir of hatred: 5% as lightning per stack</text:p>
      <text:p text:style-name="P33"><text:span text:style-name="T111"/></text:p>
      <text:p text:style-name="P88">Weapons:</text:p>
      <text:p text:style-name="P82">Crescent moon: After an attack crits, this deals +0,25 dmg multi</text:p>
      <text:p text:style-name="P82"/>
      <text:p text:style-name="P75"><text:span text:style-name="T100">Equipment</text:span>:</text:p>
      <text:p text:style-name="P57">Acolyte of the damned: spend 5% of currend end and half that to dmg</text:p>
      <text:p text:style-name="P82"><text:soft-page-break/>Kinetic absorber: -1 to cd when you block</text:p>
      <text:p text:style-name="P64">Pledge of blood: if at max end, remove 10% of it and gain +4 rating</text:p>
      <text:p text:style-name="P64">Hourglass of reshaping: +0,05 dmg mult per spell on cd</text:p>
      <text:p text:style-name="P64">ancient puzzle box: if last use of spell, then +0,1 mult and +2 rating</text:p>
      <text:p text:style-name="P64">topaz ring: next attack deals 10% extra as lightning</text:p>
      <text:p text:style-name="P64">pearl ring: if first spell of combat, +3 rating</text:p>
      <text:p text:style-name="P64">nacre: 15% chance of not going into cd</text:p>
      <text:p text:style-name="P339" loext:marker-style-name="T23">………………………</text:p>
      <text:p text:style-name="P333">COLD</text:p>
      <text:p text:style-name="P324">Perks:</text:p>
      <text:p text:style-name="P325"><text:span text:style-name="T115">Lich</text:span>: Minimum level 2</text:p>
      <text:p text:style-name="P326"><text:span text:style-name="T115">Blizzard</text:span>walker: +0,1 dmg multi</text:p>
      <text:p text:style-name="P325"><text:span text:style-name="T115">Pyromancer</text:span>: -1 to maximum level</text:p>
      <text:p text:style-name="P325">Electromancer: -1 to maximum level</text:p>
      <text:p text:style-name="P327"/>
      <text:p text:style-name="P330">Weapons:</text:p>
      <text:p text:style-name="P327"/>
      <text:p text:style-name="P327"/>
      <text:p text:style-name="P331"><text:span text:style-name="T100">Equipment</text:span>:</text:p>
      <text:p text:style-name="P327">Hand of the vizier: +1 to rating, next attack deals 10% extra dmg as <text:span text:style-name="T115">cold</text:span></text:p>
      <text:p text:style-name="P25">-------------------------------------------------</text:p>
      <text:p text:style-name="P311">ELDRITCH</text:p>
      <text:p text:style-name="P296">Perks:</text:p>
      <text:p text:style-name="P299"><text:span text:style-name="T110">Occultist</text:span>: +2 to rating</text:p>
      <text:p text:style-name="P311">Toying with madness: -2 to +4 rating (at random)</text:p>
      <text:p text:style-name="P299"/>
      <text:p text:style-name="P302">Weapons:</text:p>
      <text:p text:style-name="P302"/>
      <text:p text:style-name="P305"/>
      <text:p text:style-name="P308"><text:span text:style-name="T100">Equipment</text:span>:</text:p>
      <text:p text:style-name="P299">Sorcerer’s Pledge: <text:span text:style-name="T98">+1 to rating if </text:span><text:span text:style-name="T110">eldritch</text:span></text:p>
      <text:p text:style-name="P299">Sorcerer’s Pledge: -0,1 dmg multi <text:span text:style-name="T98">if not </text:span><text:span text:style-name="T110">eldritch</text:span></text:p>
      <text:p text:style-name="P302"><text:span text:style-name="T110">forbidden tome</text:span>: +<text:span text:style-name="T109">2</text:span> rating, <text:span text:style-name="T110">applies random affliction to you and enemy</text:span></text:p>
      <text:p text:style-name="P314">mirror mask: +2 rating, removes afflictions and copies onto enemy</text:p>
      <text:p text:style-name="P302">-------------------</text:p>
      <text:p text:style-name="P321">CHILL</text:p>
      <text:p text:style-name="P321">Perks:<text:line-break/>Chilled to the bone: Chills last twice as long<text:line-break/></text:p>
      <text:p text:style-name="P321">Weapons:</text:p>
      <text:p text:style-name="P321"/>
      <text:p text:style-name="P321">Equipment:</text:p>
      <text:p text:style-name="P321">aquamarine ring: Chilled enemies cannot recover endurace</text:p>
      <text:p text:style-name="P338" loext:marker-style-name="T23"/>
      <text:p text:style-name="P338" loext:marker-style-name="T23"/>
      <text:p text:style-name="P338" loext:marker-style-name="T23"/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oft-page-break/><text:span text:style-name="T1"/></text:p>
      <text:p text:style-name="P343" loext:marker-style-name="T23"><text:span text:style-name="T1"/></text:p>
      <text:p text:style-name="P343" loext:marker-style-name="T23"><text:span text:style-name="T1">Cold rituals</text:span><text:span text:style-name="T23">:</text:span></text:p>
      <text:p text:style-name="P338" loext:marker-style-name="T23"/>
      <text:p text:style-name="P338" loext:marker-style-name="T23"/>
      <text:p text:style-name="P343" loext:marker-style-name="T2"><text:span text:style-name="T23">Snowy Mist (</text:span><text:span text:style-name="T2">Nature)</text:span></text:p>
      <text:p text:style-name="P343" loext:marker-style-name="T23"><text:span text:style-name="T23">Lvl1: Conceals your camp, reducing chance of ambushes. Lasts 4 hours. Misshap: Call enemy to your location<text:line-break/>Lvl2: Conceals your camp, reducing chance of ambushes Lasts 4 hours Misshap: Call enemy to your location<text:line-break/>Lvl3: Conceals your camp, reducing chance of ambushes Lasts 6 hours Misshap: Call enemy to your location<text:line-break/>Lvl4: Conceals your camp, reducing chance of ambushes Lasts 8 hours Misshap: Call enemy to your location</text:span><text:span text:style-name="T23"/></text:p>
      <text:p text:style-name="P343" loext:marker-style-name="T23"><text:span text:style-name="T23">Lvl5: Conceals your camp, reducing chance of ambushes. Lasts 10 hours Misshap: Call enemy to your location<text:line-break/><text:line-break/>Black Ice (</text:span><text:span text:style-name="T2">arcane)<text:line-break/></text:span><text:span text:style-name="T23">Lvl1: Surround your camp with jagged patches of ice, causing ambushing enemies to take X frost damage and be chilled. Misshap: Take cold damage<text:line-break/>Lvl2: Surround your camp with jagged patches of ice, causing ambushing enemies to take X frost damage and be chilled. Misshap: Take cold damage<text:line-break/>Lvl3: Surround your camp with jagged patches of ice, causing ambushing enemies to take X frost damage and be chilled. Misshap: Take cold damage<text:line-break/>Lvl4: Surround your camp with jagged patches of ice, causing ambushing enemies to take X frost damage and be chilled. Misshap: Take cold damage<text:line-break/>Lvl5: Surround your camp with jagged patches of ice, causing ambushing enemies to take X frost damage and be chilled. Misshap: Take cold damage<text:line-break/></text:span></text:p>
      <text:p text:style-name="P343" loext:marker-style-name="T23"><text:span text:style-name="T23">Aura of Rime (</text:span><text:span text:style-name="T2">Divine)<text:line-break/></text:span><text:span text:style-name="T23">Lvl1: At the end of your turn, deal X frost damage to enemies. Only one aura can be active at a time. Lasts until next rest. Mishap: Take cold damage</text:span></text:p>
      <text:p text:style-name="P343" loext:marker-style-name="T23"><text:span text:style-name="T23">Lvl2: At the end of your turn, deal X frost damage to enemies. Only one aura can be active at a time. Lasts until next rest. Mishap: Take cold damage</text:span><text:span text:style-name="T23"/></text:p>
      <text:p text:style-name="P343" loext:marker-style-name="T23"><text:span text:style-name="T23">Lvl3: At the end of your turn, deal X frost damage to enemies with a 30% chance to chill. Only one aura can be active at a time. Lasts until next rest. Mishap: Take cold damage</text:span><text:span text:style-name="T2"><text:line-break/></text:span><text:span text:style-name="T23">Lvl4: At the end of your turn, deal X frost damage to enemies with a 40% chance to chill. Only one aura can be active at a time. Lasts until next rest. Mishap: Take cold damage</text:span><text:span text:style-name="T2"><text:line-break/></text:span><text:span text:style-name="T23">Lvl5: At the end of your turn, deal X frost damage to enemies with a 50% chance to chill. Only one aura can be active at a time. Lasts until next rest. Mishap: Take cold damage</text:span></text:p>
      <text:p text:style-name="P338" loext:marker-style-name="T23"/>
      <text:p text:style-name="P343" loext:marker-style-name="T23"><text:span text:style-name="T23">Glacial Glyph (</text:span><text:span text:style-name="T2">arcane)<text:line-break/></text:span><text:span text:style-name="T23">Lvl1: Inscribe a weapon with cold magic, causing your attacks and skills with it to deal an additional 10% damage as cold and granting it +2% crit chance. Only one glyph can be active per weapon at a time. Lasts until the next rest. Mishap: Destroy weapon<text:line-break/>Lvl2: Inscribe a weapon with cold magic, causing your attacks and skills with it to deal an additional 15% damage as cold and granting it +2% crit chance. Only one glyph can be active per weapon at a time. Lasts until the next rest. Mishap: Destroy weapon<text:line-break/>Lvl3: Inscribe a weapon with cold magic, causing your attacks and skills with it to deal an additional </text:span><text:soft-page-break/><text:span text:style-name="T23">20% damage as cold and granting it +2.5% crit chance. Only one glyph can be active per weapon at a time. Lasts until the next rest. Mishap: Destroy weapon<text:line-break/>Lvl4: Inscribe a weapon with cold magic, causing your attacks and skills with it to deal an additional 25% damage as cold and granting it +3% crit chance. Only one glyph can be active per weapon at a time. Lasts until the next rest. Mishap: Destroy weapon</text:span></text:p>
      <text:p text:style-name="P343" loext:marker-style-name="T23"><text:span text:style-name="T23">Lvl5: Inscribe a weapon with cold magic, causing your attacks and skills with it to deal an additional 30% damage as cold and granting it +3.5% crit chance. Only one glyph can be active per weapon at a time. Lasts until the next rest. Mishap: Destroy weapon</text:span><text:span text:style-name="T23"/></text:p>
      <text:p text:style-name="P338" loext:marker-style-name="T23"/>
      <text:p text:style-name="P343" loext:marker-style-name="T23"><text:span text:style-name="T23">Polar Aegis (</text:span><text:span text:style-name="T2">arcane</text:span><text:span text:style-name="T23">)</text:span></text:p>
      <text:p text:style-name="P343" loext:marker-style-name="T23"><text:span text:style-name="T23">Lvl1: Cover yourself with a layer of frost that has X hit points. 50% of all damage taken is absorbed by Polar Aegis instead . Only one aegis can be active at a time. Lasts until the next rest. Mishap: Reduce cold resistance</text:span><text:span text:style-name="T23"/></text:p>
      <text:p text:style-name="P343" loext:marker-style-name="T23"><text:span text:style-name="T23">Lvl2: Cover yourself with a layer of frost that has X hit points. 50% of all damage taken is absorbed by Polar Aegis instead . Only one aegis can be active at a time. Lasts until the next rest. Mishap: Reduce cold resistance</text:span><text:span text:style-name="T23"/></text:p>
      <text:p text:style-name="P343" loext:marker-style-name="T23"><text:span text:style-name="T23">Lvl3: Cover yourself with a layer of frost that has X hit points. 55% of all damage taken is absorbed by Polar Aegis instead . Only one aegis can be active at a time. Lasts until the next rest. Mishap: Reduce cold resistance</text:span><text:span text:style-name="T23"/></text:p>
      <text:p text:style-name="P343" loext:marker-style-name="T23"><text:span text:style-name="T23">Lvl4: Cover yourself with a layer of frost that has X hit points. 60% of all damage taken is absorbed by Polar Aegis instead . Only one aegis can be active at a time. Lasts until the next rest. Mishap: Reduce cold resistance</text:span><text:span text:style-name="T23"/></text:p>
      <text:p text:style-name="P343" loext:marker-style-name="T23"><text:span text:style-name="T23">Lvl5: Cover yourself with a layer of frost that has X hit points. 65% of all damage taken is absorbed by Polar Aegis instead . Only one aegis can be active at a time. Lasts until the next rest. Mishap: Reduce cold resistance</text:span><text:span text:style-name="T23"/></text:p>
      <text:p text:style-name="P338" loext:marker-style-name="T23"/>
      <text:p text:style-name="P343" loext:marker-style-name="T23"><text:span text:style-name="T23">Mi-go Form </text:span><text:span text:style-name="T2">(switches body parts to a new set) (eldritch)</text:span><text:span text:style-name="T23">:<text:line-break/>Lvl1: Does nothing. Mishap: Summon hostile troglodyte<text:line-break/>Lvl2: Does nothing. Mishap: Summon hostile troglodyte<text:line-break/>Lvl3: Transform yourself into a Mi-go. Only one form can be active at a time. Mishap: Summon hostile troglodyte<text:line-break/>Lvl4: Transform yourself into a Mi-go. Only one form can be active at a time. 5% of permanent changes. Mishap: Summon hostile troglodyte<text:line-break/>Lvl5: Transform yourself into a Mi-go. Only one form can be active at a time. 10% of permanent changes. Mishap: Summon hostile troglodyte<text:line-break/></text:span></text:p>
      <text:p text:style-name="P340" loext:marker-style-name="T23">Abyssal Cunning (<text:span text:style-name="T75">infernal)<text:line-break/></text:span><text:span text:style-name="T76">Lvl1: Does nothing. Misshap: Permanently reduce one random stat.</text:span></text:p>
      <text:p text:style-name="P340" loext:marker-style-name="T23"><text:span text:style-name="T76">Lvl2: Does nothing. Misshap: Permanently reduce one random stat.<text:line-break/>Lvl3: Permanently gain 1 dex (up to 18). Misshap: Permanently reduce one random stat.<text:line-break/>Lvl4: Permanently gain 1 dex (up to 20) Misshap: Permanently reduce one random stat.<text:line-break/>Lvl5: Permanently gain 1 dex (up to 22) Misshap: Permanently reduce one random stat.</text:span></text:p>
      <text:p text:style-name="P352" loext:marker-style-name="T23"><text:span text:style-name="T1"/></text:p>
      <text:p text:style-name="P338" loext:marker-style-name="T23"/>
      <text:p text:style-name="P343" loext:marker-style-name="T2"><text:span text:style-name="T1"/></text:p>
      <text:p text:style-name="P343" loext:marker-style-name="T2"><text:span text:style-name="T1"/></text:p>
      <text:p text:style-name="P343" loext:marker-style-name="T2"><text:span text:style-name="T1"/></text:p>
      <text:p text:style-name="P343" loext:marker-style-name="T2"><text:span text:style-name="T1"/></text:p>
      <text:p text:style-name="P343" loext:marker-style-name="T2"><text:span text:style-name="T1"/></text:p>
      <text:p text:style-name="P343" loext:marker-style-name="T2"><text:soft-page-break/><text:span text:style-name="T1"/></text:p>
      <text:p text:style-name="P343" loext:marker-style-name="T2"><text:span text:style-name="T1"/></text:p>
      <text:p text:style-name="P343" loext:marker-style-name="T2"><text:span text:style-name="T1">Lightning spells:<text:line-break/><text:line-break/></text:span><text:span text:style-name="T23">Arcing Bolt (</text:span><text:span text:style-name="T2">arcane)<text:line-break/><text:line-break/></text:span><text:span text:style-name="T52">TARGET BODY PART</text:span></text:p>
      <text:p text:style-name="P343" loext:marker-style-name="T2"><text:span text:style-name="T2"/></text:p>
      <text:p text:style-name="P353" loext:marker-style-name="T23"><text:span text:style-name="T11">Tooltip: Deals </text:span><text:span text:style-name="T67">heavy</text:span><text:span text:style-name="T15"> </text:span><text:span text:style-name="T67">lightning</text:span><text:span text:style-name="T15"> damage to an enemy </text:span><text:span text:style-name="T67">body part</text:span><text:span text:style-name="T15">.</text:span><text:span text:style-name="T13"> </text:span><text:span text:style-name="T15">At higher levels, </text:span><text:span text:style-name="T67">it has a chance to leap to another random body part.</text:span><text:span text:style-name="T11"><text:line-break/><text:line-break/>On use: (Casted </text:span><text:span text:style-name="T67">Arcing Bolt</text:span><text:span text:style-name="T11"> at Y level) </text:span><text:span text:style-name="T67">You weave electrical energy towards</text:span><text:span text:style-name="T11"> &lt;enemy&gt; </text:span><text:span text:style-name="T67">hitting their &lt;bodypart&gt; for</text:span><text:span text:style-name="T11"> X </text:span><text:span text:style-name="T67">lightning</text:span><text:span text:style-name="T14"> </text:span><text:span text:style-name="T11">damage. &lt;if </text:span><text:span text:style-name="T67">leaps</text:span><text:span text:style-name="T11">&gt; </text:span><text:span text:style-name="T15">The </text:span><text:span text:style-name="T67">bolt leaps towards their &lt;bodypart&gt; dealing Z damage</text:span><text:span text:style-name="T15">.</text:span><text:span text:style-name="T11"><text:line-break/><text:line-break/></text:span><text:span text:style-name="T12">Formula: base </text:span><text:span text:style-name="T67">+3</text:span><text:span text:style-name="T15">0%</text:span></text:p>
      <text:p text:style-name="P39"><text:span text:style-name="T2"/></text:p>
      <text:p text:style-name="P343" loext:marker-style-name="T23"><text:span text:style-name="T23">Lvl1: Deal </text:span><text:span text:style-name="T63">8-20 (14)</text:span><text:span text:style-name="T23"> lightning damage<text:line-break/>Lvl2: Deal </text:span><text:span text:style-name="T63">9-24 (16,5)</text:span><text:span text:style-name="T23"> lightning damage</text:span></text:p>
      <text:p text:style-name="P343" loext:marker-style-name="T23"><text:span text:style-name="T23">Lvl3: Deal </text:span><text:span text:style-name="T63">11-27 (19)</text:span><text:span text:style-name="T23"> lightning damage, 15% chance to repeat on another body part for </text:span><text:span text:style-name="T63">5-14</text:span><text:span text:style-name="T23"> damage</text:span></text:p>
      <text:p text:style-name="P343" loext:marker-style-name="T23"><text:span text:style-name="T23">Lvl4: Deal </text:span><text:span text:style-name="T63">13-31 (22)</text:span><text:span text:style-name="T23"> lightning damage, 20% chance to repeat on another body part for </text:span><text:span text:style-name="T63">6</text:span><text:span text:style-name="T23">-</text:span><text:span text:style-name="T63">16</text:span><text:span text:style-name="T23"> damage</text:span></text:p>
      <text:p text:style-name="P343" loext:marker-style-name="T23"><text:span text:style-name="T23">Lvl5: Deal </text:span><text:span text:style-name="T63">15-31 (23)</text:span><text:span text:style-name="T23"> lightning damage, 25% chance to repeat on another body part for </text:span><text:span text:style-name="T63">7-16</text:span><text:span text:style-name="T23"> </text:span></text:p>
      <text:p text:style-name="P343" loext:marker-style-name="T23"><text:span text:style-name="T23">damage</text:span></text:p>
      <text:p text:style-name="P353" loext:marker-style-name="T23"><text:span text:style-name="T23">Lvl</text:span><text:span text:style-name="T63">6</text:span><text:span text:style-name="T23">: Deal </text:span><text:span text:style-name="T63">17-34 (25.5)</text:span><text:span text:style-name="T23"> lightning damage, 25% chance to repeat on another body part for </text:span><text:span text:style-name="T63">8-17</text:span><text:span text:style-name="T23"> </text:span></text:p>
      <text:p text:style-name="P353" loext:marker-style-name="T23"><text:span text:style-name="T23">damage</text:span></text:p>
      <text:p text:style-name="P353" loext:marker-style-name="T23"><text:span text:style-name="T23"/></text:p>
      <text:p text:style-name="P160"><text:span text:style-name="T106">TAGS: SPELL | </text:span><text:span text:style-name="T107">LIGHTNING</text:span><text:span text:style-name="T106"> | ARCANE<text:line-break/></text:span><text:span text:style-name="T108">GENERIC:<text:line-break/>Perks:</text:span></text:p>
      <text:p text:style-name="P123">Supposed to Rot: +0,2 dmg multi per necrotic limb</text:p>
      <text:p text:style-name="P123">Herald of salvation: -0,05 dmg multi</text:p>
      <text:p text:style-name="P152">Reckless: +0,05 dmg multi per cloth or empty armor slot</text:p>
      <text:p text:style-name="P322">Shatter: <text:s/>+0,05 dmg mult per turn enemy has been chilled</text:p>
      <text:p text:style-name="P190">Fatal Curse: +0,1 mult against cursed enemies</text:p>
      <text:p text:style-name="P190"/>
      <text:p text:style-name="P129">Weapons:</text:p>
      <text:p text:style-name="P139">Daevas capricionsouness: 10% to 25% of random fire/cold/light</text:p>
      <text:p text:style-name="P140">Demongrip: 25% as fire</text:p>
      <text:p text:style-name="P140">Hellsiege: 25% as fire</text:p>
      <text:p text:style-name="P140">Desert wind: 15% as fire</text:p>
      <text:p text:style-name="P140">Marids gift: 15% as cold</text:p>
      <text:p text:style-name="P140">Eventide: 35% as cold</text:p>
      <text:p text:style-name="P140">Thurizas: 35% as light</text:p>
      <text:p text:style-name="P140">Crescent Moon: 15% as magic</text:p>
      <text:p text:style-name="P140">Cuchaviva: 15% as magic</text:p>
      <text:p text:style-name="P140"/>
      <text:p text:style-name="P158">Items:</text:p>
      <text:p text:style-name="P139">Cleanser of the unholy: 10% as fire</text:p>
      <text:p text:style-name="P140">Voice of the Storm: 15% as lightning</text:p>
      <text:p text:style-name="P147"><text:soft-page-break/>Acolyte of the damned: 15% as magic</text:p>
      <text:p text:style-name="P140">Essence Spike: 8% as magic</text:p>
      <text:p text:style-name="P140">Hourglass of reshaping: 8% as magic</text:p>
      <text:p text:style-name="P123"><text:span text:style-name="T104">Zircon ring: 5% added as magic</text:span><text:span text:style-name="T99"><text:line-break/></text:span>Poisoner’s Precaution: 20% chance to poison</text:p>
      <text:p text:style-name="P102">The Stampede: +0,02 dmg multi per initiative higher than enemy</text:p>
      <text:p text:style-name="P113">ruby ring: 3% of dmg as fire per affliction on enemy</text:p>
      <text:p text:style-name="P113">amber ring: +0,07 mult if at full endurance</text:p>
      <text:p text:style-name="P113">soapstone ring: +0,08 mult if enemy restrained</text:p>
      <text:p text:style-name="P113">jet: +0,2 mult</text:p>
      <text:p text:style-name="P58"><text:span text:style-name="T99"><text:line-break/>---------------------------<text:line-break/>SPELL<text:line-break/>Perks:<text:line-break/></text:span>Destructor: +0.1 dmg multi</text:p>
      <text:p text:style-name="P58"/>
      <text:p text:style-name="P34"><text:span text:style-name="T112">Consumables</text:span><text:span text:style-name="T111">:</text:span></text:p>
      <text:p text:style-name="P34"><text:span text:style-name="T112">Potion</text:span><text:span text:style-name="T111"> </text:span><text:span text:style-name="T112">of</text:span><text:span text:style-name="T111"> </text:span><text:span text:style-name="T112">bitterness</text:span><text:span text:style-name="T111">: 10% </text:span><text:span text:style-name="T112">as</text:span><text:span text:style-name="T111"> </text:span><text:span text:style-name="T112">cold</text:span></text:p>
      <text:p text:style-name="P34"><text:span text:style-name="T111">G </text:span><text:span text:style-name="T112">potion</text:span><text:span text:style-name="T111"> of </text:span><text:span text:style-name="T112">bitterness</text:span><text:span text:style-name="T111">: 25% as cold</text:span></text:p>
      <text:p text:style-name="P95">Elixir of bitterness: 5% as cold per stack</text:p>
      <text:p text:style-name="P34"><text:span text:style-name="T112">Potion</text:span><text:span text:style-name="T111"> </text:span><text:span text:style-name="T112">of</text:span><text:span text:style-name="T111"> </text:span><text:span text:style-name="T113">wrath</text:span><text:span text:style-name="T111">: 10% </text:span><text:span text:style-name="T112">as</text:span><text:span text:style-name="T111"> f</text:span><text:span text:style-name="T113">ire</text:span></text:p>
      <text:p text:style-name="P34"><text:span text:style-name="T111">G </text:span><text:span text:style-name="T112">potion</text:span><text:span text:style-name="T111"> of </text:span><text:span text:style-name="T113">wrath</text:span><text:span text:style-name="T111">: 25% as fire</text:span></text:p>
      <text:p text:style-name="P163">Elixir of wrath: 5% as fire per stack</text:p>
      <text:p text:style-name="P34"><text:span text:style-name="T112">Potion</text:span><text:span text:style-name="T111"> </text:span><text:span text:style-name="T112">of</text:span><text:span text:style-name="T111"> </text:span><text:span text:style-name="T113">hatred</text:span><text:span text:style-name="T111">: 10% </text:span><text:span text:style-name="T112">as</text:span><text:span text:style-name="T111"> </text:span><text:span text:style-name="T113">light</text:span></text:p>
      <text:p text:style-name="P34"><text:span text:style-name="T111">G </text:span><text:span text:style-name="T112">potion</text:span><text:span text:style-name="T111"> of </text:span><text:span text:style-name="T113">hatred</text:span><text:span text:style-name="T111">: 25% as lightning</text:span></text:p>
      <text:p text:style-name="P163">Elixir of hatred: 5% as lightning per stack</text:p>
      <text:p text:style-name="P34"><text:span text:style-name="T111"/></text:p>
      <text:p text:style-name="P89">Weapons:</text:p>
      <text:p text:style-name="P83">Crescent moon: After an attack crits, this deals +0,25 dmg multi</text:p>
      <text:p text:style-name="P83"/>
      <text:p text:style-name="P76"><text:span text:style-name="T100">Equipment</text:span>:</text:p>
      <text:p text:style-name="P58">Acolyte of the damned: spend 5% of currend end and half that to dmg</text:p>
      <text:p text:style-name="P83">Kinetic absorber: -1 to cd when you block</text:p>
      <text:p text:style-name="P65">Pledge of blood: if at max end, remove 10% of it and gain +4 rating</text:p>
      <text:p text:style-name="P65">Hourglass of reshaping: +0,05 dmg mult per spell on cd</text:p>
      <text:p text:style-name="P65">ancient puzzle box: if last use of spell, then +0,1 mult and +2 rating</text:p>
      <text:p text:style-name="P65">topaz ring: next attack deals 10% extra as lightning</text:p>
      <text:p text:style-name="P65">pearl ring: if first spell of combat, +3 rating</text:p>
      <text:p text:style-name="P65">nacre: 15% chance of not going into cd</text:p>
      <text:p text:style-name="P65">-------------------------------------------------------------</text:p>
      <text:p text:style-name="P273">LIGHTNING</text:p>
      <text:p text:style-name="P250">Perks:</text:p>
      <text:p text:style-name="P255"><text:span text:style-name="T123">Electromancer</text:span>: Minimum level 2</text:p>
      <text:p text:style-name="P256"><text:span text:style-name="T123">Storm</text:span>walker: +0,1 dmg multi</text:p>
      <text:p text:style-name="P255"><text:span text:style-name="T115">Pyromancer</text:span>: -1 to maximum level</text:p>
      <text:p text:style-name="P255"><text:span text:style-name="T123">Lich:</text:span> -1 to maximum level</text:p>
      <text:p text:style-name="P262"/>
      <text:p text:style-name="P245">Weapons:</text:p>
      <text:p text:style-name="P262"/>
      <text:p text:style-name="P262"><text:soft-page-break/></text:p>
      <text:p text:style-name="P267"><text:span text:style-name="T100">Equipment</text:span>:</text:p>
      <text:p text:style-name="P262">Hand of the vizier: +1 to rating, next attack deals 10% extra dmg as <text:span text:style-name="T123">light</text:span></text:p>
      <text:p text:style-name="P328">-------------------------------------------------</text:p>
      <text:p text:style-name="P168">ARCANE</text:p>
      <text:p text:style-name="P169">Perks:</text:p>
      <text:p text:style-name="P174">Arcanist: +2 to rating</text:p>
      <text:p text:style-name="P174">Scroll Savant: +4 to rating if cast from a scroll</text:p>
      <text:p text:style-name="P174"/>
      <text:p text:style-name="P177">Weapons:</text:p>
      <text:p text:style-name="P180">Tool of creation: +1 to rating/+2 if ToC has a glyph</text:p>
      <text:p text:style-name="P180">Magisters rod: +1 to rating/ armor pen converted to rating at 2:1</text:p>
      <text:p text:style-name="P180">Shimmerstaff: +1 to rating</text:p>
      <text:p text:style-name="P180"/>
      <text:p text:style-name="P183"><text:span text:style-name="T100">Equipment</text:span>:</text:p>
      <text:p text:style-name="P174">Sorcerer’s Pledge: <text:span text:style-name="T98">+1 to rating if arcane</text:span></text:p>
      <text:p text:style-name="P174">Sorcerer’s Pledge: -0,1 dmg multi <text:span text:style-name="T98">if not arcane</text:span></text:p>
      <text:p text:style-name="P187">great icosahedron: +2 to rating, unlocks lvl 6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oft-page-break/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>Lightning Strike (</text:span><text:span text:style-name="T2">nature)<text:line-break/><text:line-break/></text:span><text:span text:style-name="T52">TARGET DIRECT</text:span></text:p>
      <text:p text:style-name="P343" loext:marker-style-name="T2"><text:span text:style-name="T2"/></text:p>
      <text:p text:style-name="P43"><text:span text:style-name="T8">Tooltip: Deals </text:span><text:span text:style-name="T72">moderate</text:span><text:span text:style-name="T8"> </text:span><text:span text:style-name="T72">lightning</text:span><text:span text:style-name="T8"> damage to </text:span><text:span text:style-name="T73">the enemy with a chance to stun.</text:span><text:span text:style-name="T8"><text:line-break/><text:line-break/>On use: (Casted </text:span><text:span text:style-name="T72">Lightning</text:span><text:span text:style-name="T8"> </text:span><text:span text:style-name="T9">Strike </text:span><text:span text:style-name="T8">at Y level) </text:span><text:span text:style-name="T72">You</text:span><text:span text:style-name="T73"> beckon the storm upon</text:span><text:span text:style-name="T72"> &lt;enemy&gt;</text:span><text:span text:style-name="T8">, dealing X </text:span><text:span text:style-name="T72">lightning </text:span><text:span text:style-name="T8">damage. &lt;if </text:span><text:span text:style-name="T73">stun</text:span><text:span text:style-name="T8">&gt; </text:span><text:span text:style-name="T72">&lt;enemy&gt; </text:span><text:span text:style-name="T73">is stunned by the blast!</text:span><text:span text:style-name="T37"><text:line-break/><text:line-break/></text:span><text:span text:style-name="T38">Formula: base +</text:span><text:span text:style-name="T64">0%</text:span><text:span text:style-name="T38"> </text:span><text:span text:style-name="T37"><text:line-break/></text:span></text:p>
      <text:p text:style-name="P354" loext:marker-style-name="T2"><text:span text:style-name="T2"/></text:p>
      <text:p text:style-name="P354" loext:marker-style-name="T23"><text:span text:style-name="T23">Lvl1: Deal </text:span><text:span text:style-name="T43">6</text:span><text:span text:style-name="T64">-16</text:span><text:span text:style-name="T23"> </text:span><text:span text:style-name="T64">(11) </text:span><text:span text:style-name="T23">lightning damage, </text:span><text:span text:style-name="T48">10</text:span><text:span text:style-name="T23">% chance to </text:span><text:span text:style-name="T48">stun</text:span><text:span text:style-name="T23"><text:line-break/>Lvl2: Deal </text:span><text:span text:style-name="T64">7-19 (13)</text:span><text:span text:style-name="T23"> lightning damage, <text:s/></text:span><text:span text:style-name="T48">10</text:span><text:span text:style-name="T23">% chance to </text:span><text:span text:style-name="T48">stun</text:span></text:p>
      <text:p text:style-name="P354" loext:marker-style-name="T23"><text:span text:style-name="T23">Lvl3: Deal </text:span><text:span text:style-name="T64">9-21 (15)</text:span><text:span text:style-name="T23"> lightning damage, <text:s/></text:span><text:span text:style-name="T48">13</text:span><text:span text:style-name="T23">% chance to </text:span><text:span text:style-name="T48">stun</text:span></text:p>
      <text:p text:style-name="P354" loext:marker-style-name="T23"><text:span text:style-name="T23">Lvl4: Deal </text:span><text:span text:style-name="T64">11-23 (17)</text:span><text:span text:style-name="T23"> lightning damage, </text:span><text:span text:style-name="T48">15</text:span><text:span text:style-name="T23">% chance to </text:span><text:span text:style-name="T48">stun</text:span></text:p>
      <text:p text:style-name="P10"><text:span text:style-name="T23">Lvl5: Deal </text:span><text:span text:style-name="T64">12-24 (18)</text:span><text:span text:style-name="T23"> lightning damage, </text:span><text:span text:style-name="T48">18</text:span><text:span text:style-name="T23">% chance to </text:span><text:span text:style-name="T48">stun</text:span></text:p>
      <text:p text:style-name="P343" loext:marker-style-name="T23"><text:span text:style-name="T1"/></text:p>
      <text:p text:style-name="P341" loext:marker-style-name="T1"/>
      <text:p text:style-name="P124">TAGS: SPELL | <text:span text:style-name="T122">LIGHTNING</text:span> | <text:span text:style-name="T123">NATURE</text:span><text:line-break/><text:span text:style-name="T99">GENERIC:<text:line-break/>Perks:</text:span></text:p>
      <text:p text:style-name="P124">Supposed to Rot: +0,2 dmg multi per necrotic limb</text:p>
      <text:p text:style-name="P124">Herald of salvation: -0,05 dmg multi</text:p>
      <text:p text:style-name="P153">Reckless: +0,05 dmg multi per cloth or empty armor slot</text:p>
      <text:p text:style-name="P323">Shatter: <text:s/>+0,05 dmg mult per turn enemy has been chilled</text:p>
      <text:p text:style-name="P191">Fatal Curse: +0,1 mult against cursed enemies</text:p>
      <text:p text:style-name="P191"/>
      <text:p text:style-name="P130">Weapons:</text:p>
      <text:p text:style-name="P141">Daevas capricionsouness: 10% to 25% of random fire/cold/light</text:p>
      <text:p text:style-name="P142">Demongrip: 25% as fire</text:p>
      <text:p text:style-name="P142">Hellsiege: 25% as fire</text:p>
      <text:p text:style-name="P142">Desert wind: 15% as fire</text:p>
      <text:p text:style-name="P142">Marids gift: 15% as cold</text:p>
      <text:p text:style-name="P142">Eventide: 35% as cold</text:p>
      <text:p text:style-name="P142">Thurizas: 35% as light</text:p>
      <text:p text:style-name="P142">Crescent Moon: 15% as magic</text:p>
      <text:p text:style-name="P142">Cuchaviva: 15% as magic</text:p>
      <text:p text:style-name="P142"/>
      <text:p text:style-name="P159">Items:</text:p>
      <text:p text:style-name="P141">Cleanser of the unholy: 10% as fire</text:p>
      <text:p text:style-name="P142">Voice of the Storm: 15% as lightning</text:p>
      <text:p text:style-name="P148">Acolyte of the damned: 15% as magic</text:p>
      <text:p text:style-name="P142">Essence Spike: 8% as magic</text:p>
      <text:p text:style-name="P142">Hourglass of reshaping: 8% as magic</text:p>
      <text:p text:style-name="P124"><text:soft-page-break/><text:span text:style-name="T104">Zircon ring: 5% added as magic</text:span><text:span text:style-name="T99"><text:line-break/></text:span>Poisoner’s Precaution: 20% chance to poison</text:p>
      <text:p text:style-name="P103">The Stampede: +0,02 dmg multi per initiative higher than enemy</text:p>
      <text:p text:style-name="P114">ruby ring: 3% of dmg as fire per affliction on enemy</text:p>
      <text:p text:style-name="P114">amber ring: +0,07 mult if at full endurance</text:p>
      <text:p text:style-name="P114">soapstone ring: +0,08 mult if enemy restrained</text:p>
      <text:p text:style-name="P114">jet: +0,2 mult</text:p>
      <text:p text:style-name="P59"><text:span text:style-name="T99"><text:line-break/>---------------------------<text:line-break/>SPELL<text:line-break/>Perks:<text:line-break/></text:span>Destructor: +0.1 dmg multi</text:p>
      <text:p text:style-name="P59"/>
      <text:p text:style-name="P35"><text:span text:style-name="T112">Consumables</text:span><text:span text:style-name="T111">:</text:span></text:p>
      <text:p text:style-name="P35"><text:span text:style-name="T112">Potion</text:span><text:span text:style-name="T111"> </text:span><text:span text:style-name="T112">of</text:span><text:span text:style-name="T111"> </text:span><text:span text:style-name="T112">bitterness</text:span><text:span text:style-name="T111">: 10% </text:span><text:span text:style-name="T112">as</text:span><text:span text:style-name="T111"> </text:span><text:span text:style-name="T112">cold</text:span></text:p>
      <text:p text:style-name="P35"><text:span text:style-name="T111">G </text:span><text:span text:style-name="T112">potion</text:span><text:span text:style-name="T111"> of </text:span><text:span text:style-name="T112">bitterness</text:span><text:span text:style-name="T111">: 25% as cold</text:span></text:p>
      <text:p text:style-name="P96">Elixir of bitterness: 5% as cold per stack</text:p>
      <text:p text:style-name="P35"><text:span text:style-name="T112">Potion</text:span><text:span text:style-name="T111"> </text:span><text:span text:style-name="T112">of</text:span><text:span text:style-name="T111"> </text:span><text:span text:style-name="T113">wrath</text:span><text:span text:style-name="T111">: 10% </text:span><text:span text:style-name="T112">as</text:span><text:span text:style-name="T111"> f</text:span><text:span text:style-name="T113">ire</text:span></text:p>
      <text:p text:style-name="P35"><text:span text:style-name="T111">G </text:span><text:span text:style-name="T112">potion</text:span><text:span text:style-name="T111"> of </text:span><text:span text:style-name="T113">wrath</text:span><text:span text:style-name="T111">: 25% as fire</text:span></text:p>
      <text:p text:style-name="P164">Elixir of wrath: 5% as fire per stack</text:p>
      <text:p text:style-name="P35"><text:span text:style-name="T112">Potion</text:span><text:span text:style-name="T111"> </text:span><text:span text:style-name="T112">of</text:span><text:span text:style-name="T111"> </text:span><text:span text:style-name="T113">hatred</text:span><text:span text:style-name="T111">: 10% </text:span><text:span text:style-name="T112">as</text:span><text:span text:style-name="T111"> </text:span><text:span text:style-name="T113">light</text:span></text:p>
      <text:p text:style-name="P35"><text:span text:style-name="T111">G </text:span><text:span text:style-name="T112">potion</text:span><text:span text:style-name="T111"> of </text:span><text:span text:style-name="T113">hatred</text:span><text:span text:style-name="T111">: 25% as lightning</text:span></text:p>
      <text:p text:style-name="P164">Elixir of hatred: 5% as lightning per stack</text:p>
      <text:p text:style-name="P35"><text:span text:style-name="T111"/></text:p>
      <text:p text:style-name="P90">Weapons:</text:p>
      <text:p text:style-name="P84">Crescent moon: After an attack crits, this deals +0,25 dmg multi</text:p>
      <text:p text:style-name="P84"/>
      <text:p text:style-name="P77"><text:span text:style-name="T100">Equipment</text:span>:</text:p>
      <text:p text:style-name="P59">Acolyte of the damned: spend 5% of currend end and half that to dmg</text:p>
      <text:p text:style-name="P84">Kinetic absorber: -1 to cd when you block</text:p>
      <text:p text:style-name="P66">Pledge of blood: if at max end, remove 10% of it and gain +4 rating</text:p>
      <text:p text:style-name="P66">Hourglass of reshaping: +0,05 dmg mult per spell on cd</text:p>
      <text:p text:style-name="P66">ancient puzzle box: if last use of spell, then +0,1 mult and +2 rating</text:p>
      <text:p text:style-name="P66">topaz ring: next attack deals 10% extra as lightning</text:p>
      <text:p text:style-name="P66">pearl ring: if first spell of combat, +3 rating</text:p>
      <text:p text:style-name="P66">nacre: 15% chance of not going into cd</text:p>
      <text:p text:style-name="P66">-------------------------------------------------------------</text:p>
      <text:p text:style-name="P273">LIGHTNING</text:p>
      <text:p text:style-name="P251">Perks:</text:p>
      <text:p text:style-name="P257"><text:span text:style-name="T123">Electromancer</text:span>: Minimum level 2</text:p>
      <text:p text:style-name="P258"><text:span text:style-name="T123">Storm</text:span>walker: +0,1 dmg multi</text:p>
      <text:p text:style-name="P257"><text:span text:style-name="T115">Pyromancer</text:span>: -1 to maximum level</text:p>
      <text:p text:style-name="P257"><text:span text:style-name="T123">Lich:</text:span> -1 to maximum level</text:p>
      <text:p text:style-name="P263"/>
      <text:p text:style-name="P246">Weapons:</text:p>
      <text:p text:style-name="P263"/>
      <text:p text:style-name="P263"/>
      <text:p text:style-name="P268"><text:span text:style-name="T100">Equipment</text:span>:</text:p>
      <text:p text:style-name="P263">Hand of the vizier: +1 to rating, next attack deals 10% extra dmg as <text:span text:style-name="T123">light</text:span></text:p>
      <text:p text:style-name="P329"><text:soft-page-break/>-------------------------------------------------</text:p>
      <text:p text:style-name="P236">NATURE</text:p>
      <text:p text:style-name="P233">Perks:</text:p>
      <text:p text:style-name="P230"><text:span text:style-name="T100">Shaman</text:span>: +2 to rating</text:p>
      <text:p text:style-name="P230"/>
      <text:p text:style-name="P230"/>
      <text:p text:style-name="P236">Weapons:</text:p>
      <text:p text:style-name="P236">Desert wind: rating +1</text:p>
      <text:p text:style-name="P239"/>
      <text:p text:style-name="P242"><text:span text:style-name="T100">Equipment</text:span>:</text:p>
      <text:p text:style-name="P230">Sorcerer’s Pledge: <text:span text:style-name="T98">+1 to rating if </text:span><text:span text:style-name="T109">nature</text:span></text:p>
      <text:p text:style-name="P230">Sorcerer’s Pledge: -0,1 dmg multi <text:span text:style-name="T98">if not </text:span><text:span text:style-name="T109">nature</text:span></text:p>
      <text:p text:style-name="P236">Coralweave: +1 rating</text:p>
      <text:p text:style-name="P236">Voice of the storm: +2 rating</text:p>
      <text:p text:style-name="P35" loext:marker-style-name="T23"><text:span text:style-name="T116">Calamity conflux: +2 rating, 5% extra as </text:span><text:span text:style-name="T117">fire</text:span><text:span text:style-name="T116"> and </text:span><text:span text:style-name="T118">cold</text:span></text:p>
      <text:p text:style-name="P35" loext:marker-style-name="T23"><text:span text:style-name="T119">--------------------------------------------------------------</text:span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oft-page-break/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/></text:p>
      <text:p text:style-name="P354" loext:marker-style-name="T2"><text:span text:style-name="T23">Sky Spear (</text:span><text:span text:style-name="T2">divine)</text:span></text:p>
      <text:p text:style-name="P354" loext:marker-style-name="T2"><text:span text:style-name="T2"/></text:p>
      <text:p text:style-name="P11">TARGET BODY PART</text:p>
      <text:p text:style-name="P354" loext:marker-style-name="T2"><text:span text:style-name="T2"><text:line-break/></text:span><text:span text:style-name="T11">Tooltip: Deals </text:span><text:span text:style-name="T67">heavy</text:span><text:span text:style-name="T15"> </text:span><text:span text:style-name="T67">lightning</text:span><text:span text:style-name="T15"> damage to an enemy </text:span><text:span text:style-name="T67">body part</text:span><text:span text:style-name="T15">.</text:span><text:span text:style-name="T13"> </text:span><text:span text:style-name="T71">Repeated casts in combat deal extra damage</text:span><text:span text:style-name="T11"><text:line-break/><text:line-break/>On use: (Casted </text:span><text:span text:style-name="T71">Sky Spear</text:span><text:span text:style-name="T11"> at Y level) </text:span><text:span text:style-name="T71">You call wrath upon</text:span><text:span text:style-name="T11"> &lt;enemy&gt; </text:span><text:span text:style-name="T67">hitting their &lt;bodypart&gt; for</text:span><text:span text:style-name="T11"> X </text:span><text:span text:style-name="T67">lightning</text:span><text:span text:style-name="T14"> </text:span><text:span text:style-name="T11">damage. &lt;if </text:span><text:span text:style-name="T71">repeat</text:span><text:span text:style-name="T11">&gt; </text:span><text:span text:style-name="T71">The intensity increases, dealing an additional Z damage</text:span><text:span text:style-name="T11"><text:line-break/><text:line-break/></text:span><text:span text:style-name="T12">Formula: base </text:span><text:span text:style-name="T67">+3</text:span><text:span text:style-name="T15">0%</text:span></text:p>
      <text:p text:style-name="P43"><text:span text:style-name="T2"/></text:p>
      <text:p text:style-name="P354" loext:marker-style-name="T23"><text:span text:style-name="T23">Lvl1: Deal </text:span><text:span text:style-name="T63">8-20 (14)</text:span><text:span text:style-name="T23"> lightning damage, </text:span><text:span text:style-name="T48">3 extra per time casted this combat</text:span><text:span text:style-name="T23"><text:line-break/>Lvl2: Deal </text:span><text:span text:style-name="T63">9-24 (16,5)</text:span><text:span text:style-name="T23"> lightning damage, </text:span><text:span text:style-name="T48">3 extra per time casted this combat</text:span></text:p>
      <text:p text:style-name="P354" loext:marker-style-name="T23"><text:span text:style-name="T23">Lvl3: Deal </text:span><text:span text:style-name="T63">11-27 (19)</text:span><text:span text:style-name="T23"> lightning damage, </text:span><text:span text:style-name="T48">4 extra per time casted this combat</text:span></text:p>
      <text:p text:style-name="P354" loext:marker-style-name="T23"><text:span text:style-name="T23">Lvl4: Deal </text:span><text:span text:style-name="T63">13-31 (22)</text:span><text:span text:style-name="T23"> lightning damage, </text:span><text:span text:style-name="T48">5 extra per time casted this combat</text:span></text:p>
      <text:p text:style-name="P354" loext:marker-style-name="T23"><text:span text:style-name="T23">Lvl5: Deal </text:span><text:span text:style-name="T63">15-31 (23)</text:span><text:span text:style-name="T23"> lightning damage, </text:span><text:span text:style-name="T48">6 extra per time casted this combat</text:span></text:p>
      <text:p text:style-name="P354" loext:marker-style-name="T2"><text:span text:style-name="T2"/></text:p>
      <text:p text:style-name="P342" loext:marker-style-name="T23"><text:span text:style-name="T36"/></text:p>
      <text:p text:style-name="P124">TAGS: SPELL | <text:span text:style-name="T122">LIGHTNING</text:span> | <text:span text:style-name="T123">DIVINE</text:span><text:line-break/><text:span text:style-name="T99">GENERIC:<text:line-break/>Perks:</text:span></text:p>
      <text:p text:style-name="P124">Supposed to Rot: +0,2 dmg multi per necrotic limb</text:p>
      <text:p text:style-name="P124">Herald of salvation: -0,05 dmg multi</text:p>
      <text:p text:style-name="P153">Reckless: +0,05 dmg multi per cloth or empty armor slot</text:p>
      <text:p text:style-name="P323">Shatter: <text:s/>+0,05 dmg mult per turn enemy has been chilled</text:p>
      <text:p text:style-name="P191">Fatal Curse: +0,1 mult against cursed enemies</text:p>
      <text:p text:style-name="P191"/>
      <text:p text:style-name="P130">Weapons:</text:p>
      <text:p text:style-name="P141">Daevas capricionsouness: 10% to 25% of random fire/cold/light</text:p>
      <text:p text:style-name="P142">Demongrip: 25% as fire</text:p>
      <text:p text:style-name="P142">Hellsiege: 25% as fire</text:p>
      <text:p text:style-name="P142">Desert wind: 15% as fire</text:p>
      <text:p text:style-name="P142">Marids gift: 15% as cold</text:p>
      <text:p text:style-name="P142">Eventide: 35% as cold</text:p>
      <text:p text:style-name="P142">Thurizas: 35% as light</text:p>
      <text:p text:style-name="P142">Crescent Moon: 15% as magic</text:p>
      <text:p text:style-name="P142">Cuchaviva: 15% as magic</text:p>
      <text:p text:style-name="P142"/>
      <text:p text:style-name="P159">Items:</text:p>
      <text:p text:style-name="P141">Cleanser of the unholy: 10% as fire</text:p>
      <text:p text:style-name="P142">Voice of the Storm: 15% as lightning</text:p>
      <text:p text:style-name="P148">Acolyte of the damned: 15% as magic</text:p>
      <text:p text:style-name="P142"><text:soft-page-break/>Essence Spike: 8% as magic</text:p>
      <text:p text:style-name="P142">Hourglass of reshaping: 8% as magic</text:p>
      <text:p text:style-name="P124"><text:span text:style-name="T104">Zircon ring: 5% added as magic</text:span><text:span text:style-name="T99"><text:line-break/></text:span>Poisoner’s Precaution: 20% chance to poison</text:p>
      <text:p text:style-name="P103">The Stampede: +0,02 dmg multi per initiative higher than enemy</text:p>
      <text:p text:style-name="P114">ruby ring: 3% of dmg as fire per affliction on enemy</text:p>
      <text:p text:style-name="P114">amber ring: +0,07 mult if at full endurance</text:p>
      <text:p text:style-name="P114">soapstone ring: +0,08 mult if enemy restrained</text:p>
      <text:p text:style-name="P114">jet: +0,2 mult</text:p>
      <text:p text:style-name="P59"><text:span text:style-name="T99"><text:line-break/>---------------------------<text:line-break/>SPELL<text:line-break/>Perks:<text:line-break/></text:span>Destructor: +0.1 dmg multi</text:p>
      <text:p text:style-name="P59"/>
      <text:p text:style-name="P35"><text:span text:style-name="T112">Consumables</text:span><text:span text:style-name="T111">:</text:span></text:p>
      <text:p text:style-name="P35"><text:span text:style-name="T112">Potion</text:span><text:span text:style-name="T111"> </text:span><text:span text:style-name="T112">of</text:span><text:span text:style-name="T111"> </text:span><text:span text:style-name="T112">bitterness</text:span><text:span text:style-name="T111">: 10% </text:span><text:span text:style-name="T112">as</text:span><text:span text:style-name="T111"> </text:span><text:span text:style-name="T112">cold</text:span></text:p>
      <text:p text:style-name="P35"><text:span text:style-name="T111">G </text:span><text:span text:style-name="T112">potion</text:span><text:span text:style-name="T111"> of </text:span><text:span text:style-name="T112">bitterness</text:span><text:span text:style-name="T111">: 25% as cold</text:span></text:p>
      <text:p text:style-name="P96">Elixir of bitterness: 5% as cold per stack</text:p>
      <text:p text:style-name="P35"><text:span text:style-name="T112">Potion</text:span><text:span text:style-name="T111"> </text:span><text:span text:style-name="T112">of</text:span><text:span text:style-name="T111"> </text:span><text:span text:style-name="T113">wrath</text:span><text:span text:style-name="T111">: 10% </text:span><text:span text:style-name="T112">as</text:span><text:span text:style-name="T111"> f</text:span><text:span text:style-name="T113">ire</text:span></text:p>
      <text:p text:style-name="P35"><text:span text:style-name="T111">G </text:span><text:span text:style-name="T112">potion</text:span><text:span text:style-name="T111"> of </text:span><text:span text:style-name="T113">wrath</text:span><text:span text:style-name="T111">: 25% as fire</text:span></text:p>
      <text:p text:style-name="P164">Elixir of wrath: 5% as fire per stack</text:p>
      <text:p text:style-name="P35"><text:span text:style-name="T112">Potion</text:span><text:span text:style-name="T111"> </text:span><text:span text:style-name="T112">of</text:span><text:span text:style-name="T111"> </text:span><text:span text:style-name="T113">hatred</text:span><text:span text:style-name="T111">: 10% </text:span><text:span text:style-name="T112">as</text:span><text:span text:style-name="T111"> </text:span><text:span text:style-name="T113">light</text:span></text:p>
      <text:p text:style-name="P35"><text:span text:style-name="T111">G </text:span><text:span text:style-name="T112">potion</text:span><text:span text:style-name="T111"> of </text:span><text:span text:style-name="T113">hatred</text:span><text:span text:style-name="T111">: 25% as lightning</text:span></text:p>
      <text:p text:style-name="P164">Elixir of hatred: 5% as lightning per stack</text:p>
      <text:p text:style-name="P35"><text:span text:style-name="T111"/></text:p>
      <text:p text:style-name="P90">Weapons:</text:p>
      <text:p text:style-name="P84">Crescent moon: After an attack crits, this deals +0,25 dmg multi</text:p>
      <text:p text:style-name="P84"/>
      <text:p text:style-name="P77"><text:span text:style-name="T100">Equipment</text:span>:</text:p>
      <text:p text:style-name="P59">Acolyte of the damned: spend 5% of currend end and half that to dmg</text:p>
      <text:p text:style-name="P84">Kinetic absorber: -1 to cd when you block</text:p>
      <text:p text:style-name="P66">Pledge of blood: if at max end, remove 10% of it and gain +4 rating</text:p>
      <text:p text:style-name="P66">Hourglass of reshaping: +0,05 dmg mult per spell on cd</text:p>
      <text:p text:style-name="P66">ancient puzzle box: if last use of spell, then +0,1 mult and +2 rating</text:p>
      <text:p text:style-name="P66">topaz ring: next attack deals 10% extra as lightning</text:p>
      <text:p text:style-name="P66">pearl ring: if first spell of combat, +3 rating</text:p>
      <text:p text:style-name="P66">nacre: 15% chance of not going into cd</text:p>
      <text:p text:style-name="P66">-------------------------------------------------------------</text:p>
      <text:p text:style-name="P273">LIGHTNING</text:p>
      <text:p text:style-name="P251">Perks:</text:p>
      <text:p text:style-name="P257"><text:span text:style-name="T123">Electromancer</text:span>: Minimum level 2</text:p>
      <text:p text:style-name="P258"><text:span text:style-name="T123">Storm</text:span>walker: +0,1 dmg multi</text:p>
      <text:p text:style-name="P257"><text:span text:style-name="T115">Pyromancer</text:span>: -1 to maximum level</text:p>
      <text:p text:style-name="P257"><text:span text:style-name="T123">Lich:</text:span> -1 to maximum level</text:p>
      <text:p text:style-name="P263"/>
      <text:p text:style-name="P246">Weapons:</text:p>
      <text:p text:style-name="P263"/>
      <text:p text:style-name="P263"/>
      <text:p text:style-name="P268"><text:soft-page-break/><text:span text:style-name="T100">Equipment</text:span>:</text:p>
      <text:p text:style-name="P263">Hand of the vizier: +1 to rating, next attack deals 10% extra dmg as <text:span text:style-name="T123">light</text:span></text:p>
      <text:p text:style-name="P20">--------------------------------------------------------</text:p>
      <text:p text:style-name="P272">DIVINE</text:p>
      <text:p text:style-name="P252">Perks:</text:p>
      <text:p text:style-name="P259"><text:span text:style-name="T109">Dominie</text:span>: +2 to rating</text:p>
      <text:p text:style-name="P259"/>
      <text:p text:style-name="P259"/>
      <text:p text:style-name="P247">Weapons:</text:p>
      <text:p text:style-name="P247"><text:span text:style-name="T109">Gandiva</text:span>: rating +1</text:p>
      <text:p text:style-name="P264"/>
      <text:p text:style-name="P269"><text:span text:style-name="T100">Equipment</text:span>:</text:p>
      <text:p text:style-name="P259">Sorcerer’s Pledge: <text:span text:style-name="T98">+1 to rating if </text:span><text:span text:style-name="T109">divine</text:span></text:p>
      <text:p text:style-name="P259">Sorcerer’s Pledge: -0,1 dmg multi <text:span text:style-name="T98">if not </text:span><text:span text:style-name="T109">divine</text:span></text:p>
      <text:p text:style-name="P247"><text:span text:style-name="T109">Hood of penitence</text:span>: +<text:span text:style-name="T109">3</text:span> rating</text:p>
      <text:p text:style-name="P247"><text:span text:style-name="T109">Sacred Oath</text:span> +<text:span text:style-name="T109">1</text:span> rating</text:p>
      <text:p text:style-name="P247"><text:span text:style-name="T109">Gilded icon</text:span>: +2 rating, <text:span text:style-name="T109">if </text:span><text:span text:style-name="T123">Sky Spear</text:span><text:span text:style-name="T109"> remove CD and +1 use</text:span></text:p>
      <text:p text:style-name="P247"/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7" loext:marker-style-name="T2"><text:soft-page-break/><text:span text:style-name="T23">Red Lightning (</text:span><text:span text:style-name="T2">infernal)<text:line-break/></text:span></text:p>
      <text:p text:style-name="P11">TARGET BODY PART</text:p>
      <text:p text:style-name="P347" loext:marker-style-name="T2"><text:span text:style-name="T2"><text:line-break/></text:span><text:span text:style-name="T11">Tooltip: Deals </text:span><text:span text:style-name="T16">moderate</text:span><text:span text:style-name="T11"> </text:span><text:span text:style-name="T19">lightning</text:span><text:span text:style-name="T11"> damage </text:span><text:span text:style-name="T19">to a body part</text:span><text:span text:style-name="T11"> </text:span><text:span text:style-name="T68">with a </text:span><text:span text:style-name="T74">high chance to burn the enemy</text:span><text:span text:style-name="T11"><text:line-break/><text:line-break/>On use: (Casted </text:span><text:span text:style-name="T19">Red Lightning</text:span><text:span text:style-name="T68"> </text:span><text:span text:style-name="T11">at Y level) </text:span><text:span text:style-name="T17">You </text:span><text:span text:style-name="T19">blast</text:span><text:span text:style-name="T16"> &lt;enemy&gt;’</text:span><text:span text:style-name="T17">s &lt;bodypart&gt;</text:span><text:span text:style-name="T65">, </text:span><text:span text:style-name="T74">with unholy electricity</text:span><text:span text:style-name="T65"> </text:span><text:span text:style-name="T69">dealing</text:span><text:span text:style-name="T11"> X </text:span><text:span text:style-name="T19">lightning</text:span><text:span text:style-name="T65"> </text:span><text:span text:style-name="T11">damage. &lt;if </text:span><text:span text:style-name="T74">burn</text:span><text:span text:style-name="T11">&gt; </text:span><text:span text:style-name="T19">They catch fire!</text:span><text:span text:style-name="T68"><text:line-break/></text:span><text:span text:style-name="T11"><text:line-break/></text:span><text:span text:style-name="T12">Formula: base -</text:span><text:span text:style-name="T16">20</text:span><text:span text:style-name="T12">%</text:span></text:p>
      <text:p text:style-name="P347" loext:marker-style-name="T2"><text:span text:style-name="T2"><text:line-break/></text:span><text:span text:style-name="T58">Lvl1: Deal </text:span><text:span text:style-name="T59">5</text:span><text:span text:style-name="T60">-1</text:span><text:span text:style-name="T59">2</text:span><text:span text:style-name="T60"> (8,5)</text:span><text:span text:style-name="T58"> </text:span><text:span text:style-name="T59">lightning</text:span><text:span text:style-name="T58"> damage, </text:span><text:span text:style-name="T59">33</text:span><text:span text:style-name="T58">% to </text:span><text:span text:style-name="T59">burn</text:span><text:span text:style-name="T58"><text:line-break/>Lvl2: Deal </text:span><text:span text:style-name="T59">7</text:span><text:span text:style-name="T60">-1</text:span><text:span text:style-name="T59">4</text:span><text:span text:style-name="T60"> (10,5)</text:span><text:span text:style-name="T58"> </text:span><text:span text:style-name="T59">lightning</text:span><text:span text:style-name="T58"> damage, </text:span><text:span text:style-name="T59">33</text:span><text:span text:style-name="T58">% </text:span><text:span text:style-name="T59">to burn</text:span><text:span text:style-name="T58"><text:line-break/>Lvl3: Deal </text:span><text:span text:style-name="T59">9</text:span><text:span text:style-name="T60">-</text:span><text:span text:style-name="T59">15</text:span><text:span text:style-name="T60"> (12)</text:span><text:span text:style-name="T58"> </text:span><text:span text:style-name="T59">lightning</text:span><text:span text:style-name="T58"> damage, </text:span><text:span text:style-name="T59">45</text:span><text:span text:style-name="T58">% to </text:span><text:span text:style-name="T59">burn</text:span><text:span text:style-name="T58"><text:line-break/>Lvl4: Deal </text:span><text:span text:style-name="T60">1</text:span><text:span text:style-name="T59">1</text:span><text:span text:style-name="T60">-1</text:span><text:span text:style-name="T59">7</text:span><text:span text:style-name="T60"> (14)</text:span><text:span text:style-name="T58"> </text:span><text:span text:style-name="T59">lightning</text:span><text:span text:style-name="T58"> damage, </text:span><text:span text:style-name="T59">57</text:span><text:span text:style-name="T58">% to </text:span><text:span text:style-name="T59">burn</text:span><text:span text:style-name="T58"><text:line-break/>Lvl5: Deal </text:span><text:span text:style-name="T60">1</text:span><text:span text:style-name="T59">2</text:span><text:span text:style-name="T60">-1</text:span><text:span text:style-name="T59">7</text:span><text:span text:style-name="T60"> (14,5)</text:span><text:span text:style-name="T58"> </text:span><text:span text:style-name="T59">lightning</text:span><text:span text:style-name="T58"> damage, </text:span><text:span text:style-name="T59">7</text:span><text:span text:style-name="T60">0</text:span><text:span text:style-name="T58">% to </text:span><text:span text:style-name="T59">burn</text:span></text:p>
      <text:p text:style-name="P343" loext:marker-style-name="T23"><text:span text:style-name="T23"/></text:p>
      <text:p text:style-name="P124">TAGS: SPELL | <text:span text:style-name="T122">LIGHTNING</text:span> | <text:span text:style-name="T123">INFERNAL | BURN<text:line-break/></text:span><text:span text:style-name="T99">GENERIC:<text:line-break/>Perks:</text:span></text:p>
      <text:p text:style-name="P124">Supposed to Rot: +0,2 dmg multi per necrotic limb</text:p>
      <text:p text:style-name="P124">Herald of salvation: -0,05 dmg multi</text:p>
      <text:p text:style-name="P153">Reckless: +0,05 dmg multi per cloth or empty armor slot</text:p>
      <text:p text:style-name="P323">Shatter: <text:s/>+0,05 dmg mult per turn enemy has been chilled</text:p>
      <text:p text:style-name="P191">Fatal Curse: +0,1 mult against cursed enemies</text:p>
      <text:p text:style-name="P191"/>
      <text:p text:style-name="P130">Weapons:</text:p>
      <text:p text:style-name="P141">Daevas capricionsouness: 10% to 25% of random fire/cold/light</text:p>
      <text:p text:style-name="P142">Demongrip: 25% as fire</text:p>
      <text:p text:style-name="P142">Hellsiege: 25% as fire</text:p>
      <text:p text:style-name="P142">Desert wind: 15% as fire</text:p>
      <text:p text:style-name="P142">Marids gift: 15% as cold</text:p>
      <text:p text:style-name="P142">Eventide: 35% as cold</text:p>
      <text:p text:style-name="P142">Thurizas: 35% as light</text:p>
      <text:p text:style-name="P142">Crescent Moon: 15% as magic</text:p>
      <text:p text:style-name="P142">Cuchaviva: 15% as magic</text:p>
      <text:p text:style-name="P142"/>
      <text:p text:style-name="P159">Items:</text:p>
      <text:p text:style-name="P141">Cleanser of the unholy: 10% as fire</text:p>
      <text:p text:style-name="P142">Voice of the Storm: 15% as lightning</text:p>
      <text:p text:style-name="P148">Acolyte of the damned: 15% as magic</text:p>
      <text:p text:style-name="P142">Essence Spike: 8% as magic</text:p>
      <text:p text:style-name="P142">Hourglass of reshaping: 8% as magic</text:p>
      <text:p text:style-name="P124"><text:span text:style-name="T104">Zircon ring: 5% added as magic</text:span><text:span text:style-name="T99"><text:line-break/></text:span>Poisoner’s Precaution: 20% chance to poison</text:p>
      <text:p text:style-name="P103">The Stampede: +0,02 dmg multi per initiative higher than enemy</text:p>
      <text:p text:style-name="P114">ruby ring: 3% of dmg as fire per affliction on enemy</text:p>
      <text:p text:style-name="P114">amber ring: +0,07 mult if at full endurance</text:p>
      <text:p text:style-name="P114">soapstone ring: +0,08 mult if enemy restrained</text:p>
      <text:p text:style-name="P114"><text:soft-page-break/>jet: +0,2 mult</text:p>
      <text:p text:style-name="P59"><text:span text:style-name="T99"><text:line-break/>---------------------------<text:line-break/>SPELL<text:line-break/>Perks:<text:line-break/></text:span>Destructor: +0.1 dmg multi</text:p>
      <text:p text:style-name="P59"/>
      <text:p text:style-name="P35"><text:span text:style-name="T112">Consumables</text:span><text:span text:style-name="T111">:</text:span></text:p>
      <text:p text:style-name="P35"><text:span text:style-name="T112">Potion</text:span><text:span text:style-name="T111"> </text:span><text:span text:style-name="T112">of</text:span><text:span text:style-name="T111"> </text:span><text:span text:style-name="T112">bitterness</text:span><text:span text:style-name="T111">: 10% </text:span><text:span text:style-name="T112">as</text:span><text:span text:style-name="T111"> </text:span><text:span text:style-name="T112">cold</text:span></text:p>
      <text:p text:style-name="P35"><text:span text:style-name="T111">G </text:span><text:span text:style-name="T112">potion</text:span><text:span text:style-name="T111"> of </text:span><text:span text:style-name="T112">bitterness</text:span><text:span text:style-name="T111">: 25% as cold</text:span></text:p>
      <text:p text:style-name="P96">Elixir of bitterness: 5% as cold per stack</text:p>
      <text:p text:style-name="P35"><text:span text:style-name="T112">Potion</text:span><text:span text:style-name="T111"> </text:span><text:span text:style-name="T112">of</text:span><text:span text:style-name="T111"> </text:span><text:span text:style-name="T113">wrath</text:span><text:span text:style-name="T111">: 10% </text:span><text:span text:style-name="T112">as</text:span><text:span text:style-name="T111"> f</text:span><text:span text:style-name="T113">ire</text:span></text:p>
      <text:p text:style-name="P35"><text:span text:style-name="T111">G </text:span><text:span text:style-name="T112">potion</text:span><text:span text:style-name="T111"> of </text:span><text:span text:style-name="T113">wrath</text:span><text:span text:style-name="T111">: 25% as fire</text:span></text:p>
      <text:p text:style-name="P164">Elixir of wrath: 5% as fire per stack</text:p>
      <text:p text:style-name="P35"><text:span text:style-name="T112">Potion</text:span><text:span text:style-name="T111"> </text:span><text:span text:style-name="T112">of</text:span><text:span text:style-name="T111"> </text:span><text:span text:style-name="T113">hatred</text:span><text:span text:style-name="T111">: 10% </text:span><text:span text:style-name="T112">as</text:span><text:span text:style-name="T111"> </text:span><text:span text:style-name="T113">light</text:span></text:p>
      <text:p text:style-name="P35"><text:span text:style-name="T111">G </text:span><text:span text:style-name="T112">potion</text:span><text:span text:style-name="T111"> of </text:span><text:span text:style-name="T113">hatred</text:span><text:span text:style-name="T111">: 25% as lightning</text:span></text:p>
      <text:p text:style-name="P164">Elixir of hatred: 5% as lightning per stack</text:p>
      <text:p text:style-name="P35"><text:span text:style-name="T111"/></text:p>
      <text:p text:style-name="P90">Weapons:</text:p>
      <text:p text:style-name="P84">Crescent moon: After an attack crits, this deals +0,25 dmg multi</text:p>
      <text:p text:style-name="P84"/>
      <text:p text:style-name="P77"><text:span text:style-name="T100">Equipment</text:span>:</text:p>
      <text:p text:style-name="P59">Acolyte of the damned: spend 5% of currend end and half that to dmg</text:p>
      <text:p text:style-name="P84">Kinetic absorber: -1 to cd when you block</text:p>
      <text:p text:style-name="P66">Pledge of blood: if at max end, remove 10% of it and gain +4 rating</text:p>
      <text:p text:style-name="P66">Hourglass of reshaping: +0,05 dmg mult per spell on cd</text:p>
      <text:p text:style-name="P66">ancient puzzle box: if last use of spell, then +0,1 mult and +2 rating</text:p>
      <text:p text:style-name="P66">topaz ring: next attack deals 10% extra as lightning</text:p>
      <text:p text:style-name="P66">pearl ring: if first spell of combat, +3 rating</text:p>
      <text:p text:style-name="P66">nacre: 15% chance of not going into cd</text:p>
      <text:p text:style-name="P66">-------------------------------------------------------------</text:p>
      <text:p text:style-name="P273">LIGHTNING</text:p>
      <text:p text:style-name="P251">Perks:</text:p>
      <text:p text:style-name="P257"><text:span text:style-name="T123">Electromancer</text:span>: Minimum level 2</text:p>
      <text:p text:style-name="P258"><text:span text:style-name="T123">Storm</text:span>walker: +0,1 dmg multi</text:p>
      <text:p text:style-name="P257"><text:span text:style-name="T115">Pyromancer</text:span>: -1 to maximum level</text:p>
      <text:p text:style-name="P257"><text:span text:style-name="T123">Lich:</text:span> -1 to maximum level</text:p>
      <text:p text:style-name="P263"/>
      <text:p text:style-name="P246">Weapons:</text:p>
      <text:p text:style-name="P263"/>
      <text:p text:style-name="P263"/>
      <text:p text:style-name="P268"><text:span text:style-name="T100">Equipment</text:span>:</text:p>
      <text:p text:style-name="P263">Hand of the vizier: +1 to rating, next attack deals 10% extra dmg as <text:span text:style-name="T123">light</text:span></text:p>
      <text:p text:style-name="P263">-----------------------------------------------------------</text:p>
      <text:p text:style-name="P276">INFERNAL</text:p>
      <text:p text:style-name="P279">Perks:</text:p>
      <text:p text:style-name="P282"><text:span text:style-name="T109">Demonologist</text:span>: +2 to rating</text:p>
      <text:p text:style-name="P282"/>
      <text:p text:style-name="P282"/>
      <text:p text:style-name="P285"><text:soft-page-break/>Weapons:</text:p>
      <text:p text:style-name="P285"/>
      <text:p text:style-name="P288"/>
      <text:p text:style-name="P291"><text:span text:style-name="T100">Equipment</text:span>:</text:p>
      <text:p text:style-name="P282">Sorcerer’s Pledge: <text:span text:style-name="T98">+1 to rating if </text:span><text:span text:style-name="T109">infernal</text:span></text:p>
      <text:p text:style-name="P282">Sorcerer’s Pledge: -0,1 dmg multi <text:span text:style-name="T98">if not </text:span><text:span text:style-name="T109">infernal</text:span></text:p>
      <text:p text:style-name="P285"><text:span text:style-name="T109">Chained heart</text:span>: +<text:span text:style-name="T109">2</text:span> rating, <text:span text:style-name="T109">+0,15 mult, consumes 5% of current endurance, restores all spent endu at end of combat</text:span></text:p>
      <text:p text:style-name="P294">Crown of horns: +2 rating, +0,4 mult while cursed</text:p>
      <text:p text:style-name="P334">--------------------------------------------</text:p>
      <text:p text:style-name="P335">BURN</text:p>
      <text:p text:style-name="P335">Perks:<text:line-break/><text:span text:style-name="T124">Fan the flames: Burns deal +0.4 dmg multi and last 1 turn less</text:span></text:p>
      <text:p text:style-name="P335"><text:span text:style-name="T124">W</text:span>eapons:</text:p>
      <text:p text:style-name="P335"/>
      <text:p text:style-name="P335"><text:span text:style-name="T124">E</text:span>quipment:</text:p>
      <text:p text:style-name="P337">ammo ring: burns deal 2% of targets max end per round</text:p>
      <text:p text:style-name="P336"/>
      <text:p text:style-name="P336"/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pan text:style-name="T23"/></text:p>
      <text:p text:style-name="P343" loext:marker-style-name="T2"><text:soft-page-break/><text:span text:style-name="T23">Ball Lightning (</text:span><text:span text:style-name="T2">eldritch)</text:span></text:p>
      <text:p text:style-name="P40"><text:span text:style-name="T23"><text:line-break/></text:span><text:span text:style-name="T49">TARGET BODY PART<text:line-break/></text:span><text:span text:style-name="T23"><text:line-break/></text:span><text:span text:style-name="T8">Tooltip: Deals </text:span><text:span text:style-name="T72">moderate</text:span><text:span text:style-name="T8"> </text:span><text:span text:style-name="T72">lightning</text:span><text:span text:style-name="T8"> damage to one body part </text:span><text:span text:style-name="T72">with a chance to overload the enemy</text:span><text:span text:style-name="T8"><text:line-break/><text:line-break/>On use: (Casted </text:span><text:span text:style-name="T72">Ball Lightning</text:span><text:span text:style-name="T8"> at Y level) </text:span><text:span text:style-name="T72">You call a living orb of lightning to assault &lt;enemy&gt;</text:span><text:span text:style-name="T8">, dealing X </text:span><text:span text:style-name="T72">lightning </text:span><text:span text:style-name="T8">damage t</text:span><text:span text:style-name="T10">o &lt;bodypart&gt;</text:span><text:span text:style-name="T8">. &lt;if </text:span><text:span text:style-name="T72">overcharge</text:span><text:span text:style-name="T8">&gt; </text:span><text:span text:style-name="T72">&lt;enemy&gt; becomes charged with harmful energy!</text:span><text:span text:style-name="T8"><text:line-break/></text:span><text:span text:style-name="T37"><text:line-break/></text:span><text:span text:style-name="T38">Formula: base +</text:span><text:span text:style-name="T64">0%</text:span><text:span text:style-name="T38"> </text:span><text:span text:style-name="T37"><text:line-break/></text:span></text:p>
      <text:p text:style-name="P343" loext:marker-style-name="T2"><text:span text:style-name="T2"/></text:p>
      <text:p text:style-name="P343" loext:marker-style-name="T23"><text:span text:style-name="T23">Lvl1: Deal </text:span><text:span text:style-name="T43">6</text:span><text:span text:style-name="T64">-16</text:span><text:span text:style-name="T23"> </text:span><text:span text:style-name="T64">(11) </text:span><text:span text:style-name="T23">lightning damage, </text:span><text:span text:style-name="T48">25</text:span><text:span text:style-name="T23">% chance to overcharge<text:line-break/>Lvl2: Deal </text:span><text:span text:style-name="T64">7-19 (13)</text:span><text:span text:style-name="T23"> lightning damage, </text:span><text:span text:style-name="T48">25</text:span><text:span text:style-name="T23">% chance to overcharge</text:span></text:p>
      <text:p text:style-name="P343" loext:marker-style-name="T23"><text:span text:style-name="T23">Lvl3: Deal </text:span><text:span text:style-name="T64">9-21 (15)</text:span><text:span text:style-name="T23"> lightning damage, </text:span><text:span text:style-name="T48">30</text:span><text:span text:style-name="T23">% chance to overcharge</text:span></text:p>
      <text:p text:style-name="P343" loext:marker-style-name="T23"><text:span text:style-name="T23">Lvl4: Deal </text:span><text:span text:style-name="T64">11-23 (17)</text:span><text:span text:style-name="T23"> lightning damage, </text:span><text:span text:style-name="T48">35</text:span><text:span text:style-name="T23">% chance to overcharge</text:span></text:p>
      <text:p text:style-name="P343" loext:marker-style-name="T23"><text:span text:style-name="T23">Lvl5: Deal </text:span><text:span text:style-name="T64">12-24 (18)</text:span><text:span text:style-name="T23"> lightning damage, </text:span><text:span text:style-name="T48">40</text:span><text:span text:style-name="T23">% chance to overcharge</text:span></text:p>
      <text:p text:style-name="P343" loext:marker-style-name="T23"><text:span text:style-name="T23"/></text:p>
      <text:p text:style-name="P124">TAGS: SPELL | <text:span text:style-name="T122">LIGHTNING</text:span> | <text:span text:style-name="T123">ELDRITCH | OVERCHARGE<text:line-break/></text:span><text:span text:style-name="T99">GENERIC:<text:line-break/>Perks:</text:span></text:p>
      <text:p text:style-name="P124">Supposed to Rot: +0,2 dmg multi per necrotic limb</text:p>
      <text:p text:style-name="P124">Herald of salvation: -0,05 dmg multi</text:p>
      <text:p text:style-name="P153">Reckless: +0,05 dmg multi per cloth or empty armor slot</text:p>
      <text:p text:style-name="P323">Shatter: <text:s/>+0,05 dmg mult per turn enemy has been chilled</text:p>
      <text:p text:style-name="P191">Fatal Curse: +0,1 mult against cursed enemies</text:p>
      <text:p text:style-name="P191"/>
      <text:p text:style-name="P130">Weapons:</text:p>
      <text:p text:style-name="P141">Daevas capricionsouness: 10% to 25% of random fire/cold/light</text:p>
      <text:p text:style-name="P142">Demongrip: 25% as fire</text:p>
      <text:p text:style-name="P142">Hellsiege: 25% as fire</text:p>
      <text:p text:style-name="P142">Desert wind: 15% as fire</text:p>
      <text:p text:style-name="P142">Marids gift: 15% as cold</text:p>
      <text:p text:style-name="P142">Eventide: 35% as cold</text:p>
      <text:p text:style-name="P142">Thurizas: 35% as light</text:p>
      <text:p text:style-name="P142">Crescent Moon: 15% as magic</text:p>
      <text:p text:style-name="P142">Cuchaviva: 15% as magic</text:p>
      <text:p text:style-name="P142"/>
      <text:p text:style-name="P159">Items:</text:p>
      <text:p text:style-name="P141">Cleanser of the unholy: 10% as fire</text:p>
      <text:p text:style-name="P142">Voice of the Storm: 15% as lightning</text:p>
      <text:p text:style-name="P148">Acolyte of the damned: 15% as magic</text:p>
      <text:p text:style-name="P142">Essence Spike: 8% as magic</text:p>
      <text:p text:style-name="P142">Hourglass of reshaping: 8% as magic</text:p>
      <text:p text:style-name="P124"><text:span text:style-name="T104">Zircon ring: 5% added as magic</text:span><text:span text:style-name="T99"><text:line-break/></text:span>Poisoner’s Precaution: 20% chance to poison</text:p>
      <text:p text:style-name="P103">The Stampede: +0,02 dmg multi per initiative higher than enemy</text:p>
      <text:p text:style-name="P114">ruby ring: 3% of dmg as fire per affliction on enemy</text:p>
      <text:p text:style-name="P114">amber ring: +0,07 mult if at full endurance</text:p>
      <text:p text:style-name="P114"><text:soft-page-break/>soapstone ring: +0,08 mult if enemy restrained</text:p>
      <text:p text:style-name="P114">jet: +0,2 mult</text:p>
      <text:p text:style-name="P59"><text:span text:style-name="T99"><text:line-break/>---------------------------<text:line-break/>SPELL<text:line-break/>Perks:<text:line-break/></text:span>Destructor: +0.1 dmg multi</text:p>
      <text:p text:style-name="P59"/>
      <text:p text:style-name="P35"><text:span text:style-name="T112">Consumables</text:span><text:span text:style-name="T111">:</text:span></text:p>
      <text:p text:style-name="P35"><text:span text:style-name="T112">Potion</text:span><text:span text:style-name="T111"> </text:span><text:span text:style-name="T112">of</text:span><text:span text:style-name="T111"> </text:span><text:span text:style-name="T112">bitterness</text:span><text:span text:style-name="T111">: 10% </text:span><text:span text:style-name="T112">as</text:span><text:span text:style-name="T111"> </text:span><text:span text:style-name="T112">cold</text:span></text:p>
      <text:p text:style-name="P35"><text:span text:style-name="T111">G </text:span><text:span text:style-name="T112">potion</text:span><text:span text:style-name="T111"> of </text:span><text:span text:style-name="T112">bitterness</text:span><text:span text:style-name="T111">: 25% as cold</text:span></text:p>
      <text:p text:style-name="P96">Elixir of bitterness: 5% as cold per stack</text:p>
      <text:p text:style-name="P35"><text:span text:style-name="T112">Potion</text:span><text:span text:style-name="T111"> </text:span><text:span text:style-name="T112">of</text:span><text:span text:style-name="T111"> </text:span><text:span text:style-name="T113">wrath</text:span><text:span text:style-name="T111">: 10% </text:span><text:span text:style-name="T112">as</text:span><text:span text:style-name="T111"> f</text:span><text:span text:style-name="T113">ire</text:span></text:p>
      <text:p text:style-name="P35"><text:span text:style-name="T111">G </text:span><text:span text:style-name="T112">potion</text:span><text:span text:style-name="T111"> of </text:span><text:span text:style-name="T113">wrath</text:span><text:span text:style-name="T111">: 25% as fire</text:span></text:p>
      <text:p text:style-name="P164">Elixir of wrath: 5% as fire per stack</text:p>
      <text:p text:style-name="P35"><text:span text:style-name="T112">Potion</text:span><text:span text:style-name="T111"> </text:span><text:span text:style-name="T112">of</text:span><text:span text:style-name="T111"> </text:span><text:span text:style-name="T113">hatred</text:span><text:span text:style-name="T111">: 10% </text:span><text:span text:style-name="T112">as</text:span><text:span text:style-name="T111"> </text:span><text:span text:style-name="T113">light</text:span></text:p>
      <text:p text:style-name="P35"><text:span text:style-name="T111">G </text:span><text:span text:style-name="T112">potion</text:span><text:span text:style-name="T111"> of </text:span><text:span text:style-name="T113">hatred</text:span><text:span text:style-name="T111">: 25% as lightning</text:span></text:p>
      <text:p text:style-name="P164">Elixir of hatred: 5% as lightning per stack</text:p>
      <text:p text:style-name="P35"><text:span text:style-name="T111"/></text:p>
      <text:p text:style-name="P90">Weapons:</text:p>
      <text:p text:style-name="P84">Crescent moon: After an attack crits, this deals +0,25 dmg multi</text:p>
      <text:p text:style-name="P84"/>
      <text:p text:style-name="P77"><text:span text:style-name="T100">Equipment</text:span>:</text:p>
      <text:p text:style-name="P59">Acolyte of the damned: spend 5% of currend end and half that to dmg</text:p>
      <text:p text:style-name="P84">Kinetic absorber: -1 to cd when you block</text:p>
      <text:p text:style-name="P66">Pledge of blood: if at max end, remove 10% of it and gain +4 rating</text:p>
      <text:p text:style-name="P66">Hourglass of reshaping: +0,05 dmg mult per spell on cd</text:p>
      <text:p text:style-name="P66">ancient puzzle box: if last use of spell, then +0,1 mult and +2 rating</text:p>
      <text:p text:style-name="P66">topaz ring: next attack deals 10% extra as lightning</text:p>
      <text:p text:style-name="P66">pearl ring: if first spell of combat, +3 rating</text:p>
      <text:p text:style-name="P66">nacre: 15% chance of not going into cd</text:p>
      <text:p text:style-name="P66">-------------------------------------------------------------</text:p>
      <text:p text:style-name="P273">LIGHTNING</text:p>
      <text:p text:style-name="P251">Perks:</text:p>
      <text:p text:style-name="P257"><text:span text:style-name="T123">Electromancer</text:span>: Minimum level 2</text:p>
      <text:p text:style-name="P258"><text:span text:style-name="T123">Storm</text:span>walker: +0,1 dmg multi</text:p>
      <text:p text:style-name="P257"><text:span text:style-name="T115">Pyromancer</text:span>: -1 to maximum level</text:p>
      <text:p text:style-name="P257"><text:span text:style-name="T123">Lich:</text:span> -1 to maximum level</text:p>
      <text:p text:style-name="P263"/>
      <text:p text:style-name="P246">Weapons:</text:p>
      <text:p text:style-name="P263"/>
      <text:p text:style-name="P263"/>
      <text:p text:style-name="P268"><text:span text:style-name="T100">Equipment</text:span>:</text:p>
      <text:p text:style-name="P263">Hand of the vizier: +1 to rating, next attack deals 10% extra dmg as <text:span text:style-name="T123">light</text:span></text:p>
      <text:p text:style-name="P263">------------------------------------------------------------------</text:p>
      <text:p text:style-name="P312">ELDRITCH</text:p>
      <text:p text:style-name="P297">Perks:</text:p>
      <text:p text:style-name="P300"><text:span text:style-name="T110">Occultist</text:span>: +2 to rating</text:p>
      <text:p text:style-name="P312">Toying with madness: -2 to +4 rating (at random)</text:p>
      <text:p text:style-name="P300"><text:soft-page-break/></text:p>
      <text:p text:style-name="P303">Weapons:</text:p>
      <text:p text:style-name="P303"/>
      <text:p text:style-name="P306"/>
      <text:p text:style-name="P309"><text:span text:style-name="T100">Equipment</text:span>:</text:p>
      <text:p text:style-name="P300">Sorcerer’s Pledge: <text:span text:style-name="T98">+1 to rating if </text:span><text:span text:style-name="T110">eldritch</text:span></text:p>
      <text:p text:style-name="P300">Sorcerer’s Pledge: -0,1 dmg multi <text:span text:style-name="T98">if not </text:span><text:span text:style-name="T110">eldritch</text:span></text:p>
      <text:p text:style-name="P303"><text:span text:style-name="T110">forbidden tome</text:span>: +<text:span text:style-name="T109">2</text:span> rating, <text:span text:style-name="T110">applies random affliction to you and enemy</text:span></text:p>
      <text:p text:style-name="P315">mirror mask: +2 rating, removes afflictions and copies onto enemy</text:p>
      <text:p text:style-name="P315">------------------------------------------------</text:p>
      <text:p text:style-name="P316">OVERCHARGE<text:line-break/><text:line-break/>Perks:<text:line-break/>Closed circuit: Overcharge dmg has a 3% chance to stun<text:line-break/>Living battery: -0,5 mult for overcharge, overcharge triggers on basic attacks</text:p>
      <text:p text:style-name="P316"/>
      <text:p text:style-name="P317">Weapons:<text:line-break/><text:line-break/>Equipment:<text:line-break/>Voice of the storm: Overcharge +0,3 mult</text:p>
      <text:p text:style-name="P317">azurite ring: 33% for overcharge trigger to seal</text:p>
      <text:p text:style-name="P317"/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oft-page-break/><text:span text:style-name="T1">Lightning Rituals:</text:span><text:span text:style-name="T1"/></text:p>
      <text:p text:style-name="P341" loext:marker-style-name="T1"/>
      <text:p text:style-name="P343" loext:marker-style-name="T2"><text:span text:style-name="T23">Storm Cloud (</text:span><text:span text:style-name="T2">Nature)</text:span></text:p>
      <text:p text:style-name="P343" loext:marker-style-name="T23"><text:span text:style-name="T23">Lvl1: Creates a cloud over your camp. Whenever you cast a spell, the cloud bolts the enemy for X lightning damage. Lasts 4 hours. Misshap: Take lightning damage<text:line-break/>Lvl2: Creates a cloud over your camp. Whenever you cast a spell, the cloud bolts the enemy for X lightning damage. Lasts 4 hours. Misshap: Take lightning damage<text:line-break/>Lvl3: Creates a cloud over your camp. Whenever you cast a spell, the cloud bolts the enemy for X lightning damage. Lasts 6 hours. Misshap: Take lightning damage<text:line-break/>Lvl4: Creates a cloud over your camp. Whenever you cast a spell, the cloud bolts the enemy for X lightning damage. Lasts 8 hours. Misshap: Take lightning damage</text:span><text:span text:style-name="T23"/></text:p>
      <text:p text:style-name="P343" loext:marker-style-name="T23"><text:span text:style-name="T23">Lvl5: Creates a cloud over your camp. Whenever you cast a spell, the cloud bolts the enemy for X lightning damage. Lasts 10 hours. Misshap: Take lightning damage<text:line-break/><text:line-break/>Discharge Field (</text:span><text:span text:style-name="T2">arcane)<text:line-break/></text:span><text:span text:style-name="T23">Lvl1: Surround your camp with agitated particles, causing ambushing enemies to take X lightning damage and be overcharged. Misshap: Take lightning damage<text:line-break/>Lvl2: Surround your camp with agitated particles, causing ambushing enemies to take X lightning damage and be overcharged. Misshap: Take lightning damage<text:line-break/>Lvl3: Surround your camp with agitated particles, causing ambushing enemies to take X lightning damage and be overcharged. Misshap: Take lightning damage<text:line-break/>Lvl4: Surround your camp with agitated particles, causing ambushing enemies to take X lightning damage and be overcharged. Misshap: Take lightning damage<text:line-break/>Lvl5: Surround your camp with agitated particles, causing ambushing enemies to take X lightning damage and be overcharged. Misshap: Take lightning damage<text:line-break/></text:span></text:p>
      <text:p text:style-name="P343" loext:marker-style-name="T23"><text:span text:style-name="T23">Aura of Conductivity (</text:span><text:span text:style-name="T2">Divine)<text:line-break/></text:span><text:span text:style-name="T23">Lvl1: At the end of your turn, deal X lightning damage to enemies. Only one aura can be active at a time. Lasts until next rest. Mishap: Take lightning damage</text:span></text:p>
      <text:p text:style-name="P343" loext:marker-style-name="T23"><text:span text:style-name="T23">Lvl2: At the end of your turn, deal X lightning damage to enemies. Only one aura can be active at a time. Lasts until next rest. Mishap: Take lightning damage</text:span><text:span text:style-name="T23"/></text:p>
      <text:p text:style-name="P343" loext:marker-style-name="T23"><text:span text:style-name="T23">Lvl3: At the end of your turn, deal X lightning damage to enemies with a 15% chance to overcharge. Only one aura can be active at a time. Lasts until next rest. Mishap: Take lightning damage</text:span><text:span text:style-name="T2"><text:line-break/></text:span><text:span text:style-name="T23">Lvl4: At the end of your turn, deal X lightning damage to enemies with a 20% chance to overcharge. Only one aura can be active at a time. Lasts until next rest. Mishap: Take lightning damage</text:span><text:span text:style-name="T2"><text:line-break/></text:span><text:span text:style-name="T23">Lvl5: At the end of your turn, deal X lightning damage to enemies with a 25% chance to overcharge. Only one aura can be active at a time. Lasts until next rest. Mishap: Take lightning damage</text:span></text:p>
      <text:p text:style-name="P338" loext:marker-style-name="T23"/>
      <text:p text:style-name="P343" loext:marker-style-name="T23"><text:span text:style-name="T23">Voltaxic Glyph (</text:span><text:span text:style-name="T2">arcane)<text:line-break/></text:span><text:span text:style-name="T23">Lvl1: Inscribe a weapon with lightning magic, causing your attacks and skills with it to deal an additional 10% damage as lightning and granting it +10% crit damage. Only one glyph can be active per weapon at a time. Lasts until the next rest. Mishap: Destroy weapon<text:line-break/>Lvl2: Inscribe a weapon with lightning magic, causing your attacks and skills with it to deal an additional 15% damage as lightning and granting it +10% crit damage. Only one glyph can be active per weapon at a time. Lasts until the next rest. Mishap: Destroy weapon<text:line-break/>Lvl3: Inscribe a weapon with lightning magic, causing your attacks and skills with it to deal an additional 20% damage as lightning and granting it +12% crit damage. Only one glyph can be active per weapon at a time. Lasts until the next rest. Mishap: Destroy weapon<text:line-break/>Lvl4: Inscribe a weapon with lightning magic, causing your attacks and skills with it to deal an </text:span><text:soft-page-break/><text:span text:style-name="T23">additional 25% damage as lightning and granting it +15% crit damage. Only one glyph can be active per weapon at a time. Lasts until the next rest. Mishap: Destroy weapon</text:span></text:p>
      <text:p text:style-name="P343" loext:marker-style-name="T23"><text:span text:style-name="T23">Lvl5: Inscribe a weapon with lightning magic, causing your attacks and skills with it to deal an additional 30% damage as lightning and granting it +18% crit damage. Only one glyph can be active per weapon at a time. Lasts until the next rest. Mishap: Destroy weapon</text:span><text:span text:style-name="T23"/></text:p>
      <text:p text:style-name="P338" loext:marker-style-name="T23"/>
      <text:p text:style-name="P343" loext:marker-style-name="T23"><text:span text:style-name="T23">Storm Aegis (</text:span><text:span text:style-name="T2">arcane</text:span><text:span text:style-name="T23">)</text:span></text:p>
      <text:p text:style-name="P343" loext:marker-style-name="T23"><text:span text:style-name="T23">Lvl1: Cover yourself with crackling lightning, granting you X lightning thorns. Only one aegis can be active at a time. Lasts until the next rest. Mishap: Reduce lightning resistance</text:span><text:span text:style-name="T23"/></text:p>
      <text:p text:style-name="P343" loext:marker-style-name="T23"><text:span text:style-name="T23">Lvl2: Cover yourself with crackling lightning, granting you X lightning thorns. Only one aegis can be active at a time. Lasts until the next rest. Mishap: Reduce lightning resistance</text:span><text:span text:style-name="T23"/></text:p>
      <text:p text:style-name="P343" loext:marker-style-name="T23"><text:span text:style-name="T23">Lvl3: Cover yourself with crackling lightning, granting you X lightning thorns, with a 5% chance to paralyze the attacking limb. Only one aegis can be active at a time. Lasts until the next rest. Mishap: Reduce lightning resistance</text:span><text:span text:style-name="T23"/></text:p>
      <text:p text:style-name="P343" loext:marker-style-name="T23"><text:span text:style-name="T23">Lvl4: Cover yourself with crackling lightning, granting you X lightning thorns, with a 8% chance to paralyze the attacking limb. Only one aegis can be active at a time. Lasts until the next rest. Mishap: Reduce lightning resistance</text:span><text:span text:style-name="T23"/></text:p>
      <text:p text:style-name="P343" loext:marker-style-name="T23"><text:span text:style-name="T23">Lvl5: Cover yourself with crackling lightning, granting you X lightning thorns, with a 10% chance to paralyze the attacking limb. Only one aegis can be active at a time. Lasts until the next rest. Mishap: Reduce lightning resistance</text:span><text:span text:style-name="T23"/></text:p>
      <text:p text:style-name="P338" loext:marker-style-name="T23"/>
      <text:p text:style-name="P343" loext:marker-style-name="T23"><text:span text:style-name="T23">Impundulu Form </text:span><text:span text:style-name="T2">(switches body parts to a new set) (eldritch)</text:span><text:span text:style-name="T23">:<text:line-break/>Lvl1: Does nothing. Mishap: Summon hostile elemental<text:line-break/>Lvl2: Does nothing. Mishap: Summon hostile elemental<text:line-break/>Lvl3: Transform yourself into a Impundulu. Only one form can be active at a time. Mishap: Summon hostile elemental<text:line-break/>Lvl4: Transform yourself into a Impundulu Only one form can be active at a time. 5% of permanent changes. Mishap: Summon hostile elemental<text:line-break/>Lvl5: Transform yourself into a Impundulu.Only one form can be active at a time. 10% of permanent changes. Mishap: Summon hostile elemental<text:line-break/></text:span></text:p>
      <text:p text:style-name="P340" loext:marker-style-name="T23">Defy the Heavens (<text:span text:style-name="T75">infernal)<text:line-break/></text:span><text:span text:style-name="T76">Lvl1: Does nothing. Misshap: Permanently reduce one random stat.</text:span></text:p>
      <text:p text:style-name="P340" loext:marker-style-name="T23"><text:span text:style-name="T76">Lvl2: Does nothing. Misshap: Permanently reduce one random stat.<text:line-break/>Lvl3: Permanently gain 1 faith (up to 18). Misshap: Permanently reduce one random stat.<text:line-break/>Lvl4: Permanently gain 1 faith (up to 20) Misshap: Permanently reduce one random stat.<text:line-break/>Lvl5: Permanently gain 1 faith (up to 22) Misshap: Permanently reduce one random stat.</text:span></text:p>
      <text:p text:style-name="P352" loext:marker-style-name="T23"><text:span text:style-name="T1"/></text:p>
      <text:p text:style-name="P341" loext:marker-style-name="T1"/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pan text:style-name="T1"/></text:p>
      <text:p text:style-name="P343" loext:marker-style-name="T23"><text:soft-page-break/><text:span text:style-name="T1">Necromancy spells:</text:span><text:span text:style-name="T1"/></text:p>
      <text:p text:style-name="P338" loext:marker-style-name="T23"/>
      <text:p text:style-name="P356" loext:marker-style-name="T23"><text:span text:style-name="T23">Bone Knife (</text:span><text:span text:style-name="T2">arcane)<text:line-break/><text:line-break/></text:span><text:span text:style-name="T18">TARGET BODY PART</text:span><text:span text:style-name="T2"><text:line-break/><text:line-break/></text:span><text:span text:style-name="T11">Tooltip: Deals heavy </text:span><text:span text:style-name="T20">physical</text:span><text:span text:style-name="T11"> damage to one body part </text:span><text:span text:style-name="T20">with a chance to inflict bleeding.</text:span><text:span text:style-name="T11"><text:line-break/><text:line-break/>On use: (Casted </text:span><text:span text:style-name="T20">Bone Knife</text:span><text:span text:style-name="T11"> at Y level) You </text:span><text:span text:style-name="T20">conjure a spike of jagged bone</text:span><text:span text:style-name="T11">, launching it at &lt;enemy&gt; dealing X damage t</text:span><text:span text:style-name="T12">o &lt;bodypart&gt;</text:span><text:span text:style-name="T11">. &lt;if </text:span><text:span text:style-name="T20">bleed</text:span><text:span text:style-name="T11">&gt; It </text:span><text:span text:style-name="T20">injures them, causing them to bleed!</text:span><text:span text:style-name="T11">.<text:line-break/><text:line-break/></text:span><text:span text:style-name="T12">Formula: base +30% </text:span><text:span text:style-name="T11"><text:line-break/></text:span></text:p>
      <text:p text:style-name="P357" loext:marker-style-name="T23"><text:span text:style-name="T23">Lvl1: Deal </text:span><text:span text:style-name="T50">9-13 (11) physical</text:span><text:span text:style-name="T23"> damage, </text:span><text:span text:style-name="T50">3</text:span><text:span text:style-name="T23">0% chance to bleed for </text:span><text:span text:style-name="T50">1</text:span><text:span text:style-name="T23"> damage </text:span><text:span text:style-name="T50">for</text:span><text:span text:style-name="T23"> 3 turns<text:line-break/>Lvl2: Deal </text:span><text:span text:style-name="T50">11-15 (13) physical</text:span><text:span text:style-name="T23"> damage, </text:span><text:span text:style-name="T50">3</text:span><text:span text:style-name="T23">0% chance to bleed for </text:span><text:span text:style-name="T50">1</text:span><text:span text:style-name="T23"> damage </text:span><text:span text:style-name="T50">for</text:span><text:span text:style-name="T23"> 3 turns</text:span></text:p>
      <text:p text:style-name="P343" loext:marker-style-name="T23"><text:span text:style-name="T23">Lvl3: Deal </text:span><text:span text:style-name="T50">13-17 (15) physical</text:span><text:span text:style-name="T23"> damage, </text:span><text:span text:style-name="T50">3</text:span><text:span text:style-name="T23">0% chance to bleed for </text:span><text:span text:style-name="T50">2</text:span><text:span text:style-name="T23"> damage </text:span><text:span text:style-name="T50">for</text:span><text:span text:style-name="T23"> 3 turns</text:span></text:p>
      <text:p text:style-name="P343" loext:marker-style-name="T23"><text:span text:style-name="T23">Lvl4: Deal </text:span><text:span text:style-name="T50">14-20 (17) </text:span><text:span text:style-name="T23"><text:s/></text:span><text:span text:style-name="T50">physical </text:span><text:span text:style-name="T23">damage, </text:span><text:span text:style-name="T50">4</text:span><text:span text:style-name="T23">0% chance to bleed for </text:span><text:span text:style-name="T50">2</text:span><text:span text:style-name="T23"> damage </text:span><text:span text:style-name="T50">f</text:span><text:span text:style-name="T23">o</text:span><text:span text:style-name="T50">r</text:span><text:span text:style-name="T23"> 3 turns</text:span></text:p>
      <text:p text:style-name="P357" loext:marker-style-name="T23"><text:span text:style-name="T23">Lvl5: Deal </text:span><text:span text:style-name="T50">15-21 (18) physical</text:span><text:span text:style-name="T23"> damage, </text:span><text:span text:style-name="T50">5</text:span><text:span text:style-name="T23">0% chance to bleed for </text:span><text:span text:style-name="T50">3</text:span><text:span text:style-name="T23"> damage </text:span><text:span text:style-name="T50">for</text:span><text:span text:style-name="T23"> 3 turns<text:line-break/>Lvl</text:span><text:span text:style-name="T50">6</text:span><text:span text:style-name="T23">: Deal </text:span><text:span text:style-name="T50">16-22 (19) physical</text:span><text:span text:style-name="T23"> damage, </text:span><text:span text:style-name="T50">5</text:span><text:span text:style-name="T23">0% chance to bleed for </text:span><text:span text:style-name="T50">3</text:span><text:span text:style-name="T23"> damage </text:span><text:span text:style-name="T50">for</text:span><text:span text:style-name="T23"> 3 turns</text:span></text:p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56" loext:marker-style-name="T23"><text:soft-page-break/><text:span text:style-name="T23">Drain Blood (</text:span><text:span text:style-name="T2">Infernal)<text:line-break/><text:line-break/></text:span><text:span text:style-name="T18">TARGET BODY PART</text:span><text:span text:style-name="T2"><text:line-break/><text:line-break/></text:span><text:span text:style-name="T11">Tooltip: Deals </text:span><text:span text:style-name="T20">physical</text:span><text:span text:style-name="T11"> damage to one body part </text:span><text:span text:style-name="T20">and heals you for a small amount.</text:span><text:span text:style-name="T11"><text:line-break/><text:line-break/>On use: (Casted </text:span><text:span text:style-name="T20">Drain Blood</text:span><text:span text:style-name="T11"> at Y level) You </text:span><text:span text:style-name="T20">conjure a spike of jagged bone</text:span><text:span text:style-name="T11">, launching it at &lt;enemy&gt; dealing X damage t</text:span><text:span text:style-name="T12">o &lt;bodypart&gt;</text:span><text:span text:style-name="T11">. &lt;if </text:span><text:span text:style-name="T20">bleed</text:span><text:span text:style-name="T11">&gt; It </text:span><text:span text:style-name="T20">injures them, causing them to bleed!</text:span><text:span text:style-name="T11">.<text:line-break/><text:line-break/></text:span><text:span text:style-name="T12">Formula: base -</text:span><text:span text:style-name="T20">2</text:span><text:span text:style-name="T12">0%<text:line-break/></text:span></text:p>
      <text:p text:style-name="P343" loext:marker-style-name="T23"><text:span text:style-name="T23">Lvl1: Deal X damage and recover 10% of damage dealt as endurance<text:line-break/>Lvl2: Deal X damage and recover 10% of damage dealt as endurance</text:span><text:span text:style-name="T23"/></text:p>
      <text:p text:style-name="P343" loext:marker-style-name="T23"><text:span text:style-name="T23">Lvl3: Deal X damage and recover 15% of damage dealt as endurance</text:span><text:span text:style-name="T23"/></text:p>
      <text:p text:style-name="P343" loext:marker-style-name="T23"><text:span text:style-name="T23">Lvl4: Deal X damage and recover 20% of damage dealt as endurance</text:span><text:span text:style-name="T23"/></text:p>
      <text:p text:style-name="P343" loext:marker-style-name="T23"><text:span text:style-name="T23">Lvl5: Deal X damage and recover 25% of damage dealt as endurance</text:span><text:span text:style-name="T23"/></text:p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38" loext:marker-style-name="T23"/>
      <text:p text:style-name="P343" loext:marker-style-name="T1"><text:span text:style-name="T23"/></text:p>
      <text:p text:style-name="P343" loext:marker-style-name="T1"><text:soft-page-break/><text:span text:style-name="T23">Ghostly Touch (</text:span><text:span text:style-name="T2">eldritch)</text:span></text:p>
      <text:p text:style-name="P343" loext:marker-style-name="T23"><text:span text:style-name="T23">Lvl1: Deal X magic damage with </text:span><text:span text:style-name="T31">30</text:span><text:span text:style-name="T23">% to curse<text:line-break/>Lvl2: Deal X magic damage with </text:span><text:span text:style-name="T31">30</text:span><text:span text:style-name="T23">% to curse</text:span></text:p>
      <text:p text:style-name="P343" loext:marker-style-name="T23"><text:span text:style-name="T23">Lvl3: Deal X magic damage with </text:span><text:span text:style-name="T31">35</text:span><text:span text:style-name="T23">% to curse</text:span></text:p>
      <text:p text:style-name="P343" loext:marker-style-name="T23"><text:span text:style-name="T23">Lvl4: Deal X magic damage with </text:span><text:span text:style-name="T31">40</text:span><text:span text:style-name="T23">% to curse</text:span></text:p>
      <text:p text:style-name="P343" loext:marker-style-name="T23"><text:span text:style-name="T23">Lvl5: Deal X magic damage with </text:span><text:span text:style-name="T31">4</text:span><text:span text:style-name="T23">5% to curse</text:span></text:p>
      <text:p text:style-name="P341" loext:marker-style-name="T1"/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pan text:style-name="T31"/></text:p>
      <text:p text:style-name="P30" loext:marker-style-name="T1"><text:soft-page-break/><text:span text:style-name="T31">Decay</text:span><text:span text:style-name="T23"> (</text:span><text:span text:style-name="T7">infernal</text:span><text:span text:style-name="T2">)</text:span></text:p>
      <text:p text:style-name="P30" loext:marker-style-name="T23"><text:span text:style-name="T23">Lvl1: Deal X </text:span><text:span text:style-name="T31">damage plus 2% of max endurance</text:span><text:span text:style-name="T23"><text:line-break/>Lvl2: Deal X </text:span><text:span text:style-name="T31">damage plus 2% of max endurance</text:span></text:p>
      <text:p text:style-name="P30" loext:marker-style-name="T23"><text:span text:style-name="T23">Lvl3: Deal X </text:span><text:span text:style-name="T31">damage plus 3% of max endurance</text:span></text:p>
      <text:p text:style-name="P30" loext:marker-style-name="T23"><text:span text:style-name="T23">Lvl4: Deal X </text:span><text:span text:style-name="T31">damage plus 4% of max endurance</text:span></text:p>
      <text:p text:style-name="P30" loext:marker-style-name="T23"><text:span text:style-name="T23">Lvl</text:span><text:span text:style-name="T31">5</text:span><text:span text:style-name="T23">: Deal X </text:span><text:span text:style-name="T31">damage plus 5% of max endurance</text:span></text:p>
      <text:p text:style-name="P341" loext:marker-style-name="T1"/>
      <text:p text:style-name="P341" loext:marker-style-name="T1"/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pan text:style-name="T1"/></text:p>
      <text:p text:style-name="P343" loext:marker-style-name="T1"><text:soft-page-break/><text:span text:style-name="T1">Necromancy rituals:</text:span></text:p>
      <text:p text:style-name="P341" loext:marker-style-name="T1"/>
      <text:p text:style-name="P343" loext:marker-style-name="T1"><text:span text:style-name="T23">Unhallowed Ground (</text:span><text:span text:style-name="T2">Infernal</text:span><text:span text:style-name="T23">)</text:span></text:p>
      <text:p text:style-name="P343" loext:marker-style-name="T23"><text:span text:style-name="T23">Lvl1: Corrupts the ground around your camp. Whenever a creature reaches 4% endurance, it dies. Misshap: Take damage<text:line-break/>Lvl2: Corrupts the ground around your camp. Whenever a creature reaches 6% endurance, it dies. Misshap: Take damage<text:line-break/>Lvl3: Corrupts the ground around your camp. Whenever an enemy reaches 8% or you reach 4% endurance, it dies. Misshap: Take damage<text:line-break/>Lvl4: Corrupts the ground around your camp. Whenever an enemy reaches 10% or you reach 3% endurance, it dies. Misshap: Take damage</text:span><text:span text:style-name="T23"/></text:p>
      <text:p text:style-name="P343" loext:marker-style-name="T1"><text:span text:style-name="T23">Lvl5: Corrupts the ground around your camp. Whenever an enemy reaches 12% or you reach 1% endurance, it dies. Misshap: Take damage<text:line-break/></text:span><text:span text:style-name="T1"/></text:p>
      <text:p text:style-name="P343" loext:marker-style-name="T2"><text:span text:style-name="T23">Bone Aegis (</text:span><text:span text:style-name="T2">arcane)</text:span></text:p>
      <text:p text:style-name="P343" loext:marker-style-name="T23"><text:span text:style-name="T23">Lvl1: Cover yourself with an armor of bone that has X hit points. 30% of all damage taken is absorbed by Bone Aegis instead. Whenever you kill a creature, add 5% of its Endurance to Bone Aegis. Only one aegis can be active at a time. Lasts until the next rest. Mishap: Reduce your armor</text:span><text:span text:style-name="T23"/></text:p>
      <text:p text:style-name="P343" loext:marker-style-name="T23"><text:span text:style-name="T23">Lvl2: Cover yourself with an armor of bone that has X hit points. 30% of all damage taken is absorbed by Bone Aegis instead. Whenever you kill a creature, add 8% of its Endurance to Bone Aegis. Only one aegis can be active at a time. Lasts until the next rest. Mishap: Reduce your armor</text:span><text:span text:style-name="T23"/></text:p>
      <text:p text:style-name="P343" loext:marker-style-name="T23"><text:span text:style-name="T23">Lvl3: Cover yourself with an armor of bone that has X hit points. 33% of all damage taken is absorbed by Bone Aegis instead. Whenever you kill a creature, add 10% of its Endurance to Bone Aegis. Only one aegis can be active at a time. Lasts until the next rest. Mishap: Reduce your armor</text:span><text:span text:style-name="T23"/></text:p>
      <text:p text:style-name="P343" loext:marker-style-name="T23"><text:span text:style-name="T23">Lvl4: Cover yourself with an armor of bone that has X hit points. 37% of all damage taken is absorbed by Bone Aegis instead. Whenever you kill a creature, add 12% of its Endurance to Bone Aegis. Only one aegis can be active at a time. Lasts until the next rest. Mishap: Reduce your armor</text:span><text:span text:style-name="T23"/></text:p>
      <text:p text:style-name="P343" loext:marker-style-name="T2"><text:span text:style-name="T23">Lvl5: Cover yourself with an armor of bone that has X hit points. 40% of all damage taken is absorbed by Bone Aegis instead. Whenever you kill a creature, add 15% of its Endurance to Bone Aegis. Only one aegis can be active at a time. Lasts until the next rest. Mishap: Reduce your armor</text:span><text:span text:style-name="T2"/></text:p>
      <text:p text:style-name="P338" loext:marker-style-name="T23"/>
      <text:p text:style-name="P343" loext:marker-style-name="T23"><text:span text:style-name="T23">Zombie Ritual (</text:span><text:span text:style-name="T2">eldritch)</text:span></text:p>
      <text:p text:style-name="P343" loext:marker-style-name="T23"><text:span text:style-name="T23">Lvl1: Transform a ­­</text:span><text:span text:style-name="T2">necrotic</text:span><text:span text:style-name="T23"> limb into undead. Misshap: Destroy it instead.</text:span></text:p>
      <text:p text:style-name="P343" loext:marker-style-name="T23"><text:span text:style-name="T23">Lvl2: Transform a ­­</text:span><text:span text:style-name="T2">necrotic</text:span><text:span text:style-name="T23"> limb into undead. Misshap: Destroy it instead.</text:span></text:p>
      <text:p text:style-name="P343" loext:marker-style-name="T23"><text:span text:style-name="T23">Lvl3: Transform a ­­</text:span><text:span text:style-name="T2">necrotic</text:span><text:span text:style-name="T23"> limb into undead and restore 10% of its endurance. Misshap: Destroy it instead.</text:span></text:p>
      <text:p text:style-name="P343" loext:marker-style-name="T23"><text:span text:style-name="T23">Lvl4: Transform a ­­</text:span><text:span text:style-name="T2">necrotic</text:span><text:span text:style-name="T23"> limb into undead and restore 15% of its endurance. Misshap: Destroy it instead.</text:span></text:p>
      <text:p text:style-name="P343" loext:marker-style-name="T23"><text:span text:style-name="T23">Lvl5: Transform a ­­</text:span><text:span text:style-name="T2">necrotic</text:span><text:span text:style-name="T23"> limb into undead and restore 20% of its endurance. Misshap: Destroy it instead.</text:span></text:p>
      <text:p text:style-name="P338" loext:marker-style-name="T23"/>
      <text:p text:style-name="P343" loext:marker-style-name="T2"><text:span text:style-name="T23">Ghoul Form (</text:span><text:span text:style-name="T2">eldritch)</text:span></text:p>
      <text:p text:style-name="P343" loext:marker-style-name="T1"><text:span text:style-name="T23">Lvl1: Does nothing. Mishap: Summon hostile undead<text:line-break/>Lvl2: Does nothing. Mishap: Summon hostile undead<text:line-break/>Lvl3: Transform yourself into a Ghoul. Only one form can be active at a time. Mishap: Summon hostile undead<text:line-break/>Lvl4: Transform yourself into a Ghoul. Only one form can be active at a time. 5% of permanent changes. Mishap: Summon hostile undead<text:line-break/>Lvl5: Transform yourself into a Ghoul. Only one form can be active at a time. 10% of permanent </text:span><text:soft-page-break/><text:span text:style-name="T23">changes. Mishap: Summon hostile undead<text:line-break/></text:span></text:p>
      <text:p text:style-name="P340" loext:marker-style-name="T23">Flesh Growth (<text:span text:style-name="T75">infernal)<text:line-break/></text:span><text:span text:style-name="T76">Lvl1: Does nothing. Misshap: Permanently reduce maximum endurance.</text:span></text:p>
      <text:p text:style-name="P340" loext:marker-style-name="T23"><text:span text:style-name="T76">Lvl2: Does nothing. Misshap: Permanently reduce maximum endurance.<text:line-break/>Lvl3: Permanently gain 2 maximum endurance (up to 110). Misshap: Permanently reduce maximum endurance.<text:line-break/>Lvl4: Permanently gain 3 maximum endurance (up to 120) Misshap: Permanently reduce maximum endurance.<text:line-break/>Lvl5: Permanently gain 4 max endurance (up to 130) Misshap: Permanently reduce maximum endurance.</text:span></text:p>
      <text:p text:style-name="P352" loext:marker-style-name="T23"><text:span text:style-name="T1"/></text:p>
      <text:p text:style-name="P3">Healing <text:span text:style-name="T95">spells</text:span>:</text:p>
      <text:p text:style-name="P6"/>
      <text:p text:style-name="P7">Cure Wounds (<text:span text:style-name="T75">divine)</text:span></text:p>
      <text:p text:style-name="P359" loext:marker-style-name="T23"><text:span text:style-name="T23">Lvl1: </text:span><text:span text:style-name="T24">Restore X endurance</text:span><text:span text:style-name="T23"><text:line-break/>Lvl2: </text:span><text:span text:style-name="T24">Restore X endurance</text:span></text:p>
      <text:p text:style-name="P359" loext:marker-style-name="T23"><text:span text:style-name="T23">Lvl3: </text:span><text:span text:style-name="T24">Restore X endurance</text:span><text:span text:style-name="T23">, </text:span><text:span text:style-name="T24">30</text:span><text:span text:style-name="T23">% </text:span><text:span text:style-name="T24">extra if under 40% endurance</text:span></text:p>
      <text:p text:style-name="P359" loext:marker-style-name="T23"><text:span text:style-name="T23">Lvl4: </text:span><text:span text:style-name="T24">Restore X endurance</text:span><text:span text:style-name="T23">, </text:span><text:span text:style-name="T24">30</text:span><text:span text:style-name="T23">% </text:span><text:span text:style-name="T24">extra if under 45% endurance</text:span></text:p>
      <text:p text:style-name="P359" loext:marker-style-name="T23"><text:span text:style-name="T23">Lvl5: </text:span><text:span text:style-name="T24">Restore X endurance</text:span><text:span text:style-name="T23">, </text:span><text:span text:style-name="T24">30</text:span><text:span text:style-name="T23">% </text:span><text:span text:style-name="T24">extra if under 50% endurance</text:span></text:p>
      <text:p text:style-name="P6"/>
      <text:p text:style-name="P7">Restoration (<text:span text:style-name="T75">divine)</text:span></text:p>
      <text:p text:style-name="P359" loext:marker-style-name="T23"><text:span text:style-name="T23">Lvl1: </text:span><text:span text:style-name="T24">Removes 1 affliction from </text:span><text:span text:style-name="T4">Bleed, Burn, Poison or Blind</text:span><text:span text:style-name="T23"><text:line-break/>Lvl2: </text:span><text:span text:style-name="T24">Removes 2 afflictions from </text:span><text:span text:style-name="T4">Bleed, Burn, Poison or Blind</text:span></text:p>
      <text:p text:style-name="P359" loext:marker-style-name="T23"><text:span text:style-name="T23">Lvl3: </text:span><text:span text:style-name="T24">Removes 3 afflictions</text:span></text:p>
      <text:p text:style-name="P359" loext:marker-style-name="T23"><text:span text:style-name="T23">Lvl4: </text:span><text:span text:style-name="T24">Removes 4 afflictions</text:span></text:p>
      <text:p text:style-name="P359" loext:marker-style-name="T23"><text:span text:style-name="T23">Lvl5: </text:span><text:span text:style-name="T24">Removes all afflictions</text:span></text:p>
      <text:p text:style-name="P6"/>
      <text:p text:style-name="P7">Regrowth (<text:span text:style-name="T75">nature)<text:line-break/></text:span><text:span text:style-name="T51">Lvl1: Restore 10% of missing endurance<text:line-break/>Lvl2: Restore 12% of missing endurance</text:span></text:p>
      <text:p text:style-name="P9"><text:span text:style-name="T23">Lvl3: </text:span><text:span text:style-name="T24">Restore 14% of missing endurance plus 2% of maximum endurance</text:span></text:p>
      <text:p text:style-name="P9"><text:span text:style-name="T23">Lvl4: </text:span><text:span text:style-name="T24">Restore 16% of missing endurance plus 3% of maximum endurance</text:span></text:p>
      <text:p text:style-name="P17">Lvl5: Restore 18% of missing endurance plus 4% of maximum endurance</text:p>
      <text:p text:style-name="P1"><text:span text:style-name="T82"/></text:p>
      <text:p text:style-name="P7">Recreate Organs <text:s/>(<text:span text:style-name="T75">eldritch)<text:line-break/></text:span><text:span text:style-name="T51">Lvl1: Recover X endurance. Start bleeding for 75% of healed amount<text:line-break/>Lvl2: Recover X endurance. Start bleeding for 75% of healed amount</text:span></text:p>
      <text:p text:style-name="P9"><text:span text:style-name="T23">Lvl3: </text:span><text:span text:style-name="T24">Recover X endurance. Start bleeding for 75% of healed amount</text:span></text:p>
      <text:p text:style-name="P9"><text:span text:style-name="T23">Lvl4:</text:span><text:span text:style-name="T24"> Recover X endurance. Start bleeding for 70% of healed amount</text:span></text:p>
      <text:p text:style-name="P17">Lvl5: Recover X endurance. Start bleeding for 65% of healed amount</text:p>
      <text:p text:style-name="P2"/>
      <text:p text:style-name="P4">Healing <text:span text:style-name="T95">rituals:<text:line-break/><text:line-break/></text:span><text:span text:style-name="T78">Hallowed Ground (</text:span><text:span text:style-name="T96">divine)</text:span></text:p>
      <text:p text:style-name="P360" loext:marker-style-name="T23"><text:span text:style-name="T23">Lvl1: </text:span><text:span text:style-name="T25">Blesses</text:span><text:span text:style-name="T23"> the ground around your camp. Whenever a</text:span><text:span text:style-name="T25">n undead</text:span><text:span text:style-name="T23"> creature </text:span><text:span text:style-name="T25">enters it, it takes 15% of its max endurance as damage</text:span><text:span text:style-name="T23">. Misshap: </text:span><text:span text:style-name="T25">Summon weak undead</text:span><text:span text:style-name="T23"><text:line-break/>Lvl2: </text:span><text:span text:style-name="T25">Blesses</text:span><text:span text:style-name="T23"> the ground around your camp. Whenever a</text:span><text:span text:style-name="T25">n undead</text:span><text:span text:style-name="T23"> creature </text:span><text:span text:style-name="T25">enters it, it takes 30% of its max endurance as damage</text:span><text:span text:style-name="T23">. Misshap: </text:span><text:span text:style-name="T25">Summon weak undead</text:span><text:span text:style-name="T23"><text:line-break/></text:span><text:soft-page-break/><text:span text:style-name="T23">Lvl3: </text:span><text:span text:style-name="T25">Blesses</text:span><text:span text:style-name="T23"> the ground around your camp. Whenever a</text:span><text:span text:style-name="T25">n undead</text:span><text:span text:style-name="T23"> creature </text:span><text:span text:style-name="T25">enters it, it takes 45% of its max endurance as damage and is stunned</text:span><text:span text:style-name="T23">. Misshap: </text:span><text:span text:style-name="T25">Summon weak undead</text:span><text:span text:style-name="T23"><text:line-break/>Lvl4: <text:s/></text:span><text:span text:style-name="T25">Blesses</text:span><text:span text:style-name="T23"> the ground around your camp. Whenever a</text:span><text:span text:style-name="T25">n undead</text:span><text:span text:style-name="T23"> creature </text:span><text:span text:style-name="T25">enters it, it takes 60% of its max endurance as damage and is stunned</text:span><text:span text:style-name="T23">. Misshap: </text:span><text:span text:style-name="T25">Summon weak undead</text:span></text:p>
      <text:p text:style-name="P360" loext:marker-style-name="T1"><text:span text:style-name="T23">Lvl5: </text:span><text:span text:style-name="T25">Blesses</text:span><text:span text:style-name="T23"> the ground around your camp. Whenever a</text:span><text:span text:style-name="T25">n undead</text:span><text:span text:style-name="T23"> creature </text:span><text:span text:style-name="T25">enters it, it dies</text:span><text:span text:style-name="T23">. Misshap: </text:span><text:span text:style-name="T25">Summon weak undead</text:span><text:span text:style-name="T23"><text:line-break/></text:span></text:p>
      <text:p text:style-name="P367" loext:marker-style-name="T1"><text:span text:style-name="T23">Regen</text:span><text:span text:style-name="T27">e</text:span><text:span text:style-name="T23">rate (</text:span><text:span text:style-name="T3">divine)</text:span></text:p>
      <text:p text:style-name="P360" loext:marker-style-name="T23"><text:span text:style-name="T23">Lvl1: </text:span><text:span text:style-name="T25">Recover 4 endurance per hour</text:span><text:span text:style-name="T23">. </text:span><text:span text:style-name="T25">Lasts 4 hours.</text:span><text:span text:style-name="T23"> Misshap: </text:span><text:span text:style-name="T25">Worsen an afflicted limb</text:span><text:span text:style-name="T23"><text:line-break/>Lvl2: </text:span><text:span text:style-name="T25">Recover 4 endurance per hour. Lasts 6 hours. Misshap: Worsen an afflicted limb</text:span><text:span text:style-name="T23"><text:line-break/>Lvl3: </text:span><text:span text:style-name="T25">Recover 5 endurance per hour. Lasts 8 hours. Misshap: Worsen an afflicted limb</text:span><text:span text:style-name="T23"><text:line-break/>Lvl4: </text:span><text:span text:style-name="T25">Recover 6 endurance per hour. Lasts 8 hours. Misshap: Worsen an afflicted limb</text:span></text:p>
      <text:p text:style-name="P360" loext:marker-style-name="T1"><text:span text:style-name="T23">Lvl5:</text:span><text:span text:style-name="T25"> Recover 7 endurance per hour. Lasts 8 hours. Misshap: Worsen an afflicted limb</text:span></text:p>
      <text:p text:style-name="P360" loext:marker-style-name="T1"><text:span text:style-name="T25"/></text:p>
      <text:p text:style-name="P367" loext:marker-style-name="T1"><text:span text:style-name="T23">Safe Refuge (</text:span><text:span text:style-name="T3">nature)</text:span></text:p>
      <text:p text:style-name="P360" loext:marker-style-name="T23"><text:span text:style-name="T23">Lvl1: </text:span><text:span text:style-name="T25">Resting is 20% more effective.</text:span><text:span text:style-name="T23"> Misshap: </text:span><text:span text:style-name="T25">Resting is 10% less effective</text:span><text:span text:style-name="T23"><text:line-break/>Lvl2: </text:span><text:span text:style-name="T25">Resting is 25% more effective. Misshap: Resting is 10% less effective</text:span><text:span text:style-name="T23"><text:line-break/>Lvl3: </text:span><text:span text:style-name="T25">Resting is 30% more effective and body parts can’t worsen. Misshap: Resting is 10% less effective</text:span><text:span text:style-name="T23"><text:line-break/>Lvl4:</text:span><text:span text:style-name="T25"> Resting is 35% more effective and body parts can’t worsen. Misshap: Resting is 10% less effective</text:span></text:p>
      <text:p text:style-name="P360" loext:marker-style-name="T1"><text:span text:style-name="T23">Lvl5:</text:span><text:span text:style-name="T25"> Resting is 40% more effective and body parts can’t worsen. Misshap: Resting is 10% less effective</text:span></text:p>
      <text:p text:style-name="P360" loext:marker-style-name="T1"><text:span text:style-name="T25"/></text:p>
      <text:p text:style-name="P368" loext:marker-style-name="T1"><text:span text:style-name="T25">R</text:span><text:span text:style-name="T23">ecreate Limbs (</text:span><text:span text:style-name="T3">eldritch)</text:span></text:p>
      <text:p text:style-name="P361" loext:marker-style-name="T23"><text:span text:style-name="T23">Lvl1: </text:span><text:span text:style-name="T26">Nothing happens</text:span><text:span text:style-name="T25">.</text:span><text:span text:style-name="T23"> Misshap: </text:span><text:span text:style-name="T26">Recover a destroyed limb as a </text:span><text:span text:style-name="T5">misshapen one</text:span><text:span text:style-name="T23"><text:line-break/>Lvl2: </text:span><text:span text:style-name="T26">Nothing happens</text:span><text:span text:style-name="T25">. Misshap: </text:span><text:span text:style-name="T26">Recover a destroyed limb as a </text:span><text:span text:style-name="T5">misshapen one</text:span><text:span text:style-name="T23"><text:line-break/>Lvl3: </text:span><text:span text:style-name="T26">Recover a destroyed limb.</text:span><text:span text:style-name="T25"> Misshap: </text:span><text:span text:style-name="T26">Recover a destroyed limb as a </text:span><text:span text:style-name="T5">misshapen one</text:span><text:span text:style-name="T23"><text:line-break/>Lvl4:</text:span><text:span text:style-name="T25"> </text:span><text:span text:style-name="T26">Recover up to 2 destroyed limbs.</text:span><text:span text:style-name="T25"> Misshap: </text:span><text:span text:style-name="T26">Recover a destroyed limb as a </text:span><text:span text:style-name="T5">misshapen one</text:span></text:p>
      <text:p text:style-name="P361" loext:marker-style-name="T1"><text:span text:style-name="T25">Lvl5: </text:span><text:span text:style-name="T26">Recover all destroyed limbs.</text:span><text:span text:style-name="T25"> Misshap: </text:span><text:span text:style-name="T26">Recover a destroyed limb as a </text:span><text:span text:style-name="T5">misshapen one</text:span></text:p>
      <text:p text:style-name="P361" loext:marker-style-name="T1"><text:span text:style-name="T25"/></text:p>
      <text:p text:style-name="P12"><text:span text:style-name="T85">Psionic </text:span><text:span text:style-name="T86">spells</text:span><text:span text:style-name="T84">:</text:span><text:span text:style-name="T82"><text:line-break/></text:span></text:p>
      <text:p text:style-name="P12"><text:span text:style-name="T28">Mind Needle</text:span><text:span text:style-name="T23"> (</text:span><text:span text:style-name="T6">arcane</text:span><text:span text:style-name="T2">)</text:span></text:p>
      <text:p text:style-name="P362" loext:marker-style-name="T23"><text:span text:style-name="T23">Lvl1: </text:span><text:span text:style-name="T28">Deal X damage of the type the enemy is more vulnerable </text:span><text:span text:style-name="T23"><text:line-break/>Lvl2: </text:span><text:span text:style-name="T28">Deal X damage of the type the enemy is more vulnerable </text:span></text:p>
      <text:p text:style-name="P362" loext:marker-style-name="T23"><text:span text:style-name="T23">Lvl3: </text:span><text:span text:style-name="T28">Deal X damage of the type the enemy is more vulnerable and reduce their resistance to it by 5%</text:span></text:p>
      <text:p text:style-name="P362" loext:marker-style-name="T23"><text:span text:style-name="T23">Lvl4: </text:span><text:span text:style-name="T28">Deal X damage of the type the enemy is more vulnerable and reduce their resistance to it by 8%</text:span></text:p>
      <text:p text:style-name="P12"><text:span text:style-name="T23">Lvl5: </text:span><text:span text:style-name="T28">Deal X damage of the type the enemy is more vulnerable and reduce their resistance to it by 10%</text:span></text:p>
      <text:p text:style-name="P12"><text:span text:style-name="T82"/></text:p>
      <text:p text:style-name="P14"><text:span text:style-name="T82">Incapacitate (</text:span><text:span text:style-name="T89">arcane)</text:span></text:p>
      <text:p text:style-name="P362" loext:marker-style-name="T23"><text:span text:style-name="T23">Lvl1: </text:span><text:span text:style-name="T28">Set a random affliction from Blind, Silence, Clumsy, Overcharge or Restrain </text:span><text:span text:style-name="T23"><text:line-break/>Lvl2: </text:span><text:span text:style-name="T28">Set a random affliction from Blind, Silence, Clumsy, Overcharge, Restrain or Stun</text:span></text:p>
      <text:p text:style-name="P362" loext:marker-style-name="T23"><text:span text:style-name="T23">Lvl3: </text:span><text:span text:style-name="T28">Set 2 random afflictions from Blind, Silence, Clumsy, Overcharge, Restrain or Stun</text:span></text:p>
      <text:p text:style-name="P362" loext:marker-style-name="T23"><text:span text:style-name="T23">Lvl4: </text:span><text:span text:style-name="T28">Set 3 random afflictions from Blind, Silence, Clumsy, Overcharge, Restrain or Stun</text:span></text:p>
      <text:p text:style-name="P18">Lvl5: Set 4 random afflictions from Blind, Silence, Clumsy, Overcharge, Restrain or Stun</text:p>
      <text:p text:style-name="P12"><text:span text:style-name="T28"/></text:p>
      <text:p text:style-name="P12"><text:span text:style-name="T28">Dominate</text:span><text:span text:style-name="T23"> (</text:span><text:span text:style-name="T6">eldritch</text:span><text:span text:style-name="T2">)</text:span></text:p>
      <text:p text:style-name="P362" loext:marker-style-name="T23"><text:soft-page-break/><text:span text:style-name="T23">Lvl1: </text:span><text:span text:style-name="T28">Use the last spell or skill your enemy used against them</text:span><text:span text:style-name="T23"><text:line-break/>Lvl2: </text:span><text:span text:style-name="T28">Use the last spell or skill your enemy used against them, 5% chance to seal it</text:span></text:p>
      <text:p text:style-name="P362" loext:marker-style-name="T23"><text:span text:style-name="T23">Lvl3: </text:span><text:span text:style-name="T28">Use the last spell or skill your enemy used against them, 20% chance to seal it</text:span></text:p>
      <text:p text:style-name="P362" loext:marker-style-name="T23"><text:span text:style-name="T23">Lvl4: </text:span><text:span text:style-name="T28">Use the last spell or skill your enemy used against them, 30% chance to seal it</text:span></text:p>
      <text:p text:style-name="P12"><text:span text:style-name="T23">Lvl5: </text:span><text:span text:style-name="T28">Use the last spell or skill your enemy used against them, 40% chance to seal it</text:span></text:p>
      <text:p text:style-name="P12"><text:span text:style-name="T82"/></text:p>
      <text:p text:style-name="P14"><text:span text:style-name="T82">Ravage mind (</text:span><text:span text:style-name="T89">eldritch)<text:line-break/></text:span><text:span text:style-name="T82">Lvl1: </text:span><text:span text:style-name="T91">Deal X damage. If the enemy attacks next turn, they take 10% of the damage dealt back as thorns</text:span></text:p>
      <text:p text:style-name="P13"><text:span text:style-name="T83">Lvl</text:span><text:span text:style-name="T91">2</text:span><text:span text:style-name="T83">: </text:span><text:span text:style-name="T91">Deal X damage. If the enemy attacks next turn, they take 10% of the damage dealt back as thorns</text:span></text:p>
      <text:p text:style-name="P13"><text:span text:style-name="T83">Lvl</text:span><text:span text:style-name="T91">3</text:span><text:span text:style-name="T83">: </text:span><text:span text:style-name="T91">Deal X damage. If the enemy attacks next turn, they take 15% of the damage dealt back as thorns</text:span></text:p>
      <text:p text:style-name="P13"><text:span text:style-name="T83">Lvl</text:span><text:span text:style-name="T91">4</text:span><text:span text:style-name="T83">: </text:span><text:span text:style-name="T91">Deal X damage. If the enemy attacks next turn, they take 20% of the damage dealt back as thorns</text:span></text:p>
      <text:p text:style-name="P13"><text:span text:style-name="T83">Lvl</text:span><text:span text:style-name="T91">5</text:span><text:span text:style-name="T83">: </text:span><text:span text:style-name="T91">Deal X damage. If the enemy attacks next turn, they take 25% of the damage dealt back as thorns</text:span></text:p>
      <text:p text:style-name="P13"><text:span text:style-name="T91"/></text:p>
      <text:p text:style-name="P13"><text:span text:style-name="T85">Psionic </text:span><text:span text:style-name="T86">rituals:</text:span></text:p>
      <text:p text:style-name="P13"><text:span text:style-name="T86"/></text:p>
      <text:p text:style-name="P5"><text:span text:style-name="T79">Mirror Image</text:span><text:span text:style-name="T78"> (</text:span><text:span text:style-name="T97">arcane</text:span><text:span text:style-name="T96">)</text:span></text:p>
      <text:p text:style-name="P29" loext:marker-style-name="T23"><text:span text:style-name="T23">Lvl1: </text:span><text:span text:style-name="T29">Create illusions of you to confuse attackers</text:span><text:span text:style-name="T23">. </text:span><text:span text:style-name="T29">The next attack that hits you misses. Lasts 8 hours.</text:span><text:span text:style-name="T23"> Misshap: </text:span><text:span text:style-name="T29">Take X damage</text:span><text:span text:style-name="T23"><text:line-break/>Lvl2: </text:span><text:span text:style-name="T29">Create illusions of you to confuse attackers. The next attack that hits you misses. Lasts 12 hours. Misshap: Take X damage</text:span><text:span text:style-name="T23"><text:line-break/>Lvl3: </text:span><text:span text:style-name="T29">Create illusions of you to confuse attackers. The next two attacks that hit you miss. Lasts 12 hours. Misshap: Take X damage</text:span><text:span text:style-name="T23"><text:line-break/>Lvl4: </text:span><text:span text:style-name="T29">Create illusions of you to confuse attackers. The next three attacks that hit you miss. Lasts 12 hours. Misshap: Take X damage</text:span></text:p>
      <text:p text:style-name="P29" loext:marker-style-name="T1"><text:span text:style-name="T23">Lvl5: </text:span><text:span text:style-name="T25"><text:s/></text:span><text:span text:style-name="T29">Create illusions of you to confuse attackers. The next four attacks that hit you miss. Lasts 12 hours. Misshap: Take X damage</text:span></text:p>
      <text:p text:style-name="P13"><text:span text:style-name="T91"/></text:p>
      <text:p text:style-name="P5"><text:span text:style-name="T79">Conceal</text:span><text:span text:style-name="T78"> (</text:span><text:span text:style-name="T97">arcane</text:span><text:span text:style-name="T96">)</text:span></text:p>
      <text:p text:style-name="P29" loext:marker-style-name="T23"><text:span text:style-name="T23">Lvl1: </text:span><text:span text:style-name="T29">Hide</text:span><text:span text:style-name="T23"> your camp, reducing chance of ambushes. </text:span><text:span text:style-name="T29">If you are ambushed, you always go first. </text:span><text:span text:style-name="T23">Lasts </text:span><text:span text:style-name="T29">3</text:span><text:span text:style-name="T23"> hours. Misshap: Call enemy to your location<text:line-break/>Lvl2: </text:span><text:span text:style-name="T29">Hide</text:span><text:span text:style-name="T23"> your camp, reducing chance of ambushes. </text:span><text:span text:style-name="T29">If you are ambushed, you always go first. </text:span><text:span text:style-name="T23">Lasts </text:span><text:span text:style-name="T29">4</text:span><text:span text:style-name="T23"> hours. Misshap: Call enemy to your location<text:line-break/>Lvl3: </text:span><text:span text:style-name="T29">Hide</text:span><text:span text:style-name="T23"> your camp, reducing chance of ambushes. </text:span><text:span text:style-name="T29">If you are ambushed, you always go first. </text:span><text:span text:style-name="T23">Lasts </text:span><text:span text:style-name="T29">5</text:span><text:span text:style-name="T23"> hours. Misshap: Call enemy to your location<text:line-break/>Lvl4: <text:s/></text:span><text:span text:style-name="T29">Hide</text:span><text:span text:style-name="T23"> your camp, reducing chance of ambushes. </text:span><text:span text:style-name="T29">If you are ambushed, you always go first. </text:span><text:span text:style-name="T23">Lasts </text:span><text:span text:style-name="T29">6</text:span><text:span text:style-name="T23"> hours. Misshap: Call enemy to your location</text:span></text:p>
      <text:p text:style-name="P19">Lvl5: Hide your camp, reducing chance of ambushes. If you are ambushed, you always go first. Lasts 8 hours. Misshap: Call enemy to your location</text:p>
      <text:p text:style-name="P29"><text:span text:style-name="T54"/></text:p>
      <text:p text:style-name="P44"><text:span text:style-name="T53">Face of Horror (</text:span><text:span text:style-name="T21">Eldritch</text:span><text:span text:style-name="T53">)</text:span></text:p>
      <text:p text:style-name="P29" loext:marker-style-name="T23"><text:span text:style-name="T23">Lvl1: </text:span><text:span text:style-name="T29">Transform your face into a hideous form</text:span><text:span text:style-name="T23">. </text:span><text:span text:style-name="T29">Enemies that attack you have a 30% chance of being blinded.</text:span><text:span text:style-name="T23"> Misshap: </text:span><text:span text:style-name="T29">Blind yourself</text:span><text:span text:style-name="T23"><text:line-break/>Lvl2: </text:span><text:span text:style-name="T29">Transform your face into a hideous form</text:span><text:span text:style-name="T23">. </text:span><text:span text:style-name="T29">Enemies that attack you have a 35% chance of being blinded.</text:span><text:span text:style-name="T23"> Misshap: </text:span><text:span text:style-name="T29">Blind yourself</text:span><text:span text:style-name="T23"><text:line-break/></text:span><text:soft-page-break/><text:span text:style-name="T23">Lvl3: </text:span><text:span text:style-name="T29">Transform your face into a hideous form</text:span><text:span text:style-name="T23">. </text:span><text:span text:style-name="T29">Enemies that attack you have a 40% chance of being blinded and neutralized.</text:span><text:span text:style-name="T23"> Misshap: </text:span><text:span text:style-name="T29">Blind yourself</text:span><text:span text:style-name="T23"><text:line-break/>Lvl</text:span><text:span text:style-name="T30">4</text:span><text:span text:style-name="T23">: </text:span><text:span text:style-name="T29">Transform your face into a hideous form</text:span><text:span text:style-name="T23">. </text:span><text:span text:style-name="T29">Enemies that attack you have a 45% chance of being blinded and neutralized.</text:span><text:span text:style-name="T23"> Misshap: </text:span><text:span text:style-name="T29">Blind yourself</text:span></text:p>
      <text:p text:style-name="P29" loext:marker-style-name="T23"><text:span text:style-name="T54">Lvl</text:span><text:span text:style-name="T55">5</text:span><text:span text:style-name="T54">: Transform your face into a hideous form. Enemies that attack you have a </text:span><text:span text:style-name="T55">5</text:span><text:span text:style-name="T54">0% chance of being blinded and neutralized. Misshap: Blind yourself</text:span></text:p>
      <text:p text:style-name="P29"><text:span text:style-name="T54"/></text:p>
      <text:p text:style-name="P45"><text:span text:style-name="T55">From Beyond</text:span><text:span text:style-name="T53"> (</text:span><text:span text:style-name="T21">Eldritch</text:span><text:span text:style-name="T53">)</text:span></text:p>
      <text:p text:style-name="P364" loext:marker-style-name="T23"><text:span text:style-name="T23">Lvl1: </text:span><text:span text:style-name="T30">Permanently modify yourself in unknowable ways (Can increase or reduce ANY stat permanently. At higher levels, the odds and amount of good results increase)</text:span><text:span text:style-name="T23"><text:line-break/></text:span></text:p>
      <text:p text:style-name="P29"><text:span text:style-name="T54"/></text:p>
      <text:p text:style-name="P29"><text:span text:style-name="T92"><text:line-break/></text:span><text:span text:style-name="T87">Transmutation </text:span><text:span text:style-name="T88">spells</text:span><text:span text:style-name="T87">:</text:span></text:p>
      <text:p text:style-name="P29"><text:span text:style-name="T87"/></text:p>
      <text:p text:style-name="P48"><text:span text:style-name="T87"/></text:p>
      <text:p text:style-name="P15"><text:span text:style-name="T94">Explosive armor</text:span><text:span text:style-name="T93"> (</text:span><text:span text:style-name="T90">arcane</text:span><text:span text:style-name="T93">)<text:line-break/>Lvl1: </text:span><text:span text:style-name="T94">Deal X damage plus 3% extra per every point of armor you have</text:span></text:p>
      <text:p text:style-name="P15"><text:span text:style-name="T93">Lvl</text:span><text:span text:style-name="T94">2</text:span><text:span text:style-name="T93">: </text:span><text:span text:style-name="T94">Deal X damage plus 3% extra per every point of armor you have</text:span></text:p>
      <text:p text:style-name="P15"><text:span text:style-name="T93">Lvl</text:span><text:span text:style-name="T94">3</text:span><text:span text:style-name="T93">: </text:span><text:span text:style-name="T94">Deal X damage plus 4% extra per every point of armor you have</text:span></text:p>
      <text:p text:style-name="P15"><text:span text:style-name="T93">Lvl</text:span><text:span text:style-name="T94">4</text:span><text:span text:style-name="T93">: </text:span><text:span text:style-name="T94">Deal X damage plus 5% extra per every point of armor you have</text:span></text:p>
      <text:p text:style-name="P15"><text:span text:style-name="T93">Lvl</text:span><text:span text:style-name="T94">5</text:span><text:span text:style-name="T93">: </text:span><text:span text:style-name="T94">Deal X damage plus 6% extra per every point of armor you have</text:span></text:p>
      <text:p text:style-name="P15"><text:span text:style-name="T88"/></text:p>
      <text:p text:style-name="P15"><text:span text:style-name="T88"/></text:p>
      <text:p text:style-name="P15"><text:span text:style-name="T94">Acid Blood</text:span><text:span text:style-name="T93"> (</text:span><text:span text:style-name="T90">infernal</text:span><text:span text:style-name="T93">)<text:line-break/>Lvl1: </text:span><text:span text:style-name="T91">Deal X damage </text:span><text:span text:style-name="T94">with a 40% chance to poison</text:span></text:p>
      <text:p text:style-name="P15"><text:span text:style-name="T93">Lvl</text:span><text:span text:style-name="T94">2</text:span><text:span text:style-name="T93">: </text:span><text:span text:style-name="T91">Deal X damage </text:span><text:span text:style-name="T94">with a 40% chance to poison</text:span></text:p>
      <text:p text:style-name="P15"><text:span text:style-name="T93">Lvl</text:span><text:span text:style-name="T94">3</text:span><text:span text:style-name="T93">: </text:span><text:span text:style-name="T91">Deal X damage </text:span><text:span text:style-name="T94">with a 45% chance to poison</text:span></text:p>
      <text:p text:style-name="P15"><text:span text:style-name="T93">Lvl</text:span><text:span text:style-name="T94">4</text:span><text:span text:style-name="T93">: </text:span><text:span text:style-name="T91">Deal X damage </text:span><text:span text:style-name="T94">with a 50% chance to poison</text:span></text:p>
      <text:p text:style-name="P15"><text:span text:style-name="T93">Lvl</text:span><text:span text:style-name="T94">5</text:span><text:span text:style-name="T93">: </text:span><text:span text:style-name="T91">Deal X damage </text:span><text:span text:style-name="T94">with a 55% chance to poison</text:span></text:p>
      <text:p text:style-name="P15"><text:span text:style-name="T94"/></text:p>
      <text:p text:style-name="P15"><text:span text:style-name="T94"/></text:p>
      <text:p text:style-name="P16"><text:span text:style-name="T82">Metamorph (</text:span><text:span text:style-name="T89">eldritch)<text:line-break/></text:span><text:span text:style-name="T82">Lvl1: Copy the last skill or spell used by the enemy. Until end of combat, this spell becomes it.</text:span></text:p>
      <text:p text:style-name="P8">Lvl2: Copy the last skill or spell used by the enemy. Until end of combat, this spell becomes it with 10% extra damage.</text:p>
      <text:p text:style-name="P8">Lvl3: Copy the last skill or spell used by the enemy. Until end of combat, this spell becomes it with 15% extra damage.</text:p>
      <text:p text:style-name="P8">Lvl4: Copy the last skill or spell used by the enemy. Until end of combat, this spell becomes it with 20% extra damage.</text:p>
      <text:p text:style-name="P8">Lvl5: Copy the last skill or spell used by the enemy. Until end of combat, this spell becomes it with 25% extra damage.</text:p>
      <text:p text:style-name="P16"><text:span text:style-name="T82"/></text:p>
      <text:p text:style-name="P16"><text:span text:style-name="T82"/></text:p>
      <text:p text:style-name="P30"><text:span text:style-name="T87">Transmutation </text:span><text:span text:style-name="T88">rituals</text:span><text:span text:style-name="T87">:</text:span></text:p>
      <text:p text:style-name="P30"><text:span text:style-name="T87"/></text:p>
      <text:p text:style-name="P46"><text:span text:style-name="T56">Transmute</text:span><text:span text:style-name="T53"> (</text:span><text:span text:style-name="T22">arcane</text:span><text:span text:style-name="T53">)</text:span></text:p>
      <text:p text:style-name="P365" loext:marker-style-name="T23"><text:span text:style-name="T23">Lvl1: </text:span><text:span text:style-name="T31">Convert an item into gold equal to its value</text:span><text:span text:style-name="T29">.</text:span><text:span text:style-name="T23"> Misshap: </text:span><text:span text:style-name="T31">Into lead instead</text:span><text:span text:style-name="T23"><text:line-break/>Lvl2: </text:span><text:span text:style-name="T31">Convert an item into gold equal to 105% of its value</text:span><text:span text:style-name="T29">.</text:span><text:span text:style-name="T31"> Misshap: Into lead instead</text:span><text:span text:style-name="T23"><text:line-break/></text:span><text:soft-page-break/><text:span text:style-name="T23">Lvl3: </text:span><text:span text:style-name="T31">Convert an item into gold equal to 110% of its value</text:span><text:span text:style-name="T29">.</text:span><text:span text:style-name="T31"> Misshap: Into lead instead</text:span><text:span text:style-name="T23"><text:line-break/>Lvl</text:span><text:span text:style-name="T30">4</text:span><text:span text:style-name="T23">: </text:span><text:span text:style-name="T32">C</text:span><text:span text:style-name="T31">onvert an item into gold equal to 11</text:span><text:span text:style-name="T32">5</text:span><text:span text:style-name="T31">% of its value</text:span><text:span text:style-name="T29">.</text:span><text:span text:style-name="T31"> Misshap: Into lead instead</text:span></text:p>
      <text:p text:style-name="P365" loext:marker-style-name="T23"><text:span text:style-name="T54">Lvl</text:span><text:span text:style-name="T55">5</text:span><text:span text:style-name="T54">: </text:span><text:span text:style-name="T57">C</text:span><text:span text:style-name="T56">onvert an item into gold equal to 1</text:span><text:span text:style-name="T57">2</text:span><text:span text:style-name="T56">0% of its value</text:span><text:span text:style-name="T54">.</text:span><text:span text:style-name="T56"> Misshap: Into lead instead</text:span></text:p>
      <text:p text:style-name="P30"><text:span text:style-name="T87"/></text:p>
      <text:p text:style-name="P46"><text:span text:style-name="T56">Chameleon Skin</text:span><text:span text:style-name="T53"> (</text:span><text:span text:style-name="T22">nature</text:span><text:span text:style-name="T53">)</text:span></text:p>
      <text:p text:style-name="P30" loext:marker-style-name="T23"><text:span text:style-name="T23">Lvl1: </text:span><text:span text:style-name="T31">Gain 10% resistance to all elements</text:span><text:span text:style-name="T29">.</text:span><text:span text:style-name="T23"> Misshap: </text:span><text:span text:style-name="T31">Lose it instead</text:span><text:span text:style-name="T23"><text:line-break/>Lvl2: </text:span><text:span text:style-name="T31">Gain 15% resistance to all elements</text:span><text:span text:style-name="T29">. Misshap: </text:span><text:span text:style-name="T31">Lose it instead</text:span><text:span text:style-name="T23"><text:line-break/>Lvl3: </text:span><text:span text:style-name="T31">Gain 20% resistance to all elements</text:span><text:span text:style-name="T29">. Misshap: </text:span><text:span text:style-name="T31">Lose it instead</text:span><text:span text:style-name="T23"><text:line-break/>Lvl</text:span><text:span text:style-name="T30">4</text:span><text:span text:style-name="T23">: </text:span><text:span text:style-name="T31">Gain 25% resistance to all elements</text:span><text:span text:style-name="T29">. Misshap: </text:span><text:span text:style-name="T31">Lose it instead</text:span></text:p>
      <text:p text:style-name="P30" loext:marker-style-name="T23"><text:span text:style-name="T54">Lvl</text:span><text:span text:style-name="T55">5</text:span><text:span text:style-name="T54">: </text:span><text:span text:style-name="T56">Gain 30% resistance to all elements</text:span><text:span text:style-name="T54">. Misshap: </text:span><text:span text:style-name="T56">Lose it instead</text:span></text:p>
      <text:p text:style-name="P30" loext:marker-style-name="T23"><text:span text:style-name="T56"/></text:p>
      <text:p text:style-name="P365" loext:marker-style-name="T2"><text:span text:style-name="T32">Crystal</text:span><text:span text:style-name="T23"> Aegis (</text:span><text:span text:style-name="T2">arcane)</text:span></text:p>
      <text:p text:style-name="P365" loext:marker-style-name="T23"><text:span text:style-name="T23">Lvl1: Cover yourself with </text:span><text:span text:style-name="T32">hard brittle crystal that reduces the next instance of damage you take by 20</text:span><text:span text:style-name="T23">. Only one aegis can be active at a time. Lasts until the next rest. Mishap: Reduce your armor</text:span></text:p>
      <text:p text:style-name="P365" loext:marker-style-name="T23"><text:span text:style-name="T23">Lvl</text:span><text:span text:style-name="T33">2</text:span><text:span text:style-name="T23">: Cover yourself with </text:span><text:span text:style-name="T32">hard brittle crystal that reduces the next instance of damage you take by 23</text:span><text:span text:style-name="T23">. Only one aegis can be active at a time. Lasts until the next rest. Mishap: Reduce your armor</text:span></text:p>
      <text:p text:style-name="P365" loext:marker-style-name="T23"><text:span text:style-name="T23">Lvl3: Cover yourself with </text:span><text:span text:style-name="T32">hard brittle crystal that reduces the next 2 instances of damage you take by 25</text:span><text:span text:style-name="T23">. Only one aegis can be active at a time. Lasts until the next rest. Mishap: Reduce your armor</text:span></text:p>
      <text:p text:style-name="P365" loext:marker-style-name="T23"><text:span text:style-name="T23">Lvl4: Cover yourself with </text:span><text:span text:style-name="T32">hard brittle crystal that reduces the next 3 instances of damage you take by 28</text:span><text:span text:style-name="T23">. Only one aegis can be active at a time. Lasts until the next rest. Mishap: Reduce your armor</text:span></text:p>
      <text:p text:style-name="P365" loext:marker-style-name="T2"><text:span text:style-name="T56">Lvl5: Cover yourself with </text:span><text:span text:style-name="T57">hard brittle crystal that reduces the next 4 instances of damage you take by 30</text:span><text:span text:style-name="T56">. Only one aegis can be active at a time. Lasts until the next rest. Mishap: Reduce your armor</text:span></text:p>
      <text:p text:style-name="P365" loext:marker-style-name="T2"><text:span text:style-name="T56"/></text:p>
      <text:p text:style-name="P365" loext:marker-style-name="T2"><text:span text:style-name="T56"/></text:p>
      <text:p text:style-name="P47"><text:span text:style-name="T57">Reforge</text:span><text:span text:style-name="T53"> (</text:span><text:span text:style-name="T22">arcane</text:span><text:span text:style-name="T53">)</text:span></text:p>
      <text:p text:style-name="P365" loext:marker-style-name="T23"><text:span text:style-name="T23">Lvl1: </text:span><text:span text:style-name="T31">Convert an item’</text:span><text:span text:style-name="T32">s</text:span><text:span text:style-name="T31"> </text:span><text:span text:style-name="T32">base type into a different one of the same family. 20% chance of removing enchantments</text:span><text:span text:style-name="T29">.</text:span><text:span text:style-name="T23"> Misshap: </text:span><text:span text:style-name="T32">Destroy it instead</text:span><text:span text:style-name="T23"><text:line-break/>Lvl2: </text:span><text:span text:style-name="T31">Convert an item’</text:span><text:span text:style-name="T32">s</text:span><text:span text:style-name="T31"> </text:span><text:span text:style-name="T32">base type into a different one of the same family. 15% chance of removing enchantments</text:span><text:span text:style-name="T29">.</text:span><text:span text:style-name="T31"> Misshap: </text:span><text:span text:style-name="T32">Destroy it instead</text:span><text:span text:style-name="T23"><text:line-break/>Lvl3: </text:span><text:span text:style-name="T31">Convert an item’</text:span><text:span text:style-name="T32">s</text:span><text:span text:style-name="T31"> </text:span><text:span text:style-name="T32">base type into a different one of the same family. 10% chance of removing enchantments</text:span><text:span text:style-name="T29">.</text:span><text:span text:style-name="T31"> Misshap: </text:span><text:span text:style-name="T32">Destroy it instead</text:span><text:span text:style-name="T23"><text:line-break/>Lvl</text:span><text:span text:style-name="T30">4</text:span><text:span text:style-name="T23">: </text:span><text:span text:style-name="T31"><text:s/>Convert an item’</text:span><text:span text:style-name="T32">s</text:span><text:span text:style-name="T31"> </text:span><text:span text:style-name="T32">base type into a different one of the same family. 5% chance of removing enchantments</text:span><text:span text:style-name="T29">.</text:span><text:span text:style-name="T31"> Misshap: </text:span><text:span text:style-name="T32">Destroy it instead</text:span></text:p>
      <text:p text:style-name="P365" loext:marker-style-name="T23"><text:span text:style-name="T54">Lvl</text:span><text:span text:style-name="T55">5</text:span><text:span text:style-name="T54">: </text:span><text:span text:style-name="T56"><text:s/>Convert an item’</text:span><text:span text:style-name="T57">s</text:span><text:span text:style-name="T56"> </text:span><text:span text:style-name="T57">base type into a different one of the same family.</text:span><text:span text:style-name="T56"> Misshap: </text:span><text:span text:style-name="T57">Destroy it instea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085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7T19:18:17.118000000</dc:date>
    <meta:editing-duration>PT7H3M50S</meta:editing-duration>
    <meta:editing-cycles>24</meta:editing-cycles>
    <meta:generator>LibreOffice/24.2.2.2$Windows_X86_64 LibreOffice_project/d56cc158d8a96260b836f100ef4b4ef25d6f1a01</meta:generator>
    <meta:document-statistic meta:table-count="0" meta:image-count="0" meta:object-count="0" meta:page-count="62" meta:paragraph-count="1404" meta:word-count="14890" meta:character-count="85481" meta:non-whitespace-character-count="71832"/>
  </office:meta>
</office:document-meta>
</file>